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imbusRoman1" svg:font-family="NimbusRoman"/>
    <style:font-face style:name="NimbusSans1" svg:font-family="NimbusSans"/>
    <style:font-face style:name="DejaVu Sans2" svg:font-family="'DejaVu Sans'" style:font-pitch="variable"/>
    <style:font-face style:name="Liberation Serif1" svg:font-family="'Liberation Serif'" style:font-pitch="variable"/>
    <style:font-face style:name="NimbusRoman" svg:font-family="NimbusRoman" style:font-pitch="variable"/>
    <style:font-face style:name="NimbusSans" svg:font-family="Nimbus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2cm" svg:stroke-color="#000000" draw:stroke-linejoin="miter" svg:stroke-linecap="butt" draw:fill="none" fo:padding-top="0.01cm" fo:padding-bottom="0.01cm" fo:padding-left="0.01cm" fo:padding-right="0.01cm"/>
    </style:style>
    <style:style style:name="gr2"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186cm" fo:min-width="0.186cm" fo:padding-top="0cm" fo:padding-bottom="0cm" fo:padding-left="0cm" fo:padding-right="0cm"/>
      <style:paragraph-properties style:writing-mode="lr-tb"/>
    </style:style>
    <style:style style:name="gr4" style:family="graphic" style:parent-style-name="standard">
      <style:graphic-properties draw:stroke="solid" svg:stroke-width="0.041cm" svg:stroke-color="#000000" draw:stroke-linejoin="miter" svg:stroke-linecap="butt" draw:fill="none" fo:padding-top="0.02cm" fo:padding-bottom="0.02cm" fo:padding-left="0.02cm" fo:padding-right="0.02cm"/>
    </style:style>
    <style:style style:name="gr5" style:family="graphic" style:parent-style-name="standard">
      <style:graphic-properties draw:stroke="none" draw:fill="none" draw:textarea-horizontal-align="left" draw:textarea-vertical-align="top" draw:auto-grow-height="true" draw:auto-grow-width="true" fo:min-height="0.362cm" fo:min-width="0.362cm" fo:padding-top="0cm" fo:padding-bottom="0cm" fo:padding-left="0cm" fo:padding-right="0cm"/>
      <style:paragraph-properties style:writing-mode="lr-tb"/>
    </style:style>
    <style:style style:name="gr6" style:family="graphic" style:parent-style-name="objectwithoutfill">
      <style:graphic-properties draw:stroke="solid" svg:stroke-width="0.028cm" svg:stroke-color="#000000" draw:marker-start-width="0.242cm" draw:marker-end-width="0.242cm" draw:fill="solid" draw:textarea-horizontal-align="center" draw:textarea-vertical-align="middle" fo:padding-top="0.014cm" fo:padding-bottom="0.014cm" fo:padding-left="0.014cm" fo:padding-right="0.014cm"/>
    </style:style>
    <style:style style:name="gr7" style:family="graphic" style:parent-style-name="standard">
      <style:graphic-properties draw:stroke="none" svg:stroke-color="#000000" draw:fill="none" draw:fill-color="#ffffff" fo:min-height="0.762cm"/>
      <style:paragraph-properties style:writing-mode="lr-tb"/>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8pt" style:font-size-asian="8pt" style:font-size-complex="8pt"/>
    </style:style>
    <style:style style:name="P4" style:family="paragraph">
      <loext:graphic-properties draw:fill="none"/>
      <style:text-properties fo:font-size="5.30000019073486pt" style:font-size-asian="5.30000019073486pt" style:font-size-complex="5.30000019073486pt"/>
    </style:style>
    <style:style style:name="P5" style:family="paragraph">
      <loext:graphic-properties draw:fill="none"/>
      <style:text-properties fo:font-size="10.3000001907349pt" style:font-size-asian="10.3000001907349pt" style:font-size-complex="10.3000001907349pt"/>
    </style:style>
    <style:style style:name="P6" style:family="paragraph">
      <loext:graphic-properties draw:fill="solid"/>
      <style:paragraph-properties fo:text-align="center"/>
    </style:style>
    <style:style style:name="P7" style:family="paragraph">
      <style:text-properties style:font-name="DejaVu Sans" fo:font-size="7pt" fo:font-weight="bold"/>
    </style:style>
    <style:style style:name="P8" style:family="paragraph">
      <loext:graphic-properties draw:fill="none" draw:fill-color="#ffffff"/>
      <style:text-properties style:font-name="DejaVu Sans" fo:font-size="7pt" fo:font-weight="bold"/>
    </style:style>
    <style:style style:name="T1" style:family="text">
      <style:text-properties fo:color="#000000" style:font-name="NimbusSans1" fo:font-size="8pt" fo:font-weight="bold" style:font-size-asian="8pt" style:font-name-complex="NimbusSans1" style:font-size-complex="8pt" style:font-weight-complex="bold"/>
    </style:style>
    <style:style style:name="T2" style:family="text">
      <style:text-properties fo:color="#000000" style:font-name="NimbusSans1" fo:font-size="5.30000019073486pt" fo:font-weight="bold" style:font-size-asian="5.30000019073486pt" style:font-name-complex="NimbusSans1" style:font-size-complex="5.30000019073486pt" style:font-weight-complex="bold"/>
    </style:style>
    <style:style style:name="T3" style:family="text">
      <style:text-properties fo:color="#000000" style:font-name="NimbusSans1" fo:font-size="10.3000001907349pt" fo:font-weight="bold" style:font-size-asian="10.3000001907349pt" style:font-name-complex="NimbusSans1" style:font-size-complex="10.3000001907349pt" style:font-weight-complex="bold"/>
    </style:style>
    <style:style style:name="T4" style:family="text">
      <style:text-properties fo:color="#000000" style:font-name="NimbusRoman1" fo:font-size="10.3000001907349pt" style:font-size-asian="10.3000001907349pt" style:font-name-complex="NimbusRoman1" style:font-size-complex="10.3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3.99cm" svg:height="6.125cm" svg:x="1.751cm" svg:y="0.812cm" svg:viewBox="0 0 13991 6126" draw:points="0,6126 13991,6126 13991,0 0,0">
          <text:p/>
        </draw:polygon>
        <draw:polygon draw:style-name="gr1" draw:text-style-name="P1" draw:layer="layout" svg:width="13.99cm" svg:height="6.125cm" svg:x="1.751cm" svg:y="0.812cm" svg:viewBox="0 0 13991 6126" draw:points="0,6126 13991,6126 13991,0 0,0">
          <text:p/>
        </draw:polygon>
        <draw:line draw:style-name="gr1" draw:text-style-name="P1" draw:layer="layout" svg:x1="1.751cm" svg:y1="6.936cm" svg:x2="15.739cm" svg:y2="6.936cm">
          <text:p/>
        </draw:line>
        <draw:frame draw:style-name="gr2" draw:text-style-name="P3" draw:layer="layout" svg:width="0.281cm" svg:height="0.285cm" svg:x="15.66cm" svg:y="7.414cm">
          <draw:text-box>
            <text:p text:style-name="P2"><text:span text:style-name="T1">]</text:span></text:p>
          </draw:text-box>
        </draw:frame>
        <draw:line draw:style-name="gr1" draw:text-style-name="P1" draw:layer="layout" svg:x1="1.751cm" svg:y1="6.735cm" svg:x2="1.751cm" svg:y2="6.936cm">
          <text:p/>
        </draw:line>
        <draw:line draw:style-name="gr1" draw:text-style-name="P1" draw:layer="layout" svg:x1="2.031cm" svg:y1="6.835cm" svg:x2="2.031cm" svg:y2="6.936cm">
          <text:p/>
        </draw:line>
        <draw:line draw:style-name="gr1" draw:text-style-name="P1" draw:layer="layout" svg:x1="2.311cm" svg:y1="6.835cm" svg:x2="2.311cm" svg:y2="6.936cm">
          <text:p/>
        </draw:line>
        <draw:line draw:style-name="gr1" draw:text-style-name="P1" draw:layer="layout" svg:x1="2.589cm" svg:y1="6.835cm" svg:x2="2.589cm" svg:y2="6.936cm">
          <text:p/>
        </draw:line>
        <draw:line draw:style-name="gr1" draw:text-style-name="P1" draw:layer="layout" svg:x1="2.869cm" svg:y1="6.835cm" svg:x2="2.869cm" svg:y2="6.936cm">
          <text:p/>
        </draw:line>
        <draw:line draw:style-name="gr1" draw:text-style-name="P1" draw:layer="layout" svg:x1="3.149cm" svg:y1="6.735cm" svg:x2="3.149cm" svg:y2="6.936cm">
          <text:p/>
        </draw:line>
        <draw:line draw:style-name="gr1" draw:text-style-name="P1" draw:layer="layout" svg:x1="3.429cm" svg:y1="6.835cm" svg:x2="3.429cm" svg:y2="6.936cm">
          <text:p/>
        </draw:line>
        <draw:line draw:style-name="gr1" draw:text-style-name="P1" draw:layer="layout" svg:x1="3.708cm" svg:y1="6.835cm" svg:x2="3.708cm" svg:y2="6.936cm">
          <text:p/>
        </draw:line>
        <draw:line draw:style-name="gr1" draw:text-style-name="P1" draw:layer="layout" svg:x1="3.988cm" svg:y1="6.835cm" svg:x2="3.988cm" svg:y2="6.936cm">
          <text:p/>
        </draw:line>
        <draw:line draw:style-name="gr1" draw:text-style-name="P1" draw:layer="layout" svg:x1="4.268cm" svg:y1="6.835cm" svg:x2="4.268cm" svg:y2="6.936cm">
          <text:p/>
        </draw:line>
        <draw:line draw:style-name="gr1" draw:text-style-name="P1" draw:layer="layout" svg:x1="4.548cm" svg:y1="6.735cm" svg:x2="4.548cm" svg:y2="6.936cm">
          <text:p/>
        </draw:line>
        <draw:line draw:style-name="gr1" draw:text-style-name="P1" draw:layer="layout" svg:x1="4.828cm" svg:y1="6.835cm" svg:x2="4.828cm" svg:y2="6.936cm">
          <text:p/>
        </draw:line>
        <draw:line draw:style-name="gr1" draw:text-style-name="P1" draw:layer="layout" svg:x1="5.108cm" svg:y1="6.835cm" svg:x2="5.108cm" svg:y2="6.936cm">
          <text:p/>
        </draw:line>
        <draw:line draw:style-name="gr1" draw:text-style-name="P1" draw:layer="layout" svg:x1="5.388cm" svg:y1="6.835cm" svg:x2="5.388cm" svg:y2="6.936cm">
          <text:p/>
        </draw:line>
        <draw:line draw:style-name="gr1" draw:text-style-name="P1" draw:layer="layout" svg:x1="5.668cm" svg:y1="6.835cm" svg:x2="5.668cm" svg:y2="6.936cm">
          <text:p/>
        </draw:line>
        <draw:line draw:style-name="gr1" draw:text-style-name="P1" draw:layer="layout" svg:x1="5.948cm" svg:y1="6.735cm" svg:x2="5.948cm" svg:y2="6.936cm">
          <text:p/>
        </draw:line>
        <draw:line draw:style-name="gr1" draw:text-style-name="P1" draw:layer="layout" svg:x1="6.226cm" svg:y1="6.835cm" svg:x2="6.226cm" svg:y2="6.936cm">
          <text:p/>
        </draw:line>
        <draw:line draw:style-name="gr1" draw:text-style-name="P1" draw:layer="layout" svg:x1="6.506cm" svg:y1="6.835cm" svg:x2="6.506cm" svg:y2="6.936cm">
          <text:p/>
        </draw:line>
        <draw:line draw:style-name="gr1" draw:text-style-name="P1" draw:layer="layout" svg:x1="6.786cm" svg:y1="6.835cm" svg:x2="6.786cm" svg:y2="6.936cm">
          <text:p/>
        </draw:line>
        <draw:line draw:style-name="gr1" draw:text-style-name="P1" draw:layer="layout" svg:x1="7.066cm" svg:y1="6.835cm" svg:x2="7.066cm" svg:y2="6.936cm">
          <text:p/>
        </draw:line>
        <draw:line draw:style-name="gr1" draw:text-style-name="P1" draw:layer="layout" svg:x1="7.346cm" svg:y1="6.735cm" svg:x2="7.346cm" svg:y2="6.936cm">
          <text:p/>
        </draw:line>
        <draw:line draw:style-name="gr1" draw:text-style-name="P1" draw:layer="layout" svg:x1="7.625cm" svg:y1="6.835cm" svg:x2="7.625cm" svg:y2="6.936cm">
          <text:p/>
        </draw:line>
        <draw:line draw:style-name="gr1" draw:text-style-name="P1" draw:layer="layout" svg:x1="7.905cm" svg:y1="6.835cm" svg:x2="7.905cm" svg:y2="6.936cm">
          <text:p/>
        </draw:line>
        <draw:line draw:style-name="gr1" draw:text-style-name="P1" draw:layer="layout" svg:x1="8.185cm" svg:y1="6.835cm" svg:x2="8.185cm" svg:y2="6.936cm">
          <text:p/>
        </draw:line>
        <draw:line draw:style-name="gr1" draw:text-style-name="P1" draw:layer="layout" svg:x1="8.465cm" svg:y1="6.835cm" svg:x2="8.465cm" svg:y2="6.936cm">
          <text:p/>
        </draw:line>
        <draw:line draw:style-name="gr1" draw:text-style-name="P1" draw:layer="layout" svg:x1="8.745cm" svg:y1="6.735cm" svg:x2="8.745cm" svg:y2="6.936cm">
          <text:p/>
        </draw:line>
        <draw:line draw:style-name="gr1" draw:text-style-name="P1" draw:layer="layout" svg:x1="9.025cm" svg:y1="6.835cm" svg:x2="9.025cm" svg:y2="6.936cm">
          <text:p/>
        </draw:line>
        <draw:line draw:style-name="gr1" draw:text-style-name="P1" draw:layer="layout" svg:x1="9.305cm" svg:y1="6.835cm" svg:x2="9.305cm" svg:y2="6.936cm">
          <text:p/>
        </draw:line>
        <draw:line draw:style-name="gr1" draw:text-style-name="P1" draw:layer="layout" svg:x1="9.585cm" svg:y1="6.835cm" svg:x2="9.585cm" svg:y2="6.936cm">
          <text:p/>
        </draw:line>
        <draw:line draw:style-name="gr1" draw:text-style-name="P1" draw:layer="layout" svg:x1="9.863cm" svg:y1="6.835cm" svg:x2="9.863cm" svg:y2="6.936cm">
          <text:p/>
        </draw:line>
        <draw:line draw:style-name="gr1" draw:text-style-name="P1" draw:layer="layout" svg:x1="10.143cm" svg:y1="6.735cm" svg:x2="10.143cm" svg:y2="6.936cm">
          <text:p/>
        </draw:line>
        <draw:line draw:style-name="gr1" draw:text-style-name="P1" draw:layer="layout" svg:x1="10.423cm" svg:y1="6.835cm" svg:x2="10.423cm" svg:y2="6.936cm">
          <text:p/>
        </draw:line>
        <draw:line draw:style-name="gr1" draw:text-style-name="P1" draw:layer="layout" svg:x1="10.703cm" svg:y1="6.835cm" svg:x2="10.703cm" svg:y2="6.936cm">
          <text:p/>
        </draw:line>
        <draw:line draw:style-name="gr1" draw:text-style-name="P1" draw:layer="layout" svg:x1="10.983cm" svg:y1="6.835cm" svg:x2="10.983cm" svg:y2="6.936cm">
          <text:p/>
        </draw:line>
        <draw:line draw:style-name="gr1" draw:text-style-name="P1" draw:layer="layout" svg:x1="11.262cm" svg:y1="6.835cm" svg:x2="11.262cm" svg:y2="6.936cm">
          <text:p/>
        </draw:line>
        <draw:line draw:style-name="gr1" draw:text-style-name="P1" draw:layer="layout" svg:x1="11.542cm" svg:y1="6.735cm" svg:x2="11.542cm" svg:y2="6.936cm">
          <text:p/>
        </draw:line>
        <draw:line draw:style-name="gr1" draw:text-style-name="P1" draw:layer="layout" svg:x1="11.822cm" svg:y1="6.835cm" svg:x2="11.822cm" svg:y2="6.936cm">
          <text:p/>
        </draw:line>
        <draw:line draw:style-name="gr1" draw:text-style-name="P1" draw:layer="layout" svg:x1="12.102cm" svg:y1="6.835cm" svg:x2="12.102cm" svg:y2="6.936cm">
          <text:p/>
        </draw:line>
        <draw:line draw:style-name="gr1" draw:text-style-name="P1" draw:layer="layout" svg:x1="12.382cm" svg:y1="6.835cm" svg:x2="12.382cm" svg:y2="6.936cm">
          <text:p/>
        </draw:line>
        <draw:line draw:style-name="gr1" draw:text-style-name="P1" draw:layer="layout" svg:x1="12.662cm" svg:y1="6.835cm" svg:x2="12.662cm" svg:y2="6.936cm">
          <text:p/>
        </draw:line>
        <draw:line draw:style-name="gr1" draw:text-style-name="P1" draw:layer="layout" svg:x1="12.942cm" svg:y1="6.735cm" svg:x2="12.942cm" svg:y2="6.936cm">
          <text:p/>
        </draw:line>
        <draw:line draw:style-name="gr1" draw:text-style-name="P1" draw:layer="layout" svg:x1="13.222cm" svg:y1="6.835cm" svg:x2="13.222cm" svg:y2="6.936cm">
          <text:p/>
        </draw:line>
        <draw:line draw:style-name="gr1" draw:text-style-name="P1" draw:layer="layout" svg:x1="13.502cm" svg:y1="6.835cm" svg:x2="13.502cm" svg:y2="6.936cm">
          <text:p/>
        </draw:line>
        <draw:line draw:style-name="gr1" draw:text-style-name="P1" draw:layer="layout" svg:x1="13.781cm" svg:y1="6.835cm" svg:x2="13.781cm" svg:y2="6.936cm">
          <text:p/>
        </draw:line>
        <draw:line draw:style-name="gr1" draw:text-style-name="P1" draw:layer="layout" svg:x1="14.061cm" svg:y1="6.835cm" svg:x2="14.061cm" svg:y2="6.936cm">
          <text:p/>
        </draw:line>
        <draw:line draw:style-name="gr1" draw:text-style-name="P1" draw:layer="layout" svg:x1="14.341cm" svg:y1="6.735cm" svg:x2="14.341cm" svg:y2="6.936cm">
          <text:p/>
        </draw:line>
        <draw:line draw:style-name="gr1" draw:text-style-name="P1" draw:layer="layout" svg:x1="14.621cm" svg:y1="6.835cm" svg:x2="14.621cm" svg:y2="6.936cm">
          <text:p/>
        </draw:line>
        <draw:line draw:style-name="gr1" draw:text-style-name="P1" draw:layer="layout" svg:x1="14.899cm" svg:y1="6.835cm" svg:x2="14.899cm" svg:y2="6.936cm">
          <text:p/>
        </draw:line>
        <draw:line draw:style-name="gr1" draw:text-style-name="P1" draw:layer="layout" svg:x1="15.179cm" svg:y1="6.835cm" svg:x2="15.179cm" svg:y2="6.936cm">
          <text:p/>
        </draw:line>
        <draw:line draw:style-name="gr1" draw:text-style-name="P1" draw:layer="layout" svg:x1="15.459cm" svg:y1="6.835cm" svg:x2="15.459cm" svg:y2="6.936cm">
          <text:p/>
        </draw:line>
        <draw:line draw:style-name="gr1" draw:text-style-name="P1" draw:layer="layout" svg:x1="15.739cm" svg:y1="6.735cm" svg:x2="15.739cm" svg:y2="6.936cm">
          <text:p/>
        </draw:line>
        <draw:frame draw:style-name="gr3" draw:text-style-name="P4" draw:layer="layout" svg:width="0.186cm" svg:height="0.187cm" svg:x="15.498cm" svg:y="7.361cm">
          <draw:text-box>
            <text:p text:style-name="P2"><text:span text:style-name="T2">-2</text:span></text:p>
          </draw:text-box>
        </draw:frame>
        <draw:frame draw:style-name="gr2" draw:text-style-name="P3" draw:layer="layout" svg:width="1.031cm" svg:height="0.285cm" svg:x="14.496cm" svg:y="7.414cm">
          <draw:text-box>
            <text:p text:style-name="P2"><text:span text:style-name="T1">X [g cm</text:span></text:p>
          </draw:text-box>
        </draw:frame>
        <draw:frame draw:style-name="gr2" draw:text-style-name="P3" draw:layer="layout" svg:width="0.281cm" svg:height="0.285cm" svg:x="1.672cm" svg:y="7.015cm">
          <draw:text-box>
            <text:p text:style-name="P2"><text:span text:style-name="T1">0</text:span></text:p>
          </draw:text-box>
        </draw:frame>
        <draw:frame draw:style-name="gr2" draw:text-style-name="P3" draw:layer="layout" svg:width="0.472cm" svg:height="0.285cm" svg:x="2.917cm" svg:y="7.015cm">
          <draw:text-box>
            <text:p text:style-name="P2"><text:span text:style-name="T1">100</text:span></text:p>
          </draw:text-box>
        </draw:frame>
        <draw:frame draw:style-name="gr2" draw:text-style-name="P3" draw:layer="layout" svg:width="0.472cm" svg:height="0.285cm" svg:x="4.311cm" svg:y="7.015cm">
          <draw:text-box>
            <text:p text:style-name="P2"><text:span text:style-name="T1">200</text:span></text:p>
          </draw:text-box>
        </draw:frame>
        <draw:frame draw:style-name="gr2" draw:text-style-name="P3" draw:layer="layout" svg:width="0.472cm" svg:height="0.285cm" svg:x="5.719cm" svg:y="7.015cm">
          <draw:text-box>
            <text:p text:style-name="P2"><text:span text:style-name="T1">300</text:span></text:p>
          </draw:text-box>
        </draw:frame>
        <draw:frame draw:style-name="gr2" draw:text-style-name="P3" draw:layer="layout" svg:width="0.472cm" svg:height="0.285cm" svg:x="7.112cm" svg:y="7.015cm">
          <draw:text-box>
            <text:p text:style-name="P2"><text:span text:style-name="T1">400</text:span></text:p>
          </draw:text-box>
        </draw:frame>
        <draw:frame draw:style-name="gr2" draw:text-style-name="P3" draw:layer="layout" svg:width="0.472cm" svg:height="0.285cm" svg:x="8.52cm" svg:y="7.015cm">
          <draw:text-box>
            <text:p text:style-name="P2"><text:span text:style-name="T1">500</text:span></text:p>
          </draw:text-box>
        </draw:frame>
        <draw:frame draw:style-name="gr2" draw:text-style-name="P3" draw:layer="layout" svg:width="0.472cm" svg:height="0.285cm" svg:x="9.913cm" svg:y="7.015cm">
          <draw:text-box>
            <text:p text:style-name="P2"><text:span text:style-name="T1">600</text:span></text:p>
          </draw:text-box>
        </draw:frame>
        <draw:frame draw:style-name="gr2" draw:text-style-name="P3" draw:layer="layout" svg:width="0.472cm" svg:height="0.285cm" svg:x="11.307cm" svg:y="7.015cm">
          <draw:text-box>
            <text:p text:style-name="P2"><text:span text:style-name="T1">700</text:span></text:p>
          </draw:text-box>
        </draw:frame>
        <draw:frame draw:style-name="gr2" draw:text-style-name="P3" draw:layer="layout" svg:width="0.472cm" svg:height="0.285cm" svg:x="12.711cm" svg:y="7.015cm">
          <draw:text-box>
            <text:p text:style-name="P2"><text:span text:style-name="T1">800</text:span></text:p>
          </draw:text-box>
        </draw:frame>
        <draw:line draw:style-name="gr1" draw:text-style-name="P1" draw:layer="layout" svg:x1="1.751cm" svg:y1="6.936cm" svg:x2="1.751cm" svg:y2="0.812cm">
          <text:p/>
        </draw:line>
        <draw:frame draw:style-name="gr2" draw:text-style-name="P3" draw:layer="layout" svg:width="0.472cm" svg:height="0.285cm" svg:x="14.108cm" svg:y="7.015cm">
          <draw:text-box>
            <text:p text:style-name="P2"><text:span text:style-name="T1">900</text:span></text:p>
          </draw:text-box>
        </draw:frame>
        <draw:frame draw:style-name="gr2" draw:text-style-name="P3" draw:layer="layout" svg:width="0.629cm" svg:height="0.285cm" svg:x="15.431cm" svg:y="7.015cm">
          <draw:text-box>
            <text:p text:style-name="P2"><text:span text:style-name="T1">1000</text:span></text:p>
          </draw:text-box>
        </draw:frame>
        <draw:line draw:style-name="gr1" draw:text-style-name="P1" draw:layer="layout" svg:x1="2.135cm" svg:y1="6.936cm" svg:x2="1.751cm" svg:y2="6.936cm">
          <text:p/>
        </draw:line>
        <draw:frame draw:style-name="gr3" draw:text-style-name="P4" draw:layer="layout" svg:width="0.186cm" svg:height="0.187cm" draw:transform="rotate (1.5707963267949) translate (0.718cm 0.921cm)">
          <draw:text-box>
            <text:p text:style-name="P2"><text:span text:style-name="T2">e</text:span></text:p>
          </draw:text-box>
        </draw:frame>
        <draw:frame draw:style-name="gr2" draw:text-style-name="P3" draw:layer="layout" svg:width="0.281cm" svg:height="0.285cm" draw:transform="rotate (1.5707963267949) translate (0.595cm 1.108cm)">
          <draw:text-box>
            <text:p text:style-name="P2"><text:span text:style-name="T1">N</text:span></text:p>
          </draw:text-box>
        </draw:frame>
        <draw:line draw:style-name="gr1" draw:text-style-name="P1" draw:layer="layout" svg:x1="1.942cm" svg:y1="6.672cm" svg:x2="1.751cm" svg:y2="6.672cm">
          <text:p/>
        </draw:line>
        <draw:line draw:style-name="gr1" draw:text-style-name="P1" draw:layer="layout" svg:x1="1.942cm" svg:y1="6.518cm" svg:x2="1.751cm" svg:y2="6.518cm">
          <text:p/>
        </draw:line>
        <draw:line draw:style-name="gr1" draw:text-style-name="P1" draw:layer="layout" svg:x1="1.942cm" svg:y1="6.409cm" svg:x2="1.751cm" svg:y2="6.409cm">
          <text:p/>
        </draw:line>
        <draw:line draw:style-name="gr1" draw:text-style-name="P1" draw:layer="layout" svg:x1="1.942cm" svg:y1="6.324cm" svg:x2="1.751cm" svg:y2="6.324cm">
          <text:p/>
        </draw:line>
        <draw:line draw:style-name="gr1" draw:text-style-name="P1" draw:layer="layout" svg:x1="1.942cm" svg:y1="6.255cm" svg:x2="1.751cm" svg:y2="6.255cm">
          <text:p/>
        </draw:line>
        <draw:line draw:style-name="gr1" draw:text-style-name="P1" draw:layer="layout" svg:x1="1.942cm" svg:y1="6.196cm" svg:x2="1.751cm" svg:y2="6.196cm">
          <text:p/>
        </draw:line>
        <draw:line draw:style-name="gr1" draw:text-style-name="P1" draw:layer="layout" svg:x1="1.942cm" svg:y1="6.146cm" svg:x2="1.751cm" svg:y2="6.146cm">
          <text:p/>
        </draw:line>
        <draw:line draw:style-name="gr1" draw:text-style-name="P1" draw:layer="layout" svg:x1="1.942cm" svg:y1="6.101cm" svg:x2="1.751cm" svg:y2="6.101cm">
          <text:p/>
        </draw:line>
        <draw:line draw:style-name="gr1" draw:text-style-name="P1" draw:layer="layout" svg:x1="2.135cm" svg:y1="6.061cm" svg:x2="1.751cm" svg:y2="6.061cm">
          <text:p/>
        </draw:line>
        <draw:frame draw:style-name="gr3" draw:text-style-name="P4" draw:layer="layout" svg:width="0.186cm" svg:height="0.187cm" svg:x="1.471cm" svg:y="6.8cm">
          <draw:text-box>
            <text:p text:style-name="P2"><text:span text:style-name="T2">-1</text:span></text:p>
          </draw:text-box>
        </draw:frame>
        <draw:line draw:style-name="gr1" draw:text-style-name="P1" draw:layer="layout" svg:x1="1.942cm" svg:y1="5.798cm" svg:x2="1.751cm" svg:y2="5.798cm">
          <text:p/>
        </draw:line>
        <draw:line draw:style-name="gr1" draw:text-style-name="P1" draw:layer="layout" svg:x1="1.942cm" svg:y1="5.644cm" svg:x2="1.751cm" svg:y2="5.644cm">
          <text:p/>
        </draw:line>
        <draw:line draw:style-name="gr1" draw:text-style-name="P1" draw:layer="layout" svg:x1="1.942cm" svg:y1="5.534cm" svg:x2="1.751cm" svg:y2="5.534cm">
          <text:p/>
        </draw:line>
        <draw:line draw:style-name="gr1" draw:text-style-name="P1" draw:layer="layout" svg:x1="1.942cm" svg:y1="5.45cm" svg:x2="1.751cm" svg:y2="5.45cm">
          <text:p/>
        </draw:line>
        <draw:line draw:style-name="gr1" draw:text-style-name="P1" draw:layer="layout" svg:x1="1.942cm" svg:y1="5.38cm" svg:x2="1.751cm" svg:y2="5.38cm">
          <text:p/>
        </draw:line>
        <draw:line draw:style-name="gr1" draw:text-style-name="P1" draw:layer="layout" svg:x1="1.942cm" svg:y1="5.322cm" svg:x2="1.751cm" svg:y2="5.322cm">
          <text:p/>
        </draw:line>
        <draw:line draw:style-name="gr1" draw:text-style-name="P1" draw:layer="layout" svg:x1="1.942cm" svg:y1="5.271cm" svg:x2="1.751cm" svg:y2="5.271cm">
          <text:p/>
        </draw:line>
        <draw:line draw:style-name="gr1" draw:text-style-name="P1" draw:layer="layout" svg:x1="1.942cm" svg:y1="5.226cm" svg:x2="1.751cm" svg:y2="5.226cm">
          <text:p/>
        </draw:line>
        <draw:line draw:style-name="gr1" draw:text-style-name="P1" draw:layer="layout" svg:x1="2.135cm" svg:y1="5.186cm" svg:x2="1.751cm" svg:y2="5.186cm">
          <text:p/>
        </draw:line>
        <draw:frame draw:style-name="gr2" draw:text-style-name="P3" draw:layer="layout" svg:width="0.315cm" svg:height="0.285cm" svg:x="1.161cm" svg:y="6.853cm">
          <draw:text-box>
            <text:p text:style-name="P2"><text:span text:style-name="T1">10</text:span></text:p>
          </draw:text-box>
        </draw:frame>
        <draw:line draw:style-name="gr1" draw:text-style-name="P1" draw:layer="layout" svg:x1="1.942cm" svg:y1="4.923cm" svg:x2="1.751cm" svg:y2="4.923cm">
          <text:p/>
        </draw:line>
        <draw:line draw:style-name="gr1" draw:text-style-name="P1" draw:layer="layout" svg:x1="1.942cm" svg:y1="4.769cm" svg:x2="1.751cm" svg:y2="4.769cm">
          <text:p/>
        </draw:line>
        <draw:line draw:style-name="gr1" draw:text-style-name="P1" draw:layer="layout" svg:x1="1.942cm" svg:y1="4.66cm" svg:x2="1.751cm" svg:y2="4.66cm">
          <text:p/>
        </draw:line>
        <draw:line draw:style-name="gr1" draw:text-style-name="P1" draw:layer="layout" svg:x1="1.942cm" svg:y1="4.575cm" svg:x2="1.751cm" svg:y2="4.575cm">
          <text:p/>
        </draw:line>
        <draw:line draw:style-name="gr1" draw:text-style-name="P1" draw:layer="layout" svg:x1="1.942cm" svg:y1="4.506cm" svg:x2="1.751cm" svg:y2="4.506cm">
          <text:p/>
        </draw:line>
        <draw:line draw:style-name="gr1" draw:text-style-name="P1" draw:layer="layout" svg:x1="1.942cm" svg:y1="4.447cm" svg:x2="1.751cm" svg:y2="4.447cm">
          <text:p/>
        </draw:line>
        <draw:line draw:style-name="gr1" draw:text-style-name="P1" draw:layer="layout" svg:x1="1.942cm" svg:y1="4.396cm" svg:x2="1.751cm" svg:y2="4.396cm">
          <text:p/>
        </draw:line>
        <draw:line draw:style-name="gr1" draw:text-style-name="P1" draw:layer="layout" svg:x1="1.942cm" svg:y1="4.351cm" svg:x2="1.751cm" svg:y2="4.351cm">
          <text:p/>
        </draw:line>
        <draw:line draw:style-name="gr1" draw:text-style-name="P1" draw:layer="layout" svg:x1="2.135cm" svg:y1="4.311cm" svg:x2="1.751cm" svg:y2="4.311cm">
          <text:p/>
        </draw:line>
        <draw:frame draw:style-name="gr2" draw:text-style-name="P3" draw:layer="layout" svg:width="0.281cm" svg:height="0.285cm" svg:x="1.499cm" svg:y="5.975cm">
          <draw:text-box>
            <text:p text:style-name="P2"><text:span text:style-name="T1">1</text:span></text:p>
          </draw:text-box>
        </draw:frame>
        <draw:frame draw:style-name="gr2" draw:text-style-name="P3" draw:layer="layout" svg:width="0.315cm" svg:height="0.285cm" svg:x="1.312cm" svg:y="5.1cm">
          <draw:text-box>
            <text:p text:style-name="P2"><text:span text:style-name="T1">10</text:span></text:p>
          </draw:text-box>
        </draw:frame>
        <draw:line draw:style-name="gr1" draw:text-style-name="P1" draw:layer="layout" svg:x1="1.942cm" svg:y1="4.048cm" svg:x2="1.751cm" svg:y2="4.048cm">
          <text:p/>
        </draw:line>
        <draw:line draw:style-name="gr1" draw:text-style-name="P1" draw:layer="layout" svg:x1="1.942cm" svg:y1="3.894cm" svg:x2="1.751cm" svg:y2="3.894cm">
          <text:p/>
        </draw:line>
        <draw:line draw:style-name="gr1" draw:text-style-name="P1" draw:layer="layout" svg:x1="1.942cm" svg:y1="3.785cm" svg:x2="1.751cm" svg:y2="3.785cm">
          <text:p/>
        </draw:line>
        <draw:line draw:style-name="gr1" draw:text-style-name="P1" draw:layer="layout" svg:x1="1.942cm" svg:y1="3.7cm" svg:x2="1.751cm" svg:y2="3.7cm">
          <text:p/>
        </draw:line>
        <draw:line draw:style-name="gr1" draw:text-style-name="P1" draw:layer="layout" svg:x1="1.942cm" svg:y1="3.631cm" svg:x2="1.751cm" svg:y2="3.631cm">
          <text:p/>
        </draw:line>
        <draw:line draw:style-name="gr1" draw:text-style-name="P1" draw:layer="layout" svg:x1="1.942cm" svg:y1="3.572cm" svg:x2="1.751cm" svg:y2="3.572cm">
          <text:p/>
        </draw:line>
        <draw:line draw:style-name="gr1" draw:text-style-name="P1" draw:layer="layout" svg:x1="1.942cm" svg:y1="3.521cm" svg:x2="1.751cm" svg:y2="3.521cm">
          <text:p/>
        </draw:line>
        <draw:line draw:style-name="gr1" draw:text-style-name="P1" draw:layer="layout" svg:x1="1.942cm" svg:y1="3.477cm" svg:x2="1.751cm" svg:y2="3.477cm">
          <text:p/>
        </draw:line>
        <draw:line draw:style-name="gr1" draw:text-style-name="P1" draw:layer="layout" svg:x1="2.135cm" svg:y1="3.437cm" svg:x2="1.751cm" svg:y2="3.437cm">
          <text:p/>
        </draw:line>
        <draw:frame draw:style-name="gr3" draw:text-style-name="P4" draw:layer="layout" svg:width="0.186cm" svg:height="0.187cm" svg:x="1.51cm" svg:y="4.186cm">
          <draw:text-box>
            <text:p text:style-name="P2"><text:span text:style-name="T2">2</text:span></text:p>
          </draw:text-box>
        </draw:frame>
        <draw:frame draw:style-name="gr2" draw:text-style-name="P3" draw:layer="layout" svg:width="0.315cm" svg:height="0.285cm" svg:x="1.203cm" svg:y="4.239cm">
          <draw:text-box>
            <text:p text:style-name="P2"><text:span text:style-name="T1">10</text:span></text:p>
          </draw:text-box>
        </draw:frame>
        <draw:line draw:style-name="gr1" draw:text-style-name="P1" draw:layer="layout" svg:x1="1.942cm" svg:y1="3.173cm" svg:x2="1.751cm" svg:y2="3.173cm">
          <text:p/>
        </draw:line>
        <draw:line draw:style-name="gr1" draw:text-style-name="P1" draw:layer="layout" svg:x1="1.942cm" svg:y1="3.019cm" svg:x2="1.751cm" svg:y2="3.019cm">
          <text:p/>
        </draw:line>
        <draw:line draw:style-name="gr1" draw:text-style-name="P1" draw:layer="layout" svg:x1="1.942cm" svg:y1="2.91cm" svg:x2="1.751cm" svg:y2="2.91cm">
          <text:p/>
        </draw:line>
        <draw:line draw:style-name="gr1" draw:text-style-name="P1" draw:layer="layout" svg:x1="1.942cm" svg:y1="2.825cm" svg:x2="1.751cm" svg:y2="2.825cm">
          <text:p/>
        </draw:line>
        <draw:line draw:style-name="gr1" draw:text-style-name="P1" draw:layer="layout" svg:x1="1.942cm" svg:y1="2.756cm" svg:x2="1.751cm" svg:y2="2.756cm">
          <text:p/>
        </draw:line>
        <draw:line draw:style-name="gr1" draw:text-style-name="P1" draw:layer="layout" svg:x1="1.942cm" svg:y1="2.697cm" svg:x2="1.751cm" svg:y2="2.697cm">
          <text:p/>
        </draw:line>
        <draw:line draw:style-name="gr1" draw:text-style-name="P1" draw:layer="layout" svg:x1="1.942cm" svg:y1="2.647cm" svg:x2="1.751cm" svg:y2="2.647cm">
          <text:p/>
        </draw:line>
        <draw:line draw:style-name="gr1" draw:text-style-name="P1" draw:layer="layout" svg:x1="1.942cm" svg:y1="2.602cm" svg:x2="1.751cm" svg:y2="2.602cm">
          <text:p/>
        </draw:line>
        <draw:line draw:style-name="gr1" draw:text-style-name="P1" draw:layer="layout" svg:x1="2.135cm" svg:y1="2.562cm" svg:x2="1.751cm" svg:y2="2.562cm">
          <text:p/>
        </draw:line>
        <draw:frame draw:style-name="gr3" draw:text-style-name="P4" draw:layer="layout" svg:width="0.186cm" svg:height="0.187cm" svg:x="1.51cm" svg:y="3.289cm">
          <draw:text-box>
            <text:p text:style-name="P2"><text:span text:style-name="T2">3</text:span></text:p>
          </draw:text-box>
        </draw:frame>
        <draw:frame draw:style-name="gr2" draw:text-style-name="P3" draw:layer="layout" svg:width="0.315cm" svg:height="0.285cm" svg:x="1.203cm" svg:y="3.357cm">
          <draw:text-box>
            <text:p text:style-name="P2"><text:span text:style-name="T1">10</text:span></text:p>
          </draw:text-box>
        </draw:frame>
        <draw:line draw:style-name="gr1" draw:text-style-name="P1" draw:layer="layout" svg:x1="1.942cm" svg:y1="2.299cm" svg:x2="1.751cm" svg:y2="2.299cm">
          <text:p/>
        </draw:line>
        <draw:line draw:style-name="gr1" draw:text-style-name="P1" draw:layer="layout" svg:x1="1.942cm" svg:y1="2.144cm" svg:x2="1.751cm" svg:y2="2.144cm">
          <text:p/>
        </draw:line>
        <draw:line draw:style-name="gr1" draw:text-style-name="P1" draw:layer="layout" svg:x1="1.942cm" svg:y1="2.035cm" svg:x2="1.751cm" svg:y2="2.035cm">
          <text:p/>
        </draw:line>
        <draw:line draw:style-name="gr1" draw:text-style-name="P1" draw:layer="layout" svg:x1="1.942cm" svg:y1="1.95cm" svg:x2="1.751cm" svg:y2="1.95cm">
          <text:p/>
        </draw:line>
        <draw:line draw:style-name="gr1" draw:text-style-name="P1" draw:layer="layout" svg:x1="1.942cm" svg:y1="1.881cm" svg:x2="1.751cm" svg:y2="1.881cm">
          <text:p/>
        </draw:line>
        <draw:line draw:style-name="gr1" draw:text-style-name="P1" draw:layer="layout" svg:x1="1.942cm" svg:y1="1.823cm" svg:x2="1.751cm" svg:y2="1.823cm">
          <text:p/>
        </draw:line>
        <draw:line draw:style-name="gr1" draw:text-style-name="P1" draw:layer="layout" svg:x1="1.942cm" svg:y1="1.772cm" svg:x2="1.751cm" svg:y2="1.772cm">
          <text:p/>
        </draw:line>
        <draw:line draw:style-name="gr1" draw:text-style-name="P1" draw:layer="layout" svg:x1="1.942cm" svg:y1="1.727cm" svg:x2="1.751cm" svg:y2="1.727cm">
          <text:p/>
        </draw:line>
        <draw:line draw:style-name="gr1" draw:text-style-name="P1" draw:layer="layout" svg:x1="2.135cm" svg:y1="1.687cm" svg:x2="1.751cm" svg:y2="1.687cm">
          <text:p/>
        </draw:line>
        <draw:frame draw:style-name="gr3" draw:text-style-name="P4" draw:layer="layout" svg:width="0.186cm" svg:height="0.187cm" svg:x="1.51cm" svg:y="2.429cm">
          <draw:text-box>
            <text:p text:style-name="P2"><text:span text:style-name="T2">4</text:span></text:p>
          </draw:text-box>
        </draw:frame>
        <draw:frame draw:style-name="gr2" draw:text-style-name="P3" draw:layer="layout" svg:width="0.315cm" svg:height="0.285cm" svg:x="1.203cm" svg:y="2.486cm">
          <draw:text-box>
            <text:p text:style-name="P2"><text:span text:style-name="T1">10</text:span></text:p>
          </draw:text-box>
        </draw:frame>
        <draw:line draw:style-name="gr1" draw:text-style-name="P1" draw:layer="layout" svg:x1="1.942cm" svg:y1="1.424cm" svg:x2="1.751cm" svg:y2="1.424cm">
          <text:p/>
        </draw:line>
        <draw:line draw:style-name="gr1" draw:text-style-name="P1" draw:layer="layout" svg:x1="1.942cm" svg:y1="1.27cm" svg:x2="1.751cm" svg:y2="1.27cm">
          <text:p/>
        </draw:line>
        <draw:line draw:style-name="gr1" draw:text-style-name="P1" draw:layer="layout" svg:x1="1.942cm" svg:y1="1.16cm" svg:x2="1.751cm" svg:y2="1.16cm">
          <text:p/>
        </draw:line>
        <draw:line draw:style-name="gr1" draw:text-style-name="P1" draw:layer="layout" svg:x1="1.942cm" svg:y1="1.076cm" svg:x2="1.751cm" svg:y2="1.076cm">
          <text:p/>
        </draw:line>
        <draw:line draw:style-name="gr1" draw:text-style-name="P1" draw:layer="layout" svg:x1="1.942cm" svg:y1="1.006cm" svg:x2="1.751cm" svg:y2="1.006cm">
          <text:p/>
        </draw:line>
        <draw:line draw:style-name="gr1" draw:text-style-name="P1" draw:layer="layout" svg:x1="1.942cm" svg:y1="0.948cm" svg:x2="1.751cm" svg:y2="0.948cm">
          <text:p/>
        </draw:line>
        <draw:line draw:style-name="gr1" draw:text-style-name="P1" draw:layer="layout" svg:x1="1.942cm" svg:y1="0.897cm" svg:x2="1.751cm" svg:y2="0.897cm">
          <text:p/>
        </draw:line>
        <draw:line draw:style-name="gr1" draw:text-style-name="P1" draw:layer="layout" svg:x1="1.942cm" svg:y1="0.852cm" svg:x2="1.751cm" svg:y2="0.852cm">
          <text:p/>
        </draw:line>
        <draw:line draw:style-name="gr1" draw:text-style-name="P1" draw:layer="layout" svg:x1="2.135cm" svg:y1="0.812cm" svg:x2="1.751cm" svg:y2="0.812cm">
          <text:p/>
        </draw:line>
        <draw:frame draw:style-name="gr3" draw:text-style-name="P4" draw:layer="layout" svg:width="0.186cm" svg:height="0.187cm" svg:x="1.51cm" svg:y="1.533cm">
          <draw:text-box>
            <text:p text:style-name="P2"><text:span text:style-name="T2">5</text:span></text:p>
          </draw:text-box>
        </draw:frame>
        <draw:frame draw:style-name="gr2" draw:text-style-name="P3" draw:layer="layout" svg:width="0.315cm" svg:height="0.285cm" svg:x="1.203cm" svg:y="1.614cm">
          <draw:text-box>
            <text:p text:style-name="P2"><text:span text:style-name="T1">10</text:span></text:p>
          </draw:text-box>
        </draw:frame>
        <draw:line draw:style-name="gr1" draw:text-style-name="P1" draw:layer="layout" svg:x1="1.751cm" svg:y1="0.812cm" svg:x2="15.739cm" svg:y2="0.812cm">
          <text:p/>
        </draw:line>
        <draw:frame draw:style-name="gr3" draw:text-style-name="P4" draw:layer="layout" svg:width="0.186cm" svg:height="0.187cm" svg:x="1.51cm" svg:y="0.675cm">
          <draw:text-box>
            <text:p text:style-name="P2"><text:span text:style-name="T2">6</text:span></text:p>
          </draw:text-box>
        </draw:frame>
        <draw:line draw:style-name="gr1" draw:text-style-name="P1" draw:layer="layout" svg:x1="15.739cm" svg:y1="1.013cm" svg:x2="15.739cm" svg:y2="0.812cm">
          <text:p/>
        </draw:line>
        <draw:line draw:style-name="gr1" draw:text-style-name="P1" draw:layer="layout" svg:x1="14.849cm" svg:y1="0.913cm" svg:x2="14.849cm" svg:y2="0.812cm">
          <text:p/>
        </draw:line>
        <draw:line draw:style-name="gr1" draw:text-style-name="P1" draw:layer="layout" svg:x1="14.01cm" svg:y1="0.913cm" svg:x2="14.01cm" svg:y2="0.812cm">
          <text:p/>
        </draw:line>
        <draw:line draw:style-name="gr1" draw:text-style-name="P1" draw:layer="layout" svg:x1="13.219cm" svg:y1="0.913cm" svg:x2="13.219cm" svg:y2="0.812cm">
          <text:p/>
        </draw:line>
        <draw:line draw:style-name="gr1" draw:text-style-name="P1" draw:layer="layout" svg:x1="12.474cm" svg:y1="1.013cm" svg:x2="12.474cm" svg:y2="0.812cm">
          <text:p/>
        </draw:line>
        <draw:line draw:style-name="gr1" draw:text-style-name="P1" draw:layer="layout" svg:x1="11.771cm" svg:y1="0.913cm" svg:x2="11.771cm" svg:y2="0.812cm">
          <text:p/>
        </draw:line>
        <draw:line draw:style-name="gr1" draw:text-style-name="P1" draw:layer="layout" svg:x1="11.11cm" svg:y1="0.913cm" svg:x2="11.11cm" svg:y2="0.812cm">
          <text:p/>
        </draw:line>
        <draw:line draw:style-name="gr1" draw:text-style-name="P1" draw:layer="layout" svg:x1="10.486cm" svg:y1="0.913cm" svg:x2="10.486cm" svg:y2="0.812cm">
          <text:p/>
        </draw:line>
        <draw:line draw:style-name="gr1" draw:text-style-name="P1" draw:layer="layout" svg:x1="9.9cm" svg:y1="1.013cm" svg:x2="9.9cm" svg:y2="0.812cm">
          <text:p/>
        </draw:line>
        <draw:line draw:style-name="gr1" draw:text-style-name="P1" draw:layer="layout" svg:x1="9.346cm" svg:y1="0.913cm" svg:x2="9.346cm" svg:y2="0.812cm">
          <text:p/>
        </draw:line>
        <draw:line draw:style-name="gr1" draw:text-style-name="P1" draw:layer="layout" svg:x1="8.826cm" svg:y1="0.913cm" svg:x2="8.826cm" svg:y2="0.812cm">
          <text:p/>
        </draw:line>
        <draw:line draw:style-name="gr1" draw:text-style-name="P1" draw:layer="layout" svg:x1="8.333cm" svg:y1="0.913cm" svg:x2="8.333cm" svg:y2="0.812cm">
          <text:p/>
        </draw:line>
        <draw:line draw:style-name="gr1" draw:text-style-name="P1" draw:layer="layout" svg:x1="7.871cm" svg:y1="1.013cm" svg:x2="7.871cm" svg:y2="0.812cm">
          <text:p/>
        </draw:line>
        <draw:line draw:style-name="gr1" draw:text-style-name="P1" draw:layer="layout" svg:x1="7.435cm" svg:y1="0.913cm" svg:x2="7.435cm" svg:y2="0.812cm">
          <text:p/>
        </draw:line>
        <draw:line draw:style-name="gr1" draw:text-style-name="P1" draw:layer="layout" svg:x1="7.025cm" svg:y1="0.913cm" svg:x2="7.025cm" svg:y2="0.812cm">
          <text:p/>
        </draw:line>
        <draw:line draw:style-name="gr1" draw:text-style-name="P1" draw:layer="layout" svg:x1="6.638cm" svg:y1="0.913cm" svg:x2="6.638cm" svg:y2="0.812cm">
          <text:p/>
        </draw:line>
        <draw:line draw:style-name="gr1" draw:text-style-name="P1" draw:layer="layout" svg:x1="6.272cm" svg:y1="1.013cm" svg:x2="6.272cm" svg:y2="0.812cm">
          <text:p/>
        </draw:line>
        <draw:line draw:style-name="gr1" draw:text-style-name="P1" draw:layer="layout" svg:x1="5.928cm" svg:y1="0.913cm" svg:x2="5.928cm" svg:y2="0.812cm">
          <text:p/>
        </draw:line>
        <draw:line draw:style-name="gr1" draw:text-style-name="P1" draw:layer="layout" svg:x1="5.605cm" svg:y1="0.913cm" svg:x2="5.605cm" svg:y2="0.812cm">
          <text:p/>
        </draw:line>
        <draw:line draw:style-name="gr1" draw:text-style-name="P1" draw:layer="layout" svg:x1="5.299cm" svg:y1="0.913cm" svg:x2="5.299cm" svg:y2="0.812cm">
          <text:p/>
        </draw:line>
        <draw:line draw:style-name="gr1" draw:text-style-name="P1" draw:layer="layout" svg:x1="5.013cm" svg:y1="1.013cm" svg:x2="5.013cm" svg:y2="0.812cm">
          <text:p/>
        </draw:line>
        <draw:line draw:style-name="gr1" draw:text-style-name="P1" draw:layer="layout" svg:x1="4.742cm" svg:y1="0.913cm" svg:x2="4.742cm" svg:y2="0.812cm">
          <text:p/>
        </draw:line>
        <draw:line draw:style-name="gr1" draw:text-style-name="P1" draw:layer="layout" svg:x1="4.487cm" svg:y1="0.913cm" svg:x2="4.487cm" svg:y2="0.812cm">
          <text:p/>
        </draw:line>
        <draw:line draw:style-name="gr1" draw:text-style-name="P1" draw:layer="layout" svg:x1="4.245cm" svg:y1="0.913cm" svg:x2="4.245cm" svg:y2="0.812cm">
          <text:p/>
        </draw:line>
        <draw:line draw:style-name="gr1" draw:text-style-name="P1" draw:layer="layout" svg:x1="4.02cm" svg:y1="1.013cm" svg:x2="4.02cm" svg:y2="0.812cm">
          <text:p/>
        </draw:line>
        <draw:line draw:style-name="gr1" draw:text-style-name="P1" draw:layer="layout" svg:x1="3.806cm" svg:y1="0.913cm" svg:x2="3.806cm" svg:y2="0.812cm">
          <text:p/>
        </draw:line>
        <draw:line draw:style-name="gr1" draw:text-style-name="P1" draw:layer="layout" svg:x1="3.605cm" svg:y1="0.913cm" svg:x2="3.605cm" svg:y2="0.812cm">
          <text:p/>
        </draw:line>
        <draw:line draw:style-name="gr1" draw:text-style-name="P1" draw:layer="layout" svg:x1="3.415cm" svg:y1="0.913cm" svg:x2="3.415cm" svg:y2="0.812cm">
          <text:p/>
        </draw:line>
        <draw:line draw:style-name="gr1" draw:text-style-name="P1" draw:layer="layout" svg:x1="3.236cm" svg:y1="1.013cm" svg:x2="3.236cm" svg:y2="0.812cm">
          <text:p/>
        </draw:line>
        <draw:line draw:style-name="gr1" draw:text-style-name="P1" draw:layer="layout" svg:x1="3.068cm" svg:y1="0.913cm" svg:x2="3.068cm" svg:y2="0.812cm">
          <text:p/>
        </draw:line>
        <draw:line draw:style-name="gr1" draw:text-style-name="P1" draw:layer="layout" svg:x1="2.909cm" svg:y1="0.913cm" svg:x2="2.909cm" svg:y2="0.812cm">
          <text:p/>
        </draw:line>
        <draw:line draw:style-name="gr1" draw:text-style-name="P1" draw:layer="layout" svg:x1="2.761cm" svg:y1="0.913cm" svg:x2="2.761cm" svg:y2="0.812cm">
          <text:p/>
        </draw:line>
        <draw:line draw:style-name="gr1" draw:text-style-name="P1" draw:layer="layout" svg:x1="2.62cm" svg:y1="1.013cm" svg:x2="2.62cm" svg:y2="0.812cm">
          <text:p/>
        </draw:line>
        <draw:line draw:style-name="gr1" draw:text-style-name="P1" draw:layer="layout" svg:x1="2.488cm" svg:y1="0.913cm" svg:x2="2.488cm" svg:y2="0.812cm">
          <text:p/>
        </draw:line>
        <draw:line draw:style-name="gr1" draw:text-style-name="P1" draw:layer="layout" svg:x1="2.363cm" svg:y1="0.913cm" svg:x2="2.363cm" svg:y2="0.812cm">
          <text:p/>
        </draw:line>
        <draw:line draw:style-name="gr1" draw:text-style-name="P1" draw:layer="layout" svg:x1="2.245cm" svg:y1="0.913cm" svg:x2="2.245cm" svg:y2="0.812cm">
          <text:p/>
        </draw:line>
        <draw:line draw:style-name="gr1" draw:text-style-name="P1" draw:layer="layout" svg:x1="2.133cm" svg:y1="1.013cm" svg:x2="2.133cm" svg:y2="0.812cm">
          <text:p/>
        </draw:line>
        <draw:line draw:style-name="gr1" draw:text-style-name="P1" draw:layer="layout" svg:x1="2.029cm" svg:y1="0.913cm" svg:x2="2.029cm" svg:y2="0.812cm">
          <text:p/>
        </draw:line>
        <draw:line draw:style-name="gr1" draw:text-style-name="P1" draw:layer="layout" svg:x1="1.93cm" svg:y1="0.913cm" svg:x2="1.93cm" svg:y2="0.812cm">
          <text:p/>
        </draw:line>
        <draw:line draw:style-name="gr1" draw:text-style-name="P1" draw:layer="layout" svg:x1="1.838cm" svg:y1="0.913cm" svg:x2="1.838cm" svg:y2="0.812cm">
          <text:p/>
        </draw:line>
        <draw:line draw:style-name="gr1" draw:text-style-name="P1" draw:layer="layout" svg:x1="1.751cm" svg:y1="1.013cm" svg:x2="1.751cm" svg:y2="0.812cm">
          <text:p/>
        </draw:line>
        <draw:frame draw:style-name="gr2" draw:text-style-name="P3" draw:layer="layout" svg:width="0.315cm" svg:height="0.285cm" svg:x="1.203cm" svg:y="0.743cm">
          <draw:text-box>
            <text:p text:style-name="P2"><text:span text:style-name="T1">10</text:span></text:p>
          </draw:text-box>
        </draw:frame>
        <draw:frame draw:style-name="gr2" draw:text-style-name="P3" draw:layer="layout" svg:width="0.823cm" svg:height="0.285cm" svg:x="14.937cm" svg:y="0.101cm">
          <draw:text-box>
            <text:p text:style-name="P2"><text:span text:style-name="T1">z [km]</text:span></text:p>
          </draw:text-box>
        </draw:frame>
        <draw:frame draw:style-name="gr2" draw:text-style-name="P3" draw:layer="layout" svg:width="0.281cm" svg:height="0.285cm" svg:x="15.66cm" svg:y="0.461cm">
          <draw:text-box>
            <text:p text:style-name="P2"><text:span text:style-name="T1">0</text:span></text:p>
          </draw:text-box>
        </draw:frame>
        <draw:frame draw:style-name="gr2" draw:text-style-name="P3" draw:layer="layout" svg:width="0.281cm" svg:height="0.285cm" svg:x="12.39cm" svg:y="0.461cm">
          <draw:text-box>
            <text:p text:style-name="P2"><text:span text:style-name="T1">2</text:span></text:p>
          </draw:text-box>
        </draw:frame>
        <draw:frame draw:style-name="gr2" draw:text-style-name="P3" draw:layer="layout" svg:width="0.281cm" svg:height="0.285cm" svg:x="9.818cm" svg:y="0.461cm">
          <draw:text-box>
            <text:p text:style-name="P2"><text:span text:style-name="T1">4</text:span></text:p>
          </draw:text-box>
        </draw:frame>
        <draw:frame draw:style-name="gr2" draw:text-style-name="P3" draw:layer="layout" svg:width="0.281cm" svg:height="0.285cm" svg:x="7.782cm" svg:y="0.461cm">
          <draw:text-box>
            <text:p text:style-name="P2"><text:span text:style-name="T1">6</text:span></text:p>
          </draw:text-box>
        </draw:frame>
        <draw:frame draw:style-name="gr2" draw:text-style-name="P3" draw:layer="layout" svg:width="0.281cm" svg:height="0.285cm" svg:x="6.188cm" svg:y="0.461cm">
          <draw:text-box>
            <text:p text:style-name="P2"><text:span text:style-name="T1">8</text:span></text:p>
          </draw:text-box>
        </draw:frame>
        <draw:frame draw:style-name="gr2" draw:text-style-name="P3" draw:layer="layout" svg:width="0.315cm" svg:height="0.285cm" svg:x="4.847cm" svg:y="0.461cm">
          <draw:text-box>
            <text:p text:style-name="P2"><text:span text:style-name="T1">10</text:span></text:p>
          </draw:text-box>
        </draw:frame>
        <draw:frame draw:style-name="gr2" draw:text-style-name="P3" draw:layer="layout" svg:width="0.315cm" svg:height="0.285cm" svg:x="3.856cm" svg:y="0.461cm">
          <draw:text-box>
            <text:p text:style-name="P2"><text:span text:style-name="T1">12</text:span></text:p>
          </draw:text-box>
        </draw:frame>
        <draw:frame draw:style-name="gr2" draw:text-style-name="P3" draw:layer="layout" svg:width="0.315cm" svg:height="0.285cm" svg:x="3.066cm" svg:y="0.461cm">
          <draw:text-box>
            <text:p text:style-name="P2"><text:span text:style-name="T1">14</text:span></text:p>
          </draw:text-box>
        </draw:frame>
        <draw:frame draw:style-name="gr2" draw:text-style-name="P3" draw:layer="layout" svg:width="0.315cm" svg:height="0.285cm" svg:x="2.448cm" svg:y="0.461cm">
          <draw:text-box>
            <text:p text:style-name="P2"><text:span text:style-name="T1">16</text:span></text:p>
          </draw:text-box>
        </draw:frame>
        <draw:line draw:style-name="gr4" draw:text-style-name="P1" draw:layer="layout" svg:x1="1.751cm" svg:y1="6.689cm" svg:x2="1.755cm" svg:y2="6.665cm">
          <text:p/>
        </draw:line>
        <draw:polyline draw:style-name="gr4" draw:text-style-name="P1" draw:layer="layout" svg:width="5.372cm" svg:height="1.203cm" svg:x="1.754cm" svg:y="5.734cm" svg:viewBox="0 0 5373 1204" draw:points="0,933 6,897 10,872 18,842 24,819 38,774 52,734 67,698 81,665 95,634 108,606 122,579 136,554 151,530 165,507 179,486 193,466 206,446 220,428 234,410 249,393 263,377 277,361 291,346 304,332 318,318 332,305 347,292 361,280 375,268 388,256 402,246 416,235 430,225 445,215 459,206 473,196 486,188 500,179 514,171 529,163 543,155 557,148 571,141 584,134 598,128 612,121 626,115 639,109 653,103 667,98 682,93 696,88 710,83 724,78 737,74 751,69 765,65 780,61 794,57 808,53 821,49 835,46 849,42 863,39 878,36 892,34 906,31 919,28 934,26 948,24 963,21 977,19 991,17 1005,16 1018,14 1032,12 1046,11 1061,9 1075,8 1089,7 1102,6 1116,5 1130,4 1144,3 1159,2 1173,2 1187,1 1200,1 1214,0 1228,0 1243,0 1257,0 1271,0 1285,0 1298,0 1312,0 1326,0 1341,0 1355,1 1369,1 1382,2 1396,2 1410,3 1424,4 1439,4 1453,5 1467,6 1480,7 1494,8 1508,9 1523,10 1537,11 1551,13 1565,14 1578,15 1592,17 1606,18 1621,20 1635,21 1649,23 1662,24 1676,26 1690,28 1704,30 1719,31 1733,33 1747,35 1760,37 1774,39 1788,41 1803,43 1817,45 1831,48 1845,50 1857,52 1872,54 1886,58 1900,60 1913,62 1927,65 1941,67 1955,70 1970,72 1984,75 1998,78 2011,80 2025,83 2039,86 2054,88 2068,91 2082,94 2096,97 2109,100 2123,103 2137,106 2152,109 2166,112 2180,115 2193,118 2207,121 2221,124 2235,127 2250,130 2264,133 2278,137 2291,140 2305,143 2319,146 2334,150 2348,153 2362,157 2376,160 2389,163 2403,167 2417,170 2432,174 2446,177 2460,181 2473,184 2487,188 2501,192 2515,195 2530,199 2544,203 2558,206 2571,210 2585,214 2599,218 2614,221 2628,225 2642,229 2656,233 2669,237 2683,241 2697,245 2712,248 2726,252 2740,256 2753,260 2767,264 2781,268 2795,272 2810,276 2824,281 2838,285 2851,289 2865,293 2879,297 2894,301 2908,305 2922,309 2936,314 2949,318 2963,322 2977,326 2992,331 3006,335 3020,339 3033,344 3047,348 3061,352 3075,357 3090,361 3102,365 3116,370 3130,374 3145,379 3159,383 3173,387 3186,392 3200,396 3214,401 3228,405 3243,410 3257,414 3271,419 3284,424 3298,428 3312,433 3327,437 3341,442 3355,447 3369,451 3382,456 3396,461 3410,465 3425,470 3439,475 3453,479 3467,484 3480,489 3494,493 3508,498 3523,503 3537,508 3551,513 3564,517 3578,522 3592,527 3606,532 3621,537 3635,541 3649,546 3662,551 3676,556 3690,561 3705,566 3719,571 3733,576 3747,581 3760,586 3774,590 3788,595 3803,600 3817,605 3831,610 3844,615 3858,620 3872,625 3886,630 3901,635 3915,640 3930,645 3944,651 3958,656 3971,661 3985,666 3999,671 4013,676 4028,681 4042,686 4056,691 4069,696 4083,701 4097,707 4112,712 4126,717 4140,722 4154,727 4167,732 4181,738 4195,743 4210,748 4224,753 4238,758 4251,764 4265,769 4279,774 4293,779 4308,785 4322,790 4336,795 4349,800 4363,806 4377,811 4391,816 4404,822 4418,827 4432,832 4446,838 4461,843 4475,848 4489,854 4502,859 4516,864 4530,870 4545,875 4559,881 4573,887 4587,892 4600,898 4614,903 4628,908 4643,914 4657,919 4671,925 4684,930 4698,935 4712,941 4726,946 4741,952 4755,957 4769,963 4782,968 4796,974 4810,979 4825,985 4839,990 4853,996 4867,1001 4880,1007 4894,1012 4908,1018 4923,1023 4937,1029 4951,1034 4964,1040 4978,1045 4992,1051 5006,1056 5021,1062 5035,1067 5049,1073 5062,1079 5076,1084 5090,1090 5105,1095 5119,1101 5133,1106 5147,1112 5160,1118 5174,1123 5188,1129 5203,1134 5217,1140 5231,1146 5245,1151 5258,1157 5272,1163 5286,1168 5301,1174 5315,1180 5329,1185 5342,1191 5356,1197 5370,1202 5373,1204">
          <text:p/>
        </draw:polyline>
        <draw:line draw:style-name="gr4" draw:text-style-name="P1" draw:layer="layout" svg:x1="1.751cm" svg:y1="6.81cm" svg:x2="1.756cm" svg:y2="6.786cm">
          <text:p/>
        </draw:line>
        <draw:polyline draw:style-name="gr4" draw:text-style-name="P1" draw:layer="layout" svg:width="9.439cm" svg:height="1.954cm" svg:x="1.754cm" svg:y="4.983cm" svg:viewBox="0 0 9440 1955" draw:points="0,1804 7,1751 10,1737 24,1674 38,1619 52,1570 67,1524 81,1481 95,1441 108,1402 122,1366 136,1331 151,1298 165,1266 179,1236 193,1206 206,1178 220,1150 234,1123 249,1098 263,1072 277,1048 291,1025 304,1002 318,979 332,957 347,936 361,916 375,895 388,876 402,857 416,838 430,820 445,802 459,784 473,767 486,751 500,734 514,719 529,703 543,688 557,673 571,658 586,644 600,630 613,616 627,603 641,589 655,575 668,563 682,550 696,538 710,526 725,515 739,503 753,492 766,481 780,470 794,459 809,449 823,439 837,429 851,419 864,409 878,400 892,390 907,381 921,372 935,364 948,355 962,346 976,338 990,330 1005,322 1019,314 1033,306 1046,299 1060,291 1074,284 1089,277 1103,270 1117,263 1131,256 1144,250 1158,243 1172,237 1187,231 1201,224 1215,218 1228,213 1242,207 1256,201 1270,195 1285,190 1299,185 1313,179 1326,174 1340,169 1354,164 1369,159 1383,155 1397,150 1411,145 1424,141 1438,137 1452,132 1467,128 1481,124 1495,120 1508,116 1522,112 1536,108 1550,105 1565,101 1579,97 1593,94 1606,91 1620,87 1634,84 1649,81 1663,78 1677,75 1691,72 1704,69 1718,66 1732,63 1747,61 1761,58 1775,56 1788,53 1802,51 1816,49 1830,46 1845,44 1857,42 1871,40 1885,38 1900,36 1914,34 1928,32 1942,30 1955,29 1969,27 1983,25 1998,24 2012,22 2026,21 2039,20 2053,18 2067,17 2081,16 2096,15 2110,13 2124,12 2137,11 2151,10 2165,9 2180,8 2194,8 2208,7 2222,6 2235,5 2249,5 2263,4 2278,4 2292,3 2306,3 2319,2 2333,2 2347,1 2361,1 2376,1 2390,1 2404,1 2417,0 2431,0 2445,0 2460,0 2474,0 2488,0 2502,0 2515,1 2529,1 2543,1 2558,1 2572,1 2586,2 2599,2 2613,3 2627,3 2641,3 2656,4 2670,5 2684,5 2697,6 2711,6 2725,7 2740,8 2754,8 2768,9 2782,10 2795,11 2809,12 2823,13 2838,14 2852,15 2866,15 2879,17 2893,18 2907,19 2921,20 2936,21 2950,22 2964,23 2978,24 2992,26 3006,27 3021,28 3035,30 3049,31 3063,32 3076,34 3090,35 3104,37 3118,38 3131,40 3145,41 3159,43 3174,44 3188,46 3202,48 3216,49 3229,51 3243,53 3257,55 3272,56 3286,58 3300,60 3313,62 3327,64 3341,66 3355,68 3370,69 3384,71 3398,73 3411,75 3425,77 3439,79 3454,82 3468,84 3482,86 3496,88 3509,90 3523,92 3537,94 3552,97 3566,99 3580,101 3594,103 3607,106 3621,108 3635,110 3650,113 3664,115 3678,118 3691,120 3705,122 3719,125 3733,127 3748,130 3762,132 3776,135 3789,137 3803,140 3817,143 3832,145 3846,148 3860,150 3874,153 3887,156 3901,158 3915,161 3930,164 3944,167 3958,169 3971,172 3985,175 3999,178 4013,181 4028,183 4042,186 4056,189 4069,192 4083,195 4097,198 4112,201 4126,204 4140,207 4154,210 4167,213 4181,216 4195,219 4210,222 4224,225 4238,228 4251,231 4265,234 4279,237 4293,240 4308,244 4322,247 4336,250 4349,253 4363,256 4377,260 4391,263 4404,266 4418,269 4432,273 4446,276 4461,279 4475,282 4489,286 4502,289 4516,293 4530,296 4545,299 4559,303 4573,306 4587,310 4600,313 4614,316 4628,320 4643,323 4657,327 4671,330 4684,334 4698,337 4712,341 4726,344 4741,348 4755,352 4769,355 4782,359 4796,362 4810,366 4825,370 4839,373 4853,377 4867,380 4880,384 4894,388 4908,392 4923,395 4937,399 4951,403 4964,406 4978,410 4992,414 5006,418 5021,422 5035,425 5049,429 5062,433 5076,437 5090,441 5105,444 5119,448 5133,452 5147,456 5160,460 5174,464 5188,468 5203,472 5217,476 5231,479 5245,483 5258,487 5272,491 5286,495 5301,499 5315,503 5329,507 5342,511 5356,515 5370,519 5384,523 5399,527 5413,531 5427,536 5440,540 5454,544 5468,548 5483,552 5497,556 5511,560 5525,564 5538,568 5552,573 5566,578 5581,582 5595,586 5607,590 5621,594 5636,599 5650,603 5664,607 5678,611 5691,615 5705,620 5719,624 5734,628 5748,632 5762,637 5775,641 5789,645 5803,650 5817,654 5832,658 5846,663 5860,667 5873,671 5887,676 5901,680 5916,684 5930,689 5944,693 5958,697 5971,702 5985,706 5999,711 6014,715 6028,719 6042,724 6055,728 6069,733 6083,737 6097,742 6112,746 6126,750 6140,755 6153,759 6167,764 6181,768 6196,773 6210,777 6224,782 6238,786 6251,791 6265,796 6279,800 6294,805 6308,809 6322,814 6335,818 6349,823 6363,827 6377,832 6392,837 6406,841 6420,846 6433,850 6447,855 6461,860 6476,864 6490,869 6504,874 6518,878 6531,883 6545,888 6559,892 6574,897 6588,902 6602,906 6615,911 6629,916 6643,920 6657,925 6672,930 6686,935 6700,939 6713,944 6727,949 6741,954 6756,958 6770,963 6784,968 6798,973 6811,977 6825,982 6839,987 6853,992 6866,997 6880,1001 6894,1006 6908,1011 6923,1016 6937,1021 6951,1025 6964,1030 6978,1035 6992,1040 7007,1045 7021,1050 7035,1054 7049,1059 7062,1064 7076,1069 7090,1074 7105,1079 7119,1084 7133,1089 7146,1094 7160,1098 7174,1103 7188,1108 7203,1113 7217,1118 7231,1123 7244,1128 7258,1133 7272,1138 7287,1143 7301,1148 7315,1153 7329,1158 7342,1163 7356,1168 7370,1173 7385,1178 7399,1183 7413,1188 7426,1193 7440,1198 7454,1203 7468,1208 7483,1213 7497,1218 7511,1223 7524,1228 7538,1233 7552,1238 7567,1243 7581,1248 7595,1253 7609,1258 7622,1263 7636,1268 7650,1273 7665,1278 7679,1283 7693,1289 7706,1294 7720,1299 7734,1304 7748,1309 7763,1314 7777,1319 7791,1324 7804,1329 7818,1334 7832,1340 7847,1345 7861,1350 7875,1355 7889,1360 7902,1365 7916,1370 7930,1376 7945,1381 7959,1386 7973,1391 7986,1396 8000,1401 8014,1407 8028,1412 8043,1417 8057,1422 8069,1427 8083,1433 8098,1438 8112,1443 8126,1448 8139,1453 8153,1459 8167,1464 8181,1469 8196,1474 8210,1480 8224,1485 8237,1490 8251,1495 8265,1501 8280,1506 8294,1511 8308,1516 8322,1522 8335,1527 8349,1532 8363,1537 8378,1543 8392,1548 8406,1553 8420,1558 8433,1564 8447,1569 8461,1574 8476,1580 8490,1585 8504,1590 8517,1596 8531,1601 8545,1606 8559,1612 8574,1617 8588,1622 8602,1628 8615,1633 8629,1638 8643,1644 8658,1649 8672,1654 8686,1660 8700,1665 8713,1670 8727,1676 8741,1681 8756,1686 8770,1692 8784,1697 8797,1703 8811,1708 8825,1713 8839,1719 8854,1724 8868,1729 8882,1735 8895,1740 8909,1746 8923,1751 8938,1756 8952,1762 8966,1767 8980,1773 8993,1778 9007,1784 9021,1789 9036,1794 9050,1800 9064,1805 9077,1811 9091,1816 9105,1822 9119,1827 9134,1833 9148,1838 9162,1843 9175,1849 9189,1854 9203,1861 9218,1866 9232,1872 9246,1877 9260,1883 9273,1888 9287,1894 9301,1899 9315,1905 9328,1910 9342,1916 9356,1921 9371,1927 9385,1932 9399,1938 9413,1943 9426,1949 9440,1955">
          <text:p/>
        </draw:polyline>
        <draw:line draw:style-name="gr4" draw:text-style-name="P1" draw:layer="layout" svg:x1="1.751cm" svg:y1="6.885cm" svg:x2="1.755cm" svg:y2="6.867cm">
          <text:p/>
        </draw:line>
        <draw:polyline draw:style-name="gr4" draw:text-style-name="P1" draw:layer="layout" svg:width="13.629cm" svg:height="2.754cm" svg:x="1.752cm" svg:y="4.183cm" svg:viewBox="0 0 13630 2755" draw:points="0,2685 11,2618 12,2606 26,2537 40,2476 54,2420 69,2368 83,2319 97,2273 110,2229 124,2186 138,2145 153,2106 167,2069 181,2032 195,1997 208,1963 222,1930 236,1897 251,1866 265,1835 279,1805 293,1776 306,1748 320,1720 334,1693 349,1666 363,1640 377,1614 390,1589 404,1565 418,1541 432,1517 447,1494 461,1471 475,1449 488,1427 502,1406 516,1385 531,1364 545,1344 559,1323 573,1304 586,1284 600,1265 614,1247 628,1228 641,1210 655,1192 669,1174 684,1157 698,1140 712,1123 726,1107 739,1090 753,1074 767,1059 782,1043 796,1028 810,1012 823,997 837,983 851,968 865,954 880,940 894,926 908,912 921,899 935,885 949,872 964,859 978,846 992,834 1006,821 1019,809 1033,797 1047,785 1062,773 1076,761 1090,750 1103,738 1117,727 1131,716 1145,705 1160,694 1174,684 1188,673 1201,663 1215,653 1229,643 1244,633 1258,623 1272,613 1286,604 1299,594 1313,585 1327,575 1342,566 1356,557 1370,548 1383,540 1397,531 1411,522 1425,514 1440,506 1454,497 1468,489 1481,481 1495,473 1509,465 1524,458 1538,450 1552,442 1566,435 1579,428 1593,420 1607,413 1622,406 1636,399 1650,392 1663,385 1677,379 1691,372 1705,366 1720,359 1734,353 1748,346 1761,340 1775,334 1789,328 1804,322 1818,316 1832,310 1846,304 1858,299 1873,293 1887,288 1901,282 1914,277 1928,271 1942,266 1956,261 1971,256 1985,251 1999,246 2012,241 2026,236 2040,231 2055,227 2069,222 2083,217 2097,213 2110,208 2124,204 2138,200 2153,195 2167,191 2181,187 2194,183 2208,179 2222,175 2236,171 2251,167 2265,163 2279,159 2292,156 2306,152 2320,149 2335,145 2349,141 2363,138 2377,135 2390,131 2404,128 2418,125 2433,122 2447,119 2461,115 2474,112 2488,109 2502,107 2516,104 2531,101 2545,98 2559,95 2572,93 2586,90 2600,87 2615,85 2629,82 2643,80 2657,77 2670,75 2686,73 2699,70 2713,68 2727,66 2742,64 2756,62 2770,60 2784,57 2797,55 2811,54 2825,52 2840,50 2854,48 2868,46 2881,44 2895,43 2909,41 2923,39 2938,38 2952,36 2966,35 2979,33 2993,32 3007,30 3022,29 3036,27 3050,26 3064,25 3077,24 3091,22 3105,21 3119,20 3132,19 3146,18 3160,17 3175,16 3189,15 3203,14 3217,13 3230,12 3244,11 3258,11 3273,10 3287,9 3301,8 3314,8 3328,7 3342,6 3356,6 3371,5 3385,5 3399,4 3412,4 3426,3 3440,3 3455,2 3469,2 3483,2 3497,1 3510,1 3524,1 3538,1 3553,1 3567,0 3581,0 3595,0 3608,0 3622,0 3636,0 3651,0 3665,0 3679,0 3692,0 3706,0 3720,0 3734,1 3749,1 3763,1 3777,1 3790,1 3804,2 3818,2 3833,2 3847,3 3861,3 3875,4 3888,4 3902,4 3916,5 3931,5 3945,6 3959,6 3972,7 3986,8 4000,8 4014,9 4029,10 4043,10 4057,11 4070,12 4084,12 4098,13 4113,14 4127,15 4141,16 4155,17 4168,17 4182,18 4196,19 4211,20 4225,21 4239,22 4252,23 4266,24 4280,25 4294,26 4309,27 4323,28 4337,30 4350,31 4364,32 4378,33 4392,34 4405,35 4419,37 4433,38 4447,39 4462,41 4476,42 4490,43 4503,45 4517,46 4531,47 4546,49 4560,50 4574,52 4588,53 4601,55 4615,56 4629,58 4644,59 4658,61 4672,62 4685,64 4699,65 4713,67 4727,69 4742,70 4756,72 4770,74 4783,75 4797,77 4811,79 4826,81 4840,82 4854,84 4868,86 4881,88 4895,90 4909,91 4924,93 4938,95 4952,97 4965,99 4979,101 4993,103 5007,105 5022,107 5036,109 5050,111 5064,113 5078,115 5092,117 5107,119 5121,121 5135,123 5149,125 5162,127 5176,129 5190,132 5205,134 5219,136 5233,138 5247,140 5260,143 5274,145 5288,147 5303,149 5317,152 5331,154 5344,156 5358,159 5372,161 5386,163 5401,166 5415,168 5429,170 5442,173 5456,175 5470,178 5485,180 5499,182 5513,185 5527,187 5540,190 5554,192 5568,195 5583,197 5597,200 5609,202 5623,205 5638,208 5652,210 5666,213 5680,215 5693,218 5707,221 5721,223 5736,226 5750,229 5764,231 5777,234 5791,237 5805,239 5819,242 5834,245 5848,248 5862,250 5875,253 5889,256 5903,259 5918,262 5932,264 5946,267 5960,270 5973,273 5987,276 6001,279 6016,282 6030,284 6044,287 6057,290 6071,293 6085,296 6099,299 6114,302 6128,305 6142,308 6155,311 6169,314 6183,317 6198,320 6212,323 6226,326 6240,329 6253,332 6267,335 6281,338 6296,342 6310,345 6324,348 6337,351 6351,354 6365,357 6379,360 6394,363 6408,367 6422,370 6435,373 6449,376 6463,379 6478,383 6492,386 6506,389 6520,392 6533,396 6547,399 6561,402 6576,405 6590,409 6604,412 6617,415 6631,419 6645,422 6659,425 6674,429 6688,432 6702,435 6715,439 6729,442 6743,446 6758,449 6772,452 6786,456 6800,459 6813,463 6827,466 6841,470 6855,473 6868,476 6882,480 6896,483 6910,487 6925,490 6939,494 6953,497 6966,501 6980,505 6994,508 7009,512 7023,515 7037,519 7051,522 7064,526 7078,529 7092,533 7107,537 7121,540 7135,544 7148,548 7162,551 7176,555 7190,559 7205,562 7219,566 7233,569 7246,573 7260,577 7274,581 7289,584 7303,588 7317,592 7331,595 7344,599 7358,603 7372,607 7387,610 7401,614 7415,618 7428,622 7442,626 7456,629 7470,633 7485,637 7499,641 7513,645 7526,648 7540,652 7554,656 7569,660 7583,664 7597,668 7611,672 7624,675 7638,679 7652,683 7667,687 7681,691 7695,695 7708,699 7722,703 7736,707 7750,711 7765,715 7779,719 7793,722 7806,726 7820,730 7834,734 7849,738 7863,742 7877,746 7891,750 7904,754 7918,758 7932,762 7947,766 7961,770 7975,774 7988,779 8002,783 8016,787 8030,791 8045,795 8059,799 8071,803 8085,807 8100,811 8114,815 8128,819 8141,823 8155,828 8169,832 8183,836 8198,840 8212,844 8226,848 8239,852 8253,857 8267,861 8282,865 8296,869 8310,873 8324,877 8337,882 8351,886 8365,890 8380,894 8394,898 8408,903 8422,907 8435,911 8449,915 8463,920 8478,924 8492,928 8506,932 8519,937 8533,941 8547,945 8561,950 8576,954 8590,958 8604,962 8617,967 8631,971 8645,975 8660,980 8674,984 8688,988 8702,993 8715,997 8729,1001 8743,1006 8758,1010 8772,1014 8786,1019 8799,1023 8813,1028 8827,1032 8841,1036 8856,1041 8870,1045 8884,1049 8897,1054 8911,1058 8925,1063 8940,1067 8954,1072 8968,1076 8982,1080 8995,1085 9009,1089 9023,1094 9038,1098 9052,1103 9066,1107 9079,1112 9093,1116 9107,1121 9121,1125 9136,1130 9150,1134 9164,1139 9177,1143 9191,1148 9205,1152 9220,1157 9234,1161 9248,1166 9262,1170 9275,1175 9289,1179 9303,1184 9317,1188 9330,1193 9344,1197 9358,1202 9373,1207 9387,1211 9401,1216 9415,1220 9428,1225 9442,1229 9456,1234 9471,1239 9485,1243 9499,1248 9512,1252 9526,1257 9540,1262 9554,1266 9569,1271 9583,1276 9597,1280 9610,1285 9624,1290 9638,1294 9653,1299 9667,1303 9681,1308 9695,1313 9708,1317 9722,1322 9736,1327 9751,1332 9765,1336 9779,1341 9792,1346 9806,1350 9820,1355 9834,1360 9849,1364 9863,1369 9877,1374 9890,1379 9904,1383 9918,1388 9933,1393 9947,1397 9961,1402 9975,1407 9988,1412 10002,1416 10016,1421 10031,1426 10045,1431 10059,1436 10073,1440 10086,1445 10100,1450 10114,1455 10129,1459 10143,1464 10157,1469 10170,1474 10184,1479 10198,1483 10212,1488 10227,1493 10241,1498 10255,1503 10268,1507 10282,1512 10296,1517 10311,1522 10325,1527 10339,1532 10353,1536 10366,1541 10380,1546 10394,1551 10409,1556 10423,1561 10437,1566 10450,1571 10464,1575 10478,1580 10492,1585 10507,1590 10521,1595 10535,1600 10547,1605 10562,1610 10576,1615 10590,1619 10603,1624 10617,1629 10631,1634 10645,1639 10660,1644 10674,1649 10688,1654 10701,1659 10715,1664 10729,1669 10744,1674 10758,1679 10772,1683 10786,1688 10799,1693 10813,1698 10827,1703 10842,1708 10856,1713 10870,1718 10883,1723 10897,1728 10911,1733 10925,1738 10940,1743 10954,1748 10968,1753 10981,1758 10995,1763 11009,1768 11024,1773 11038,1778 11052,1783 11066,1788 11079,1793 11093,1798 11107,1803 11122,1808 11136,1813 11150,1818 11163,1823 11177,1828 11191,1833 11205,1838 11220,1844 11234,1849 11248,1854 11261,1859 11275,1864 11289,1869 11304,1874 11318,1879 11332,1884 11346,1889 11359,1894 11373,1899 11387,1904 11402,1909 11416,1915 11430,1920 11443,1925 11457,1930 11471,1935 11485,1940 11500,1945 11514,1950 11528,1955 11541,1960 11555,1966 11569,1971 11584,1976 11598,1981 11612,1986 11626,1991 11639,1996 11653,2002 11667,2007 11682,2012 11696,2017 11710,2022 11724,2027 11737,2032 11751,2038 11765,2043 11780,2048 11794,2053 11806,2058 11820,2063 11835,2069 11849,2074 11863,2079 11877,2084 11890,2089 11904,2094 11918,2100 11933,2105 11947,2110 11961,2115 11974,2120 11988,2126 12002,2131 12016,2136 12031,2141 12045,2146 12059,2152 12072,2157 12086,2162 12100,2167 12115,2173 12129,2178 12143,2183 12157,2188 12170,2194 12184,2199 12198,2204 12213,2209 12227,2215 12241,2220 12254,2226 12268,2231 12282,2237 12296,2242 12311,2247 12325,2252 12339,2258 12352,2263 12366,2268 12380,2273 12395,2279 12409,2284 12423,2289 12437,2294 12450,2300 12464,2305 12478,2310 12493,2316 12507,2321 12521,2326 12534,2332 12548,2337 12562,2342 12576,2347 12591,2353 12605,2358 12619,2363 12632,2369 12646,2374 12660,2379 12675,2385 12689,2390 12703,2395 12717,2401 12730,2406 12744,2411 12758,2417 12773,2422 12787,2427 12801,2433 12814,2438 12828,2443 12842,2449 12856,2454 12871,2459 12885,2465 12899,2470 12912,2475 12926,2481 12940,2486 12955,2492 12969,2497 12983,2502 12997,2508 13010,2513 13024,2518 13038,2524 13052,2529 13065,2535 13079,2540 13093,2545 13108,2551 13122,2556 13136,2562 13150,2567 13163,2572 13177,2578 13191,2583 13206,2589 13220,2594 13234,2599 13248,2605 13261,2610 13275,2616 13289,2621 13304,2626 13318,2632 13332,2637 13345,2643 13359,2648 13373,2654 13387,2659 13402,2664 13416,2670 13430,2675 13443,2681 13457,2686 13471,2692 13486,2697 13500,2704 13514,2709 13528,2714 13541,2720 13555,2725 13569,2731 13584,2736 13598,2742 13612,2747 13625,2753 13630,2755">
          <text:p/>
        </draw:polyline>
        <draw:line draw:style-name="gr4" draw:text-style-name="P1" draw:layer="layout" svg:x1="1.752cm" svg:y1="6.938cm" svg:x2="1.758cm" svg:y2="6.902cm">
          <text:p/>
        </draw:line>
        <draw:polyline draw:style-name="gr4" draw:text-style-name="P1" draw:layer="layout" svg:width="13.972cm" svg:height="3.541cm" svg:x="1.755cm" svg:y="3.362cm" svg:viewBox="0 0 13973 3542" draw:points="0,3542 9,3477 23,3403 37,3338 51,3278 66,3222 80,3169 94,3118 107,3070 121,3024 135,2979 150,2936 164,2894 178,2853 192,2814 205,2775 219,2738 233,2702 248,2666 262,2631 276,2597 290,2564 303,2531 317,2499 331,2468 346,2438 360,2407 374,2378 387,2349 401,2320 415,2292 429,2265 444,2237 458,2210 472,2184 485,2158 499,2133 513,2108 528,2083 542,2059 556,2035 570,2012 583,1988 597,1966 611,1942 625,1920 638,1898 652,1876 666,1855 681,1834 695,1813 709,1793 723,1772 736,1752 750,1733 764,1713 779,1694 793,1675 807,1656 820,1637 834,1619 848,1601 862,1583 877,1565 891,1548 905,1531 918,1514 932,1497 946,1480 961,1464 975,1447 989,1431 1003,1415 1016,1399 1030,1384 1044,1368 1059,1353 1073,1338 1087,1323 1100,1308 1114,1294 1128,1279 1142,1265 1157,1251 1171,1237 1185,1223 1198,1209 1212,1196 1226,1182 1241,1169 1255,1156 1269,1143 1283,1130 1296,1117 1310,1105 1324,1092 1339,1080 1353,1067 1367,1055 1380,1043 1394,1031 1408,1020 1422,1008 1437,996 1451,985 1465,974 1478,963 1492,951 1506,941 1521,930 1535,919 1549,908 1563,898 1576,887 1590,877 1604,867 1619,857 1633,846 1647,837 1660,827 1674,817 1688,807 1702,798 1717,788 1731,779 1745,770 1758,760 1772,751 1786,742 1801,733 1815,724 1829,716 1843,707 1855,698 1870,690 1884,681 1898,673 1911,665 1925,656 1939,648 1953,640 1968,632 1982,624 1996,617 2009,609 2023,601 2037,593 2052,586 2066,578 2080,571 2094,564 2107,557 2121,549 2135,542 2150,535 2164,528 2178,521 2191,514 2205,508 2219,501 2233,494 2248,488 2262,481 2276,475 2289,468 2303,462 2317,456 2332,450 2346,443 2360,437 2374,431 2387,425 2401,419 2415,414 2430,408 2444,402 2458,396 2471,391 2485,385 2499,380 2513,374 2528,369 2542,363 2556,358 2569,353 2583,348 2597,342 2612,337 2626,332 2640,327 2654,322 2667,317 2681,313 2695,308 2710,303 2724,298 2738,294 2751,289 2765,285 2779,280 2793,276 2808,271 2822,267 2836,263 2851,258 2865,254 2878,250 2892,246 2906,242 2920,238 2935,234 2949,230 2963,226 2976,222 2990,218 3004,214 3019,210 3033,207 3047,203 3061,199 3074,196 3088,192 3102,189 3116,185 3129,182 3143,179 3157,175 3172,172 3186,169 3200,165 3214,162 3227,159 3241,156 3255,153 3270,150 3284,147 3298,144 3311,141 3325,138 3339,135 3353,132 3368,130 3382,127 3396,124 3409,122 3423,119 3437,116 3452,114 3466,111 3480,109 3494,106 3507,104 3521,101 3535,99 3550,97 3564,94 3578,92 3592,90 3605,88 3619,85 3633,83 3648,81 3662,79 3676,77 3689,75 3703,73 3717,71 3731,69 3746,67 3760,65 3774,63 3787,62 3801,60 3815,58 3830,56 3844,55 3858,53 3872,51 3885,50 3899,48 3913,47 3928,45 3942,44 3956,42 3969,41 3983,39 3997,38 4011,37 4026,35 4040,34 4054,33 4067,31 4081,30 4095,29 4110,28 4124,27 4138,26 4152,24 4165,23 4179,22 4193,21 4208,20 4222,19 4236,18 4249,17 4263,17 4277,16 4291,15 4306,14 4320,13 4334,12 4347,12 4361,11 4375,10 4389,10 4402,9 4416,8 4430,8 4444,7 4459,7 4473,6 4487,6 4500,5 4514,5 4528,4 4543,4 4557,3 4571,3 4585,3 4598,2 4612,2 4626,2 4641,1 4655,1 4669,1 4682,1 4696,0 4710,0 4724,0 4739,0 4753,0 4767,0 4780,0 4794,0 4808,0 4823,0 4837,0 4851,0 4865,0 4878,0 4892,0 4906,0 4921,0 4935,0 4949,0 4962,1 4976,1 4990,1 5004,1 5019,2 5033,2 5047,2 5060,2 5074,3 5088,3 5103,4 5117,4 5131,4 5145,5 5158,5 5172,6 5186,6 5201,7 5215,7 5229,8 5244,8 5257,9 5271,9 5285,10 5300,11 5314,11 5328,12 5341,13 5355,13 5369,14 5383,15 5398,16 5412,16 5426,17 5439,18 5453,19 5467,19 5482,20 5496,21 5510,22 5524,23 5537,24 5551,25 5565,26 5580,27 5594,28 5606,29 5620,30 5635,31 5649,32 5663,33 5677,34 5690,35 5704,36 5718,37 5733,38 5747,39 5761,40 5774,42 5788,43 5802,44 5816,45 5831,46 5845,48 5859,49 5872,50 5886,51 5900,53 5915,54 5929,55 5943,57 5957,58 5970,59 5984,61 5998,62 6013,63 6027,65 6041,66 6054,68 6068,69 6082,71 6096,72 6111,74 6125,75 6139,77 6152,78 6166,80 6180,81 6195,83 6209,85 6223,86 6237,88 6250,89 6264,91 6278,93 6293,94 6307,96 6321,98 6334,99 6348,101 6362,103 6376,105 6391,106 6405,108 6419,110 6432,112 6446,114 6460,115 6475,117 6489,119 6503,121 6517,123 6530,125 6544,126 6558,128 6573,130 6587,132 6601,134 6614,136 6628,138 6642,140 6656,142 6671,144 6685,146 6699,148 6712,150 6726,152 6740,154 6755,156 6769,158 6783,160 6797,162 6810,165 6824,167 6838,169 6852,171 6865,173 6879,175 6893,177 6907,180 6922,182 6936,184 6950,186 6963,188 6977,191 6991,193 7006,195 7020,197 7034,200 7048,202 7061,204 7075,207 7089,209 7104,211 7118,214 7132,216 7145,218 7159,221 7173,223 7187,225 7202,228 7216,230 7230,233 7243,235 7257,237 7271,240 7286,242 7300,245 7314,247 7328,250 7341,252 7355,255 7369,257 7384,260 7398,262 7412,265 7425,267 7439,270 7453,273 7467,275 7482,278 7496,280 7510,283 7523,286 7537,288 7551,291 7566,293 7580,296 7594,299 7608,301 7621,304 7635,307 7649,309 7664,312 7678,315 7692,318 7705,320 7719,323 7733,326 7747,329 7762,331 7776,334 7790,337 7803,340 7817,342 7831,345 7846,348 7860,351 7874,354 7888,357 7901,359 7915,362 7929,365 7944,368 7958,371 7972,374 7985,377 7999,380 8013,383 8027,385 8042,388 8056,391 8068,394 8082,397 8097,400 8111,403 8125,406 8138,409 8152,412 8166,415 8180,418 8195,421 8209,424 8223,427 8236,430 8250,433 8264,436 8279,439 8293,443 8307,446 8321,449 8334,452 8348,455 8362,458 8377,461 8391,464 8405,467 8419,471 8432,474 8446,477 8460,480 8475,483 8489,486 8503,490 8516,493 8530,496 8544,499 8558,502 8573,506 8587,509 8601,512 8614,515 8628,518 8642,522 8657,525 8671,528 8685,532 8699,535 8712,538 8726,541 8740,545 8755,548 8769,551 8783,555 8796,558 8810,561 8824,565 8838,568 8853,571 8867,575 8881,578 8894,581 8908,585 8922,588 8937,592 8951,595 8965,598 8979,602 8992,605 9006,609 9020,612 9035,616 9049,619 9063,623 9076,626 9090,629 9104,633 9118,636 9133,640 9147,643 9161,647 9174,650 9188,654 9202,657 9217,661 9231,664 9245,668 9259,672 9272,675 9286,679 9300,682 9314,686 9327,689 9341,693 9355,697 9370,700 9384,704 9398,707 9412,711 9425,715 9439,718 9453,722 9468,725 9482,729 9496,733 9509,736 9523,740 9537,744 9551,747 9566,751 9580,755 9594,758 9607,762 9621,766 9635,769 9650,773 9664,777 9678,781 9692,784 9705,788 9719,792 9733,796 9748,799 9762,803 9776,807 9789,811 9803,814 9817,818 9831,822 9846,826 9860,829 9874,833 9887,837 9901,841 9915,845 9930,848 9944,852 9958,856 9972,860 9985,864 9999,868 10013,871 10028,875 10042,879 10056,883 10070,887 10083,891 10097,895 10111,899 10126,902 10140,906 10154,910 10167,914 10181,918 10195,922 10209,926 10224,930 10238,934 10252,938 10265,942 10279,946 10293,950 10308,953 10322,957 10336,961 10350,965 10363,969 10377,973 10391,977 10406,981 10420,985 10434,989 10447,993 10461,997 10475,1001 10489,1005 10504,1009 10518,1013 10532,1017 10544,1021 10559,1025 10573,1030 10587,1034 10600,1038 10614,1042 10628,1046 10642,1050 10657,1054 10671,1058 10685,1062 10698,1066 10712,1070 10726,1074 10741,1078 10755,1083 10769,1087 10783,1091 10796,1095 10810,1099 10824,1103 10839,1107 10853,1111 10867,1116 10880,1120 10894,1124 10908,1128 10922,1132 10937,1136 10951,1140 10965,1145 10978,1149 10992,1153 11006,1157 11021,1161 11035,1166 11049,1170 11063,1174 11076,1178 11090,1182 11104,1187 11119,1191 11133,1195 11147,1199 11160,1204 11174,1208 11188,1212 11202,1216 11217,1220 11231,1225 11245,1229 11258,1233 11272,1238 11286,1242 11301,1246 11315,1250 11329,1255 11343,1259 11356,1263 11370,1267 11384,1272 11399,1276 11413,1280 11427,1285 11440,1289 11454,1293 11468,1298 11482,1302 11497,1306 11511,1311 11525,1315 11538,1319 11552,1324 11566,1328 11581,1332 11595,1337 11609,1341 11623,1345 11636,1350 11650,1354 11664,1359 11679,1363 11693,1367 11707,1372 11721,1376 11734,1380 11748,1385 11762,1389 11777,1394 11791,1398 11803,1403 11817,1407 11832,1411 11846,1416 11860,1420 11874,1425 11887,1429 11901,1434 11915,1438 11930,1442 11944,1447 11958,1451 11971,1456 11985,1460 11999,1465 12013,1469 12028,1474 12042,1478 12056,1483 12069,1487 12083,1492 12097,1496 12112,1501 12126,1505 12140,1510 12154,1514 12167,1519 12181,1523 12195,1528 12210,1532 12224,1537 12238,1541 12251,1546 12265,1550 12279,1555 12293,1559 12308,1564 12322,1568 12336,1573 12349,1577 12363,1582 12377,1587 12392,1591 12406,1596 12420,1600 12434,1605 12447,1609 12461,1614 12475,1619 12490,1623 12504,1628 12518,1632 12531,1637 12545,1642 12559,1646 12573,1651 12588,1655 12602,1660 12616,1665 12629,1669 12643,1674 12657,1678 12672,1683 12686,1688 12700,1692 12714,1697 12727,1702 12741,1706 12755,1711 12770,1716 12784,1720 12798,1725 12811,1730 12825,1734 12839,1739 12853,1744 12868,1748 12882,1753 12896,1758 12909,1762 12923,1767 12937,1772 12952,1776 12966,1781 12980,1786 12994,1790 13007,1795 13021,1800 13035,1804 13049,1809 13062,1814 13076,1819 13090,1823 13105,1828 13119,1833 13133,1838 13147,1842 13160,1847 13174,1852 13188,1856 13203,1861 13217,1866 13231,1871 13245,1875 13258,1880 13272,1885 13286,1890 13301,1895 13315,1899 13329,1904 13342,1909 13356,1914 13370,1918 13384,1923 13399,1928 13413,1933 13427,1938 13440,1942 13454,1947 13468,1953 13483,1958 13497,1963 13511,1967 13525,1972 13538,1977 13552,1982 13566,1987 13581,1991 13595,1996 13609,2001 13622,2006 13636,2011 13650,2016 13664,2020 13679,2025 13693,2030 13707,2035 13720,2040 13734,2045 13748,2049 13763,2054 13777,2059 13791,2064 13805,2069 13818,2074 13832,2079 13846,2084 13861,2088 13875,2093 13889,2098 13902,2103 13916,2108 13930,2113 13944,2118 13959,2123 13973,2128">
          <text:p/>
        </draw:polyline>
        <draw:line draw:style-name="gr4" draw:text-style-name="P1" draw:layer="layout" svg:x1="1.757cm" svg:y1="6.938cm" svg:x2="1.767cm" svg:y2="6.875cm">
          <text:p/>
        </draw:line>
        <draw:polyline draw:style-name="gr4" draw:text-style-name="P1" draw:layer="layout" svg:width="13.963cm" svg:height="4.348cm" svg:x="1.764cm" svg:y="2.528cm" svg:viewBox="0 0 13964 4349" draw:points="0,4349 14,4272 28,4204 42,4140 57,4081 71,4024 85,3969 98,3918 112,3868 126,3820 141,3773 155,3728 169,3684 183,3642 196,3600 210,3559 224,3520 239,3481 253,3443 267,3406 281,3369 294,3333 308,3298 322,3264 337,3230 351,3197 365,3164 378,3132 392,3100 406,3069 420,3038 435,3008 449,2978 463,2949 476,2920 490,2892 504,2863 519,2836 533,2808 547,2781 561,2755 574,2729 588,2703 602,2677 616,2652 629,2627 643,2602 657,2578 672,2554 686,2530 700,2506 714,2483 727,2460 741,2438 755,2415 770,2393 784,2371 798,2349 811,2328 825,2306 839,2285 853,2265 868,2244 882,2224 896,2203 909,2183 923,2164 937,2144 952,2125 966,2106 980,2087 994,2068 1007,2049 1021,2031 1035,2012 1050,1994 1064,1976 1078,1959 1091,1941 1105,1924 1119,1907 1133,1889 1148,1873 1162,1856 1176,1839 1189,1823 1203,1806 1217,1790 1232,1774 1246,1758 1260,1742 1274,1727 1287,1711 1301,1696 1315,1681 1330,1666 1344,1651 1358,1636 1371,1621 1385,1607 1399,1592 1413,1578 1428,1564 1442,1550 1456,1536 1469,1522 1483,1508 1497,1495 1512,1481 1526,1468 1540,1455 1554,1442 1567,1429 1581,1416 1595,1403 1610,1390 1624,1378 1638,1365 1651,1353 1665,1340 1679,1328 1693,1316 1708,1304 1722,1292 1736,1280 1749,1269 1763,1257 1777,1245 1792,1234 1806,1223 1820,1211 1834,1200 1846,1189 1861,1178 1875,1167 1889,1156 1902,1146 1916,1135 1930,1124 1944,1114 1959,1103 1973,1093 1987,1083 2000,1073 2014,1063 2028,1053 2043,1043 2057,1033 2071,1023 2085,1013 2098,1004 2112,994 2126,985 2141,975 2155,966 2169,957 2182,947 2196,938 2210,929 2224,920 2239,911 2253,902 2267,894 2280,885 2294,876 2308,868 2323,859 2337,851 2351,842 2365,834 2378,826 2392,818 2406,810 2421,801 2435,793 2449,786 2462,778 2476,770 2490,761 2504,753 2519,746 2533,738 2547,731 2560,723 2574,716 2588,708 2603,701 2617,694 2631,687 2645,680 2658,672 2672,665 2686,658 2701,652 2715,645 2729,638 2742,631 2756,624 2770,618 2784,611 2799,605 2813,598 2827,592 2842,585 2856,579 2869,573 2883,566 2897,560 2911,554 2926,548 2940,542 2954,536 2967,530 2981,524 2995,518 3010,512 3024,506 3038,501 3052,495 3065,489 3079,484 3093,478 3107,473 3120,467 3134,462 3148,457 3163,451 3177,446 3191,441 3205,435 3218,430 3232,425 3246,420 3261,415 3275,410 3289,405 3302,400 3316,395 3330,390 3344,386 3359,381 3373,376 3387,371 3400,367 3414,362 3428,358 3443,353 3457,349 3471,344 3485,340 3498,335 3512,331 3526,327 3541,322 3555,318 3569,314 3583,310 3596,306 3610,302 3624,298 3639,294 3653,290 3667,286 3680,282 3694,278 3708,274 3722,270 3737,266 3751,263 3765,259 3778,255 3792,252 3806,248 3821,245 3835,241 3849,237 3863,234 3876,231 3890,227 3904,224 3919,220 3933,217 3947,214 3960,211 3974,207 3988,204 4002,201 4017,198 4031,195 4045,192 4058,189 4072,186 4086,183 4101,180 4115,177 4129,174 4143,171 4156,168 4170,165 4184,163 4199,160 4213,157 4227,154 4240,152 4254,149 4268,146 4282,144 4297,141 4311,139 4325,136 4338,134 4352,131 4366,129 4380,126 4393,124 4407,122 4421,119 4435,117 4450,115 4464,113 4478,110 4491,108 4505,106 4519,104 4534,102 4548,100 4562,98 4576,96 4589,94 4603,92 4617,90 4632,88 4646,86 4660,84 4673,82 4687,80 4701,78 4715,77 4730,75 4744,73 4758,71 4771,70 4785,68 4799,66 4814,65 4828,63 4842,62 4856,60 4869,58 4883,57 4897,55 4912,54 4926,53 4940,51 4953,50 4967,48 4981,47 4995,46 5010,44 5024,43 5038,42 5051,40 5065,39 5079,38 5094,37 5108,36 5122,34 5136,33 5149,32 5163,31 5177,30 5192,29 5206,28 5221,27 5235,26 5248,25 5262,24 5276,23 5291,22 5305,21 5319,21 5332,20 5346,19 5360,18 5374,17 5389,16 5403,16 5417,15 5430,14 5444,14 5458,13 5473,12 5487,12 5501,11 5515,10 5528,10 5542,9 5556,9 5571,8 5585,8 5597,7 5611,7 5626,6 5640,6 5654,5 5668,5 5681,5 5695,4 5709,4 5724,4 5738,3 5752,3 5765,3 5779,2 5793,2 5807,2 5822,2 5836,2 5850,1 5863,1 5877,1 5891,1 5906,1 5920,1 5934,1 5948,1 5961,1 5975,0 5989,0 6004,0 6018,0 6032,1 6045,1 6059,1 6073,1 6087,1 6102,1 6116,1 6130,1 6143,1 6157,2 6171,2 6186,2 6200,2 6214,2 6228,3 6241,3 6255,3 6269,3 6284,4 6298,4 6312,4 6325,5 6339,5 6353,6 6367,6 6382,6 6396,7 6410,7 6423,8 6437,8 6451,9 6466,9 6480,10 6494,10 6508,11 6521,11 6535,12 6549,12 6564,13 6578,14 6592,14 6605,15 6619,16 6633,16 6647,17 6662,18 6676,18 6690,19 6703,20 6717,21 6731,21 6746,22 6760,23 6774,24 6788,25 6801,25 6815,26 6829,27 6843,28 6856,29 6870,30 6884,31 6898,31 6913,32 6927,33 6941,34 6954,35 6968,36 6982,37 6997,38 7011,39 7025,40 7039,41 7052,42 7066,43 7080,45 7095,46 7109,47 7123,48 7136,49 7150,50 7164,51 7178,52 7193,54 7207,55 7221,56 7234,57 7248,58 7262,60 7277,61 7291,62 7305,63 7319,65 7332,66 7346,67 7360,69 7375,70 7389,71 7403,73 7416,74 7430,75 7444,77 7458,78 7473,79 7487,81 7501,82 7514,84 7528,85 7542,87 7557,88 7571,90 7585,91 7599,93 7612,94 7626,96 7640,97 7655,99 7669,100 7683,102 7696,103 7710,105 7724,107 7738,108 7753,110 7767,111 7781,113 7794,115 7808,116 7822,118 7837,120 7851,121 7865,123 7879,125 7892,126 7906,128 7920,130 7935,132 7949,133 7963,135 7976,137 7990,139 8004,141 8018,142 8033,144 8047,146 8059,148 8073,150 8088,152 8102,153 8116,155 8129,157 8143,159 8157,161 8171,163 8186,165 8200,167 8214,169 8227,171 8241,173 8255,175 8270,176 8284,178 8298,180 8312,182 8325,184 8339,187 8353,189 8368,191 8382,193 8396,195 8410,197 8423,199 8437,201 8451,203 8466,205 8480,207 8494,209 8507,211 8521,214 8535,216 8549,218 8564,220 8578,222 8592,224 8605,227 8619,229 8633,231 8648,233 8662,235 8676,238 8690,240 8703,242 8717,244 8731,247 8746,249 8760,251 8774,254 8787,256 8801,258 8815,260 8829,263 8844,265 8858,267 8872,270 8885,272 8899,275 8913,277 8928,279 8942,282 8956,284 8970,286 8983,289 8997,291 9011,294 9026,296 9040,299 9054,301 9067,303 9081,306 9095,308 9109,311 9124,313 9138,316 9152,318 9165,321 9179,323 9193,326 9208,329 9222,331 9236,334 9250,336 9263,339 9277,341 9291,344 9305,346 9318,349 9332,352 9346,354 9361,357 9375,360 9389,362 9403,365 9416,367 9430,370 9444,373 9459,375 9473,378 9487,381 9500,383 9514,386 9528,389 9542,392 9557,394 9571,397 9585,400 9598,402 9612,405 9626,408 9641,411 9655,414 9669,416 9683,419 9696,422 9710,425 9724,427 9739,430 9753,433 9767,436 9780,439 9794,442 9808,444 9822,447 9837,450 9851,453 9865,456 9878,459 9892,462 9906,464 9921,467 9935,470 9949,473 9963,476 9976,479 9990,482 10004,485 10019,488 10033,491 10047,494 10061,497 10074,500 10088,503 10102,506 10117,509 10131,512 10145,515 10158,518 10172,521 10186,524 10200,527 10215,530 10229,533 10243,536 10256,539 10270,542 10284,545 10299,548 10313,551 10327,554 10341,557 10354,560 10368,563 10382,566 10397,570 10411,573 10425,576 10438,579 10452,582 10466,585 10480,588 10495,591 10509,595 10523,598 10535,601 10550,604 10564,607 10578,610 10591,614 10605,617 10619,620 10633,623 10648,626 10662,630 10676,633 10689,636 10703,639 10717,643 10732,646 10746,649 10760,652 10774,656 10787,659 10801,662 10815,665 10830,669 10844,672 10858,675 10871,679 10885,682 10899,685 10913,689 10928,692 10942,695 10956,699 10969,702 10983,705 10997,709 11012,712 11026,715 11040,719 11054,722 11067,725 11081,729 11095,732 11110,736 11124,739 11138,742 11151,746 11165,749 11179,753 11193,756 11208,760 11222,763 11236,767 11249,771 11263,774 11277,778 11292,781 11306,785 11320,788 11334,792 11347,795 11361,799 11375,802 11390,806 11404,809 11418,813 11431,816 11445,820 11459,823 11473,827 11488,830 11502,834 11516,837 11529,841 11543,844 11557,848 11572,852 11586,855 11600,859 11614,862 11627,866 11641,869 11655,873 11670,877 11684,880 11698,884 11712,887 11725,891 11739,895 11753,898 11768,902 11782,906 11794,909 11808,913 11823,916 11837,920 11851,924 11865,927 11878,931 11892,935 11906,938 11921,942 11935,946 11949,949 11962,953 11976,957 11990,961 12004,964 12019,968 12033,972 12047,975 12060,979 12074,983 12088,987 12103,990 12117,994 12131,998 12145,1002 12158,1005 12172,1009 12186,1013 12201,1017 12215,1020 12229,1024 12242,1028 12256,1032 12270,1036 12284,1039 12299,1043 12313,1047 12327,1051 12340,1055 12354,1058 12368,1062 12383,1066 12397,1070 12411,1074 12425,1078 12438,1081 12452,1085 12466,1089 12481,1093 12495,1097 12509,1101 12522,1105 12536,1108 12550,1112 12564,1116 12579,1120 12593,1124 12607,1128 12620,1132 12634,1136 12648,1140 12663,1143 12677,1147 12691,1151 12705,1155 12718,1159 12732,1163 12746,1167 12761,1171 12775,1175 12789,1179 12802,1183 12816,1187 12830,1191 12844,1195 12859,1199 12873,1203 12887,1207 12900,1210 12914,1214 12928,1218 12943,1222 12957,1226 12971,1230 12985,1234 12998,1238 13012,1242 13026,1246 13040,1250 13053,1254 13067,1259 13081,1263 13096,1267 13110,1271 13124,1275 13138,1279 13151,1283 13165,1287 13179,1291 13194,1295 13208,1299 13222,1303 13236,1307 13249,1311 13263,1315 13277,1319 13292,1323 13306,1327 13320,1332 13333,1336 13347,1340 13361,1344 13375,1348 13390,1352 13404,1356 13418,1360 13431,1364 13445,1369 13459,1373 13474,1377 13488,1381 13502,1385 13516,1389 13529,1393 13543,1397 13557,1402 13572,1406 13586,1410 13600,1414 13613,1418 13627,1422 13641,1427 13655,1431 13670,1435 13684,1439 13698,1443 13711,1448 13725,1452 13739,1456 13754,1460 13768,1464 13782,1469 13796,1473 13809,1477 13823,1481 13837,1485 13852,1490 13866,1494 13880,1498 13893,1502 13907,1507 13921,1511 13935,1515 13950,1519 13964,1524">
          <text:p/>
        </draw:polyline>
        <draw:line draw:style-name="gr4" draw:text-style-name="P1" draw:layer="layout" svg:x1="1.76cm" svg:y1="6.936cm" svg:x2="1.761cm" svg:y2="6.932cm">
          <text:p/>
        </draw:line>
        <draw:polyline draw:style-name="gr4" draw:text-style-name="P1" draw:layer="layout" svg:width="13.966cm" svg:height="5.245cm" svg:x="1.761cm" svg:y="1.688cm" svg:viewBox="0 0 13967 5246" draw:points="0,5246 3,5220 17,5141 31,5069 45,5003 60,4941 74,4882 88,4825 101,4771 115,4718 129,4667 144,4618 158,4570 172,4524 186,4478 199,4434 213,4391 227,4348 242,4307 256,4266 270,4226 284,4187 297,4148 311,4111 325,4073 340,4037 354,4001 368,3966 381,3931 395,3897 409,3863 423,3830 438,3797 452,3764 466,3732 479,3701 493,3670 507,3639 522,3609 536,3579 550,3550 564,3520 577,3492 591,3463 605,3435 619,3407 632,3380 646,3352 660,3326 675,3299 689,3273 703,3247 717,3221 730,3195 744,3170 758,3145 773,3121 787,3096 801,3072 814,3048 828,3024 842,3001 856,2977 871,2954 885,2931 899,2908 912,2886 926,2863 940,2841 955,2820 969,2798 983,2777 997,2755 1010,2734 1024,2713 1038,2693 1053,2672 1067,2652 1081,2632 1094,2612 1108,2592 1122,2573 1136,2553 1151,2534 1165,2515 1179,2496 1192,2477 1206,2458 1220,2440 1235,2421 1249,2403 1263,2385 1277,2367 1290,2350 1304,2332 1318,2314 1333,2297 1347,2280 1361,2263 1374,2246 1388,2229 1402,2212 1416,2196 1431,2179 1445,2163 1459,2147 1472,2131 1486,2115 1500,2099 1515,2083 1529,2068 1543,2052 1557,2037 1570,2021 1584,2006 1598,1991 1613,1976 1627,1961 1641,1947 1654,1932 1668,1918 1682,1903 1696,1889 1711,1875 1725,1861 1739,1847 1752,1833 1766,1819 1780,1805 1795,1792 1809,1778 1823,1765 1837,1751 1849,1738 1864,1725 1878,1712 1892,1699 1905,1686 1919,1673 1933,1661 1947,1648 1962,1636 1976,1623 1990,1611 2003,1598 2017,1586 2031,1574 2046,1562 2060,1550 2074,1538 2088,1527 2101,1515 2115,1503 2129,1492 2144,1480 2158,1469 2172,1458 2185,1446 2199,1435 2213,1424 2227,1413 2242,1402 2256,1391 2270,1380 2283,1370 2297,1359 2311,1348 2326,1338 2340,1327 2354,1317 2368,1307 2381,1296 2395,1286 2409,1276 2424,1266 2438,1256 2452,1246 2465,1236 2479,1227 2493,1217 2507,1207 2522,1198 2536,1188 2550,1179 2563,1169 2577,1160 2591,1150 2606,1141 2620,1132 2634,1123 2648,1114 2661,1105 2675,1096 2689,1087 2704,1078 2718,1069 2732,1061 2745,1052 2759,1043 2773,1035 2787,1026 2802,1018 2816,1010 2830,1001 2845,993 2859,985 2872,976 2886,968 2900,960 2914,952 2929,944 2943,936 2957,928 2970,920 2984,912 2998,904 3013,897 3027,889 3041,881 3055,874 3068,866 3082,859 3096,852 3110,844 3123,837 3137,830 3151,822 3166,815 3180,808 3194,801 3208,794 3221,787 3235,780 3249,773 3264,767 3278,760 3292,753 3305,746 3319,740 3333,733 3347,727 3362,720 3376,714 3390,707 3403,701 3417,694 3431,688 3446,682 3460,675 3474,669 3488,663 3501,657 3515,651 3529,645 3544,639 3558,633 3572,627 3586,621 3599,615 3613,610 3627,604 3642,598 3656,592 3670,587 3683,581 3697,576 3711,570 3725,564 3740,559 3754,554 3768,548 3781,543 3795,538 3809,532 3824,527 3838,522 3852,517 3866,511 3879,506 3893,501 3907,496 3922,491 3936,486 3950,481 3963,476 3977,472 3991,467 4005,462 4020,457 4034,452 4048,448 4061,443 4075,438 4089,434 4104,429 4118,425 4132,420 4146,416 4159,411 4173,407 4187,402 4202,398 4216,394 4230,389 4243,385 4257,381 4271,377 4285,373 4300,368 4314,364 4328,360 4341,356 4355,352 4369,348 4383,344 4396,340 4410,336 4424,332 4438,329 4453,325 4467,321 4481,317 4494,314 4508,310 4522,306 4537,302 4551,299 4565,295 4579,292 4592,288 4606,285 4620,281 4635,278 4649,274 4663,271 4676,267 4690,264 4704,261 4718,257 4733,254 4747,251 4761,248 4774,244 4788,241 4802,238 4817,235 4831,232 4845,229 4859,226 4872,223 4886,220 4900,217 4915,214 4929,211 4943,208 4956,205 4970,202 4984,199 4998,197 5013,194 5027,191 5041,188 5054,186 5068,183 5082,180 5097,178 5111,175 5125,172 5139,170 5152,167 5166,165 5180,162 5195,160 5209,157 5224,155 5238,153 5251,150 5265,148 5279,145 5294,143 5308,141 5322,139 5335,136 5349,134 5363,132 5377,130 5392,127 5406,125 5420,123 5433,121 5447,119 5461,117 5476,115 5490,113 5504,111 5518,109 5531,107 5545,105 5559,103 5574,101 5588,99 5600,97 5614,96 5629,94 5643,92 5657,90 5671,88 5684,87 5698,85 5712,83 5727,82 5741,80 5755,78 5768,77 5782,75 5796,73 5810,72 5825,70 5839,69 5853,67 5866,66 5880,64 5894,63 5909,61 5923,60 5937,59 5951,57 5964,56 5978,54 5992,53 6007,52 6021,50 6035,49 6048,48 6062,47 6076,45 6090,44 6105,43 6119,42 6133,41 6146,40 6160,39 6174,37 6189,36 6203,35 6217,34 6231,33 6244,32 6258,31 6272,30 6287,29 6301,28 6315,27 6328,26 6342,26 6356,25 6370,24 6385,23 6399,22 6413,21 6426,21 6440,20 6454,19 6469,18 6483,17 6497,17 6511,16 6524,15 6538,15 6552,14 6567,13 6581,13 6595,12 6608,12 6622,11 6636,10 6650,10 6665,9 6679,9 6693,8 6706,8 6720,7 6734,7 6749,6 6763,6 6777,6 6791,5 6804,5 6818,4 6832,4 6846,4 6859,3 6873,3 6887,3 6901,3 6916,2 6930,2 6944,2 6957,2 6971,1 6985,1 7000,1 7014,1 7028,1 7042,0 7055,0 7069,0 7083,0 7098,0 7112,0 7126,0 7139,0 7153,0 7167,0 7181,0 7196,0 7210,0 7224,0 7237,0 7251,0 7265,0 7280,0 7294,0 7308,0 7322,0 7335,1 7349,1 7363,1 7378,1 7392,1 7406,2 7419,2 7433,2 7447,2 7461,2 7476,3 7490,3 7504,3 7517,4 7531,4 7545,4 7560,5 7574,5 7588,5 7602,6 7615,6 7629,7 7643,7 7658,7 7672,8 7686,8 7699,9 7713,9 7727,10 7741,10 7756,11 7770,11 7784,12 7797,12 7811,13 7825,13 7840,14 7854,15 7868,15 7882,16 7895,16 7909,17 7923,18 7938,18 7952,19 7966,20 7979,20 7993,21 8007,22 8021,23 8036,23 8050,24 8062,25 8076,26 8091,26 8105,27 8119,28 8132,29 8146,30 8160,31 8174,31 8189,32 8203,33 8217,34 8230,35 8244,36 8258,37 8273,38 8287,39 8301,40 8315,40 8328,41 8342,42 8356,43 8371,44 8385,45 8399,46 8413,47 8426,48 8440,50 8454,51 8469,52 8483,53 8497,54 8510,55 8524,56 8538,57 8552,58 8567,59 8581,61 8595,62 8608,63 8622,64 8636,65 8651,67 8665,68 8679,69 8693,70 8706,71 8720,73 8734,74 8749,75 8763,76 8777,78 8790,79 8804,80 8818,82 8832,83 8847,84 8861,86 8875,87 8888,88 8902,90 8916,91 8931,93 8945,94 8959,95 8973,97 8986,98 9000,100 9014,101 9029,103 9043,104 9057,105 9070,107 9084,108 9098,110 9112,111 9127,113 9141,114 9155,116 9168,118 9182,119 9196,121 9211,122 9225,124 9239,125 9253,127 9266,129 9280,130 9294,132 9308,133 9321,135 9335,137 9349,138 9364,140 9378,142 9392,143 9406,145 9419,147 9433,149 9447,150 9462,152 9476,154 9490,155 9503,157 9517,159 9531,161 9545,163 9560,164 9574,166 9588,168 9601,170 9615,172 9629,173 9644,175 9658,177 9672,179 9686,181 9699,183 9713,184 9727,186 9742,188 9756,190 9770,192 9783,194 9797,196 9811,198 9825,200 9840,202 9854,204 9868,206 9881,207 9895,209 9909,211 9924,213 9938,215 9952,217 9966,219 9979,221 9993,223 10007,226 10022,228 10036,230 10050,232 10064,234 10077,236 10091,238 10105,240 10120,242 10134,244 10148,246 10161,248 10175,251 10189,253 10203,255 10218,257 10232,259 10246,261 10259,263 10273,266 10287,268 10302,270 10316,272 10330,274 10344,277 10357,279 10371,281 10385,283 10400,285 10414,288 10428,290 10441,292 10455,294 10469,297 10483,299 10498,301 10512,304 10526,306 10538,308 10553,311 10567,313 10581,315 10594,318 10608,320 10622,322 10636,325 10651,327 10665,329 10679,332 10692,334 10706,336 10720,339 10735,341 10749,344 10763,346 10777,348 10790,351 10804,353 10818,356 10833,358 10847,361 10861,363 10874,366 10888,368 10902,371 10916,373 10931,376 10945,378 10959,381 10972,383 10986,386 11000,388 11015,391 11029,393 11043,396 11057,398 11070,401 11084,403 11098,406 11113,409 11127,411 11141,414 11154,416 11168,419 11182,422 11196,424 11211,427 11225,429 11239,432 11252,435 11266,437 11280,440 11295,443 11309,445 11323,448 11337,451 11350,453 11364,456 11378,459 11393,461 11407,464 11421,467 11434,469 11448,472 11462,475 11476,478 11491,480 11505,483 11519,486 11532,489 11546,491 11560,494 11575,497 11589,500 11603,502 11617,505 11630,508 11644,511 11658,514 11673,516 11687,519 11701,522 11715,525 11728,528 11742,531 11756,533 11771,536 11785,539 11797,542 11811,545 11826,548 11840,551 11854,554 11868,556 11881,559 11895,562 11909,565 11924,568 11938,571 11952,574 11965,577 11979,580 11993,583 12007,586 12022,589 12036,592 12050,595 12063,597 12077,600 12091,603 12106,606 12120,609 12134,612 12148,615 12161,618 12175,621 12189,624 12204,627 12218,630 12232,634 12245,637 12259,640 12273,643 12287,646 12302,649 12316,652 12330,655 12343,658 12357,661 12371,664 12386,667 12400,670 12414,673 12428,676 12441,680 12455,683 12469,686 12484,689 12498,692 12512,695 12525,698 12539,701 12553,705 12567,708 12582,711 12596,714 12610,717 12623,720 12637,724 12651,727 12666,730 12680,733 12694,736 12708,740 12721,743 12735,746 12749,749 12764,752 12778,756 12792,759 12805,762 12819,765 12833,769 12847,772 12862,775 12876,778 12890,782 12903,785 12917,788 12931,791 12946,795 12960,798 12974,801 12988,804 13001,808 13015,811 13029,814 13043,818 13056,821 13070,824 13084,828 13099,831 13113,834 13127,838 13141,841 13154,844 13168,848 13182,851 13197,854 13211,858 13225,861 13239,865 13252,868 13266,871 13280,875 13295,878 13309,881 13323,885 13336,888 13350,892 13364,895 13378,899 13393,902 13407,905 13421,909 13434,912 13448,916 13462,919 13477,923 13491,926 13505,929 13519,933 13532,937 13546,941 13560,944 13575,948 13589,951 13603,955 13616,958 13630,962 13644,965 13658,969 13673,972 13687,976 13701,979 13714,983 13728,986 13742,990 13757,993 13771,997 13785,1001 13799,1004 13812,1008 13826,1011 13840,1015 13855,1018 13869,1022 13883,1025 13896,1029 13910,1033 13924,1036 13938,1040 13953,1043 13967,1047">
          <text:p/>
        </draw:polyline>
        <draw:polyline draw:style-name="gr1" draw:text-style-name="P1" draw:layer="layout" svg:width="0.05cm" svg:height="0.065cm" svg:x="2.144cm" svg:y="5.924cm" svg:viewBox="0 0 51 66" draw:points="0,66 1,64 3,62 6,59 6,57 9,55 11,52 14,50 15,48 17,45 18,43 20,41 23,38 24,36 26,33 28,31 29,29 33,26 35,23 36,21 39,18 39,16 41,13 44,11 45,9 47,6 48,4 50,1 51,0">
          <text:p/>
        </draw:polyline>
        <draw:polyline draw:style-name="gr1" draw:text-style-name="P1" draw:layer="layout" svg:width="0.047cm" svg:height="0.068cm" svg:x="2.245cm" svg:y="5.789cm" svg:viewBox="0 0 48 69" draw:points="0,69 1,66 3,64 6,61 6,59 9,56 11,54 12,51 15,49 17,46 17,44 20,41 21,38 23,36 26,33 26,31 29,28 31,26 32,23 36,21 38,18 39,16 41,13 42,11 44,8 47,4 47,2 48,0">
          <text:p/>
        </draw:polyline>
        <draw:polyline draw:style-name="gr1" draw:text-style-name="P1" draw:layer="layout" svg:width="0.048cm" svg:height="0.068cm" svg:x="2.341cm" svg:y="5.653cm" svg:viewBox="0 0 49 69" draw:points="0,69 2,67 3,64 5,61 8,59 10,56 11,53 13,51 14,48 17,46 19,43 20,40 22,38 23,35 25,32 28,30 29,27 31,25 32,22 35,19 38,17 40,14 41,11 43,8 44,5 47,2 49,0">
          <text:p/>
        </draw:polyline>
        <draw:polyline draw:style-name="gr1" draw:text-style-name="P1" draw:layer="layout" svg:width="0.046cm" svg:height="0.069cm" svg:x="2.436cm" svg:y="5.515cm" svg:viewBox="0 0 47 70" draw:points="0,70 0,69 2,67 3,64 5,61 6,58 8,56 11,53 12,50 14,48 17,45 17,42 20,39 22,36 23,33 27,30 27,28 29,25 32,22 33,20 35,17 38,14 38,11 41,9 43,6 44,3 47,1 47,0">
          <text:p/>
        </draw:polyline>
        <draw:polyline draw:style-name="gr1" draw:text-style-name="P1" draw:layer="layout" svg:width="0.046cm" svg:height="0.069cm" svg:x="2.528cm" svg:y="5.376cm" svg:viewBox="0 0 47 70" draw:points="0,70 0,69 3,67 5,64 6,61 8,58 9,56 12,53 14,50 14,47 17,45 18,42 20,39 23,36 26,34 27,31 29,27 30,24 33,22 35,19 36,16 38,13 39,10 41,8 44,5 45,2 47,0">
          <text:p/>
        </draw:polyline>
        <draw:polyline draw:style-name="gr1" draw:text-style-name="P1" draw:layer="layout" svg:width="0.044cm" svg:height="0.07cm" svg:x="2.62cm" svg:y="5.236cm" svg:viewBox="0 0 45 71" draw:points="0,71 1,68 3,65 4,62 6,59 9,57 11,54 12,51 14,48 15,45 18,42 20,39 21,36 23,33 24,30 27,28 30,25 31,22 33,19 34,16 36,14 39,11 41,8 42,5 44,2 45,0">
          <text:p/>
        </draw:polyline>
        <draw:polyline draw:style-name="gr1" draw:text-style-name="P1" draw:layer="layout" svg:width="0.044cm" svg:height="0.07cm" svg:x="2.71cm" svg:y="5.096cm" svg:viewBox="0 0 45 71" draw:points="0,71 0,70 3,67 3,64 6,61 8,58 9,56 11,53 12,50 14,47 17,43 18,40 20,38 23,35 23,32 26,29 28,26 29,23 32,21 32,18 34,15 37,12 38,9 41,6 44,3 44,1 45,0">
          <text:p/>
        </draw:polyline>
        <draw:polyline draw:style-name="gr1" draw:text-style-name="P1" draw:layer="layout" svg:width="0.044cm" svg:height="0.071cm" svg:x="2.799cm" svg:y="4.955cm" svg:viewBox="0 0 45 72" draw:points="0,72 0,71 3,68 4,65 6,63 8,60 9,57 12,54 14,51 15,47 17,44 19,41 21,39 24,36 25,33 27,30 28,27 30,24 33,21 35,18 36,16 38,13 39,10 42,7 44,4 45,1 45,0">
          <text:p/>
        </draw:polyline>
        <draw:polyline draw:style-name="gr1" draw:text-style-name="P1" draw:layer="layout" svg:width="0.043cm" svg:height="0.07cm" svg:x="2.889cm" svg:y="4.814cm" svg:viewBox="0 0 44 71" draw:points="0,71 2,68 3,65 5,62 6,59 8,57 11,54 12,50 15,47 16,44 18,41 21,38 23,35 24,32 26,30 27,27 30,24 32,21 33,18 35,15 36,12 38,9 41,6 42,3 44,1 44,0">
          <text:p/>
        </draw:polyline>
        <draw:polyline draw:style-name="gr1" draw:text-style-name="P1" draw:layer="layout" svg:width="0.046cm" svg:height="0.071cm" svg:x="2.976cm" svg:y="4.672cm" svg:viewBox="0 0 47 72" draw:points="0,72 2,71 3,68 5,65 8,62 8,59 11,56 13,52 14,49 18,46 18,44 21,41 23,38 24,35 26,32 29,29 29,26 32,23 33,20 35,17 38,14 38,11 41,9 43,6 44,3 47,0">
          <text:p/>
        </draw:polyline>
        <draw:polyline draw:style-name="gr1" draw:text-style-name="P1" draw:layer="layout" svg:width="0.044cm" svg:height="0.071cm" svg:x="3.065cm" svg:y="4.53cm" svg:viewBox="0 0 45 72" draw:points="0,72 2,70 3,67 6,64 8,61 8,58 11,55 12,52 14,48 17,45 18,42 20,39 22,36 23,33 26,30 28,27 29,25 31,22 32,19 34,16 38,13 39,10 41,7 42,4 44,1 45,0">
          <text:p/>
        </draw:polyline>
        <draw:polyline draw:style-name="gr1" draw:text-style-name="P1" draw:layer="layout" svg:width="0.043cm" svg:height="0.071cm" svg:x="3.154cm" svg:y="4.388cm" svg:viewBox="0 0 44 72" draw:points="0,72 0,70 1,67 3,64 6,62 8,59 10,56 12,53 13,49 16,46 18,43 19,40 22,37 22,34 24,31 27,28 28,25 30,22 31,19 33,16 36,13 38,10 39,7 42,4 42,1 44,0">
          <text:p/>
        </draw:polyline>
        <draw:polyline draw:style-name="gr1" draw:text-style-name="P1" draw:layer="layout" svg:width="0.043cm" svg:height="0.071cm" svg:x="3.241cm" svg:y="4.245cm" svg:viewBox="0 0 44 72" draw:points="0,72 0,71 3,69 3,66 7,63 9,59 10,56 12,53 15,50 15,47 18,44 19,41 21,38 24,35 24,32 27,29 29,26 30,23 33,20 35,17 36,14 38,11 39,8 41,5 44,2 44,0">
          <text:p/>
        </draw:polyline>
        <draw:polyline draw:style-name="gr1" draw:text-style-name="P1" draw:layer="layout" svg:width="0.044cm" svg:height="0.071cm" svg:x="3.327cm" svg:y="4.103cm" svg:viewBox="0 0 45 72" draw:points="0,72 1,71 3,68 7,65 8,61 10,58 11,55 13,52 16,49 18,46 19,43 21,40 22,37 25,34 27,31 28,28 30,25 31,22 33,19 36,16 37,13 39,10 41,7 42,4 45,1 45,0">
          <text:p/>
        </draw:polyline>
        <draw:polyline draw:style-name="gr1" draw:text-style-name="P1" draw:layer="layout" svg:width="0.043cm" svg:height="0.071cm" svg:x="3.415cm" svg:y="3.96cm" svg:viewBox="0 0 44 72" draw:points="0,72 0,71 2,68 6,65 8,62 9,59 11,56 12,53 15,49 17,46 18,43 20,40 21,37 23,34 26,31 28,28 29,25 31,22 32,19 35,16 37,13 38,10 40,7 41,4 43,1 44,0">
          <text:p/>
        </draw:polyline>
        <draw:polyline draw:style-name="gr1" draw:text-style-name="P1" draw:layer="layout" svg:width="0.043cm" svg:height="0.071cm" svg:x="3.501cm" svg:y="3.817cm" svg:viewBox="0 0 44 72" draw:points="0,72 3,69 6,66 6,63 9,60 10,57 12,54 15,50 15,47 18,44 20,41 21,38 24,35 26,32 27,29 29,26 30,23 32,20 35,17 35,14 38,11 39,8 41,5 44,2 44,0">
          <text:p/>
        </draw:polyline>
        <draw:polyline draw:style-name="gr1" draw:text-style-name="P1" draw:layer="layout" svg:width="0.044cm" svg:height="0.072cm" svg:x="3.587cm" svg:y="3.674cm" svg:viewBox="0 0 45 73" draw:points="0,73 1,71 3,68 7,65 9,62 10,59 12,56 13,53 16,50 18,47 19,44 21,41 22,38 24,35 27,32 28,29 30,26 31,23 33,20 36,17 38,14 39,11 41,8 42,5 45,2 45,0">
          <text:p/>
        </draw:polyline>
        <draw:polyline draw:style-name="gr1" draw:text-style-name="P1" draw:layer="layout" svg:width="0.043cm" svg:height="0.072cm" svg:x="3.674cm" svg:y="3.53cm" svg:viewBox="0 0 44 73" draw:points="0,73 2,70 4,67 7,64 9,61 10,58 12,55 13,52 15,49 18,46 19,43 21,40 23,37 24,33 27,30 29,27 30,24 33,21 33,18 35,15 38,12 39,9 41,6 42,3 44,0">
          <text:p/>
        </draw:polyline>
        <draw:polyline draw:style-name="gr1" draw:text-style-name="P1" draw:layer="layout" svg:width="0.044cm" svg:height="0.072cm" svg:x="3.76cm" svg:y="3.387cm" svg:viewBox="0 0 45 73" draw:points="0,73 1,71 4,68 7,65 7,62 10,59 11,56 13,53 16,50 16,47 19,44 21,41 22,38 25,35 27,31 27,28 30,25 31,22 33,19 36,16 36,13 39,10 41,7 42,4 45,1 45,0">
          <text:p/>
        </draw:polyline>
        <draw:polyline draw:style-name="gr1" draw:text-style-name="P1" draw:layer="layout" svg:width="0.043cm" svg:height="0.072cm" svg:x="3.847cm" svg:y="3.244cm" svg:viewBox="0 0 44 73" draw:points="0,73 0,72 3,69 4,66 7,63 9,60 10,57 12,54 13,51 15,48 18,45 19,42 21,39 22,36 24,33 27,29 29,26 30,23 32,20 33,17 36,14 38,10 39,7 41,4 42,1 44,0">
          <text:p/>
        </draw:polyline>
        <draw:polyline draw:style-name="gr1" draw:text-style-name="P1" draw:layer="layout" svg:width="0.03cm" svg:height="0.048cm" svg:x="3.933cm" svg:y="3.124cm" svg:viewBox="0 0 31 49" draw:points="0,49 2,47 5,43 5,40 7,37 10,34 11,31 13,28 14,25 16,22 19,18 21,15 22,12 25,9 25,6 28,3 31,0">
          <text:p/>
        </draw:polyline>
        <draw:polyline draw:style-name="gr1" draw:text-style-name="P1" draw:layer="layout" svg:width="0.059cm" svg:height="0.06cm" svg:x="2.389cm" svg:y="5.785cm" svg:viewBox="0 0 60 61" draw:points="0,61 3,58 6,55 9,52 12,49 15,46 19,43 22,40 25,37 27,34 30,31 33,28 36,25 39,22 42,19 45,16 48,13 51,10 54,7 57,3 60,0">
          <text:p/>
        </draw:polyline>
        <draw:polyline draw:style-name="gr1" draw:text-style-name="P1" draw:layer="layout" svg:width="0.056cm" svg:height="0.061cm" svg:x="2.507cm" svg:y="5.663cm" svg:viewBox="0 0 57 62" draw:points="0,62 1,61 4,58 7,55 9,51 12,48 15,45 18,42 21,39 24,36 27,33 30,29 33,26 36,23 39,20 42,17 45,14 48,11 51,6 54,3 57,0">
          <text:p/>
        </draw:polyline>
        <draw:polyline draw:style-name="gr1" draw:text-style-name="P1" draw:layer="layout" svg:width="0.056cm" svg:height="0.061cm" svg:x="2.62cm" svg:y="5.54cm" svg:viewBox="0 0 57 62" draw:points="0,62 3,59 6,56 9,53 12,49 15,46 18,43 21,39 23,36 26,32 29,29 32,26 35,23 38,19 42,16 45,13 48,10 51,6 54,3 57,0">
          <text:p/>
        </draw:polyline>
        <draw:polyline draw:style-name="gr1" draw:text-style-name="P1" draw:layer="layout" svg:width="0.055cm" svg:height="0.063cm" svg:x="2.733cm" svg:y="5.415cm" svg:viewBox="0 0 56 64" draw:points="0,64 3,60 6,57 9,54 11,50 14,47 17,44 20,41 23,37 26,33 29,30 32,26 35,23 37,20 40,16 43,13 47,10 50,6 53,3 56,0">
          <text:p/>
        </draw:polyline>
        <draw:polyline draw:style-name="gr1" draw:text-style-name="P1" draw:layer="layout" svg:width="0.057cm" svg:height="0.063cm" svg:x="2.843cm" svg:y="5.289cm" svg:viewBox="0 0 58 64" draw:points="0,64 2,63 5,60 8,57 11,53 14,50 17,47 20,43 23,40 26,37 28,32 31,29 34,25 37,22 40,19 44,15 47,12 50,9 53,5 55,2 58,0">
          <text:p/>
        </draw:polyline>
        <draw:polyline draw:style-name="gr1" draw:text-style-name="P1" draw:layer="layout" svg:width="0.055cm" svg:height="0.063cm" svg:x="2.955cm" svg:y="5.163cm" svg:viewBox="0 0 56 64" draw:points="0,64 1,61 5,58 8,54 11,51 14,48 17,44 20,41 23,37 26,33 29,30 32,26 35,23 38,19 41,16 44,13 47,9 50,6 53,2 56,0">
          <text:p/>
        </draw:polyline>
        <draw:polyline draw:style-name="gr1" draw:text-style-name="P1" draw:layer="layout" svg:width="0.055cm" svg:height="0.064cm" svg:x="3.064cm" svg:y="5.036cm" svg:viewBox="0 0 56 65" draw:points="0,65 3,62 6,58 9,55 12,51 13,48 16,45 19,41 23,38 26,33 29,30 32,26 35,23 38,19 42,16 45,13 48,9 51,6 54,2 56,0">
          <text:p/>
        </draw:polyline>
        <draw:polyline draw:style-name="gr1" draw:text-style-name="P1" draw:layer="layout" svg:width="0.054cm" svg:height="0.064cm" svg:x="3.172cm" svg:y="4.908cm" svg:viewBox="0 0 55 65" draw:points="0,65 3,62 6,59 9,55 12,51 16,47 19,44 22,40 25,37 28,33 31,30 34,26 35,23 38,19 43,16 46,12 49,9 52,5 55,2 55,0">
          <text:p/>
        </draw:polyline>
        <draw:polyline draw:style-name="gr1" draw:text-style-name="P1" draw:layer="layout" svg:width="0.055cm" svg:height="0.064cm" svg:x="3.281cm" svg:y="4.781cm" svg:viewBox="0 0 56 65" draw:points="0,65 0,64 3,60 6,57 9,53 12,49 15,45 18,42 21,38 24,35 27,31 30,28 34,24 37,21 41,17 44,14 47,10 50,7 53,3 56,0">
          <text:p/>
        </draw:polyline>
        <draw:polyline draw:style-name="gr1" draw:text-style-name="P1" draw:layer="layout" svg:width="0.054cm" svg:height="0.064cm" svg:x="3.389cm" svg:y="4.652cm" svg:viewBox="0 0 55 65" draw:points="0,65 2,63 5,59 8,56 11,52 14,49 17,45 19,41 22,37 25,34 28,30 32,27 35,23 38,20 41,16 44,12 47,9 50,5 54,2 55,0">
          <text:p/>
        </draw:polyline>
        <draw:polyline draw:style-name="gr1" draw:text-style-name="P1" draw:layer="layout" svg:width="0.053cm" svg:height="0.064cm" svg:x="3.497cm" svg:y="4.524cm" svg:viewBox="0 0 54 65" draw:points="0,65 1,64 4,60 7,57 9,53 12,49 16,45 19,41 22,38 25,34 28,31 31,27 34,24 37,20 40,17 42,13 45,10 48,6 51,2 54,0">
          <text:p/>
        </draw:polyline>
        <draw:polyline draw:style-name="gr1" draw:text-style-name="P1" draw:layer="layout" svg:width="0.053cm" svg:height="0.065cm" svg:x="3.604cm" svg:y="4.395cm" svg:viewBox="0 0 54 66" draw:points="0,66 1,65 3,61 6,58 9,54 12,50 15,46 18,42 21,39 24,35 28,32 30,28 33,25 36,21 39,18 42,14 45,10 48,7 51,3 54,0">
          <text:p/>
        </draw:polyline>
        <draw:polyline draw:style-name="gr1" draw:text-style-name="P1" draw:layer="layout" svg:width="0.052cm" svg:height="0.064cm" svg:x="3.711cm" svg:y="4.266cm" svg:viewBox="0 0 53 65" draw:points="0,65 3,62 6,58 10,55 13,51 16,47 19,43 22,39 24,36 27,32 30,29 33,25 36,21 39,18 42,14 45,11 48,7 50,4 53,0">
          <text:p/>
        </draw:polyline>
        <draw:polyline draw:style-name="gr1" draw:text-style-name="P1" draw:layer="layout" svg:width="0.054cm" svg:height="0.065cm" svg:x="3.816cm" svg:y="4.136cm" svg:viewBox="0 0 55 66" draw:points="0,66 3,63 7,59 10,55 13,51 16,47 19,44 22,40 25,37 28,33 31,29 34,26 37,22 40,19 43,15 46,11 49,8 52,4 55,1 55,0">
          <text:p/>
        </draw:polyline>
        <draw:polyline draw:style-name="gr1" draw:text-style-name="P1" draw:layer="layout" svg:width="0.054cm" svg:height="0.065cm" svg:x="3.923cm" svg:y="4.007cm" svg:viewBox="0 0 55 66" draw:points="0,66 4,62 7,59 10,54 11,50 14,47 17,43 20,40 23,36 28,32 31,29 34,25 37,22 40,18 43,14 46,11 49,7 52,4 55,0">
          <text:p/>
        </draw:polyline>
        <draw:polyline draw:style-name="gr1" draw:text-style-name="P1" draw:layer="layout" svg:width="0.054cm" svg:height="0.065cm" svg:x="4.029cm" svg:y="3.877cm" svg:viewBox="0 0 55 66" draw:points="0,66 3,62 6,59 9,54 12,50 15,47 18,43 21,40 25,36 29,32 32,29 35,25 38,21 39,18 42,14 45,11 49,7 52,3 55,0">
          <text:p/>
        </draw:polyline>
        <draw:polyline draw:style-name="gr1" draw:text-style-name="P1" draw:layer="layout" svg:width="0.052cm" svg:height="0.065cm" svg:x="4.136cm" svg:y="3.747cm" svg:viewBox="0 0 53 66" draw:points="0,66 3,62 5,58 8,54 11,50 14,46 17,43 20,39 23,35 26,32 29,28 32,25 35,21 38,17 41,14 45,10 48,6 52,3 53,0">
          <text:p/>
        </draw:polyline>
        <draw:polyline draw:style-name="gr1" draw:text-style-name="P1" draw:layer="layout" svg:width="0.052cm" svg:height="0.065cm" svg:x="4.242cm" svg:y="3.617cm" svg:viewBox="0 0 53 66" draw:points="0,66 0,65 3,61 6,57 9,53 12,49 15,46 18,42 21,38 24,35 26,31 29,27 32,24 35,20 38,16 41,13 44,9 47,6 51,2 53,0">
          <text:p/>
        </draw:polyline>
        <draw:polyline draw:style-name="gr1" draw:text-style-name="P1" draw:layer="layout" svg:width="0.053cm" svg:height="0.065cm" svg:x="4.346cm" svg:y="3.487cm" svg:viewBox="0 0 54 66" draw:points="0,66 3,64 6,60 9,55 12,52 15,48 18,44 21,41 23,37 26,33 29,30 32,26 35,23 38,19 41,15 44,12 47,8 51,4 53,1 54,0">
          <text:p/>
        </draw:polyline>
        <draw:polyline draw:style-name="gr1" draw:text-style-name="P1" draw:layer="layout" svg:width="0.052cm" svg:height="0.065cm" svg:x="4.453cm" svg:y="3.357cm" svg:viewBox="0 0 53 66" draw:points="0,66 3,62 6,59 9,54 12,50 14,47 17,43 20,39 23,36 26,32 29,28 32,25 35,21 38,17 41,14 43,10 47,6 50,3 53,0">
          <text:p/>
        </draw:polyline>
        <draw:polyline draw:style-name="gr1" draw:text-style-name="P1" draw:layer="layout" svg:width="0.054cm" svg:height="0.065cm" svg:x="4.557cm" svg:y="3.226cm" svg:viewBox="0 0 55 66" draw:points="0,66 1,65 5,61 8,58 11,54 14,50 17,47 20,43 23,39 26,36 30,32 33,28 36,25 39,21 41,18 44,14 47,10 50,7 53,2 55,0">
          <text:p/>
        </draw:polyline>
        <draw:polyline draw:style-name="gr1" draw:text-style-name="P1" draw:layer="layout" svg:width="0.053cm" svg:height="0.065cm" svg:x="4.663cm" svg:y="3.096cm" svg:viewBox="0 0 54 66" draw:points="0,66 1,63 4,59 7,56 10,52 13,48 16,45 19,41 22,37 26,34 29,30 32,26 35,23 38,19 41,15 45,12 48,7 51,3 54,0">
          <text:p/>
        </draw:polyline>
        <draw:polyline draw:style-name="gr1" draw:text-style-name="P1" draw:layer="layout" svg:width="0.052cm" svg:height="0.066cm" svg:x="4.768cm" svg:y="2.965cm" svg:viewBox="0 0 53 67" draw:points="0,67 0,66 3,62 6,58 9,55 12,51 15,47 18,44 22,40 25,35 26,31 29,28 32,24 35,20 38,17 41,13 45,9 49,6 52,2 53,0">
          <text:p/>
        </draw:polyline>
        <draw:polyline draw:style-name="gr1" draw:text-style-name="P1" draw:layer="layout" svg:width="0.054cm" svg:height="0.066cm" svg:x="4.872cm" svg:y="2.834cm" svg:viewBox="0 0 55 67" draw:points="0,67 3,64 5,60 8,57 11,53 14,49 17,46 20,42 23,38 26,34 29,30 33,26 36,23 39,19 42,15 46,12 49,8 52,4 55,0">
          <text:p/>
        </draw:polyline>
        <draw:polyline draw:style-name="gr1" draw:text-style-name="P1" draw:layer="layout" svg:width="0.052cm" svg:height="0.065cm" svg:x="4.978cm" svg:y="2.704cm" svg:viewBox="0 0 53 66" draw:points="0,66 0,65 3,61 6,58 9,54 12,50 15,47 18,43 21,39 24,36 27,32 30,28 33,25 36,21 41,17 44,12 47,9 50,5 53,1 53,0">
          <text:p/>
        </draw:polyline>
        <draw:polyline draw:style-name="gr1" draw:text-style-name="P1" draw:layer="layout" svg:width="0.052cm" svg:height="0.066cm" svg:x="5.082cm" svg:y="2.573cm" svg:viewBox="0 0 53 67" draw:points="0,67 3,63 6,60 9,56 12,52 15,48 18,45 21,41 24,37 27,33 30,29 33,25 37,22 40,18 43,14 45,10 48,7 51,3 53,0">
          <text:p/>
        </draw:polyline>
        <draw:polyline draw:style-name="gr1" draw:text-style-name="P1" draw:layer="layout" svg:width="0.052cm" svg:height="0.066cm" svg:x="5.187cm" svg:y="2.442cm" svg:viewBox="0 0 53 67" draw:points="0,67 2,65 5,61 8,57 11,54 14,50 17,46 20,43 22,39 25,35 28,31 31,27 34,23 37,19 40,16 44,12 47,8 50,5 53,1 53,0">
          <text:p/>
        </draw:polyline>
        <draw:polyline draw:style-name="gr1" draw:text-style-name="P1" draw:layer="layout" svg:width="0.051cm" svg:height="0.064cm" svg:x="5.291cm" svg:y="2.313cm" svg:viewBox="0 0 52 65" draw:points="0,65 2,64 5,61 8,57 11,53 14,49 17,46 19,42 22,38 25,35 28,31 31,27 34,22 37,19 41,15 44,11 46,8 49,4 52,0">
          <text:p/>
        </draw:polyline>
        <draw:polyline draw:style-name="gr1" draw:text-style-name="P1" draw:layer="layout" svg:width="0.065cm" svg:height="0.052cm" svg:x="2.68cm" svg:y="5.71cm" svg:viewBox="0 0 66 53" draw:points="0,53 4,50 9,47 12,43 16,40 22,36 27,33 31,30 36,25 39,22 43,18 48,15 53,12 57,8 60,5 65,1 66,0">
          <text:p/>
        </draw:polyline>
        <draw:polyline draw:style-name="gr1" draw:text-style-name="P1" draw:layer="layout" svg:width="0.064cm" svg:height="0.053cm" svg:x="2.811cm" svg:y="5.605cm" svg:viewBox="0 0 65 54" draw:points="0,54 3,52 6,49 11,45 14,42 20,38 23,34 28,30 32,27 38,23 41,20 47,16 50,13 55,9 59,6 64,2 65,0">
          <text:p/>
        </draw:polyline>
        <draw:polyline draw:style-name="gr1" draw:text-style-name="P1" draw:layer="layout" svg:width="0.063cm" svg:height="0.054cm" svg:x="2.941cm" svg:y="5.498cm" svg:viewBox="0 0 64 55" draw:points="0,55 2,53 5,50 9,46 14,43 19,39 23,35 26,31 31,28 35,24 40,20 43,17 49,13 53,10 58,6 62,2 64,0">
          <text:p/>
        </draw:polyline>
        <draw:polyline draw:style-name="gr1" draw:text-style-name="P1" draw:layer="layout" svg:width="0.064cm" svg:height="0.053cm" svg:x="3.068cm" svg:y="5.391cm" svg:viewBox="0 0 65 54" draw:points="0,54 3,53 8,49 11,45 15,41 20,37 25,33 29,30 34,26 37,23 41,19 46,15 52,12 56,8 59,4 64,1 65,0">
          <text:p/>
        </draw:polyline>
        <draw:polyline draw:style-name="gr1" draw:text-style-name="P1" draw:layer="layout" svg:width="0.062cm" svg:height="0.055cm" svg:x="3.197cm" svg:y="5.281cm" svg:viewBox="0 0 63 56" draw:points="0,56 3,53 7,49 12,46 15,42 21,37 24,34 29,30 33,26 38,22 41,19 46,15 50,11 55,8 59,4 63,0">
          <text:p/>
        </draw:polyline>
        <draw:polyline draw:style-name="gr1" draw:text-style-name="P1" draw:layer="layout" svg:width="0.062cm" svg:height="0.055cm" svg:x="3.324cm" svg:y="5.172cm" svg:viewBox="0 0 63 56" draw:points="0,56 1,55 4,51 9,47 13,43 18,40 23,35 27,31 30,27 35,24 39,20 44,16 47,12 53,9 57,5 62,1 63,0">
          <text:p/>
        </draw:polyline>
        <draw:polyline draw:style-name="gr1" draw:text-style-name="P1" draw:layer="layout" svg:width="0.063cm" svg:height="0.056cm" svg:x="3.449cm" svg:y="5.061cm" svg:viewBox="0 0 64 57" draw:points="0,57 5,53 8,49 14,46 17,42 22,38 26,34 31,30 34,27 38,23 43,19 49,15 53,12 58,8 61,3 64,0">
          <text:p/>
        </draw:polyline>
        <draw:polyline draw:style-name="gr1" draw:text-style-name="P1" draw:layer="layout" svg:width="0.063cm" svg:height="0.056cm" svg:x="3.576cm" svg:y="4.95cm" svg:viewBox="0 0 64 57" draw:points="0,57 3,54 6,51 11,47 15,43 20,39 23,35 28,32 32,27 37,23 40,19 46,15 50,12 55,8 59,4 64,0">
          <text:p/>
        </draw:polyline>
        <draw:polyline draw:style-name="gr1" draw:text-style-name="P1" draw:layer="layout" svg:width="0.063cm" svg:height="0.056cm" svg:x="3.7cm" svg:y="4.839cm" svg:viewBox="0 0 64 57" draw:points="0,57 3,55 8,51 11,47 15,43 20,39 25,36 29,32 32,27 37,23 41,19 46,15 52,12 56,8 59,4 64,0">
          <text:p/>
        </draw:polyline>
        <draw:polyline draw:style-name="gr1" draw:text-style-name="P1" draw:layer="layout" svg:width="0.061cm" svg:height="0.056cm" svg:x="3.826cm" svg:y="4.727cm" svg:viewBox="0 0 62 57" draw:points="0,57 1,55 6,52 10,48 15,44 18,40 24,36 27,32 32,27 35,24 41,20 44,16 50,12 54,8 59,4 62,0">
          <text:p/>
        </draw:polyline>
        <draw:polyline draw:style-name="gr1" draw:text-style-name="P1" draw:layer="layout" svg:width="0.061cm" svg:height="0.056cm" svg:x="3.951cm" svg:y="4.615cm" svg:viewBox="0 0 62 57" draw:points="0,57 2,55 6,52 9,48 14,44 18,40 23,36 26,31 32,27 35,23 40,19 44,16 50,12 53,8 59,4 62,0">
          <text:p/>
        </draw:polyline>
        <draw:polyline draw:style-name="gr1" draw:text-style-name="P1" draw:layer="layout" svg:width="0.063cm" svg:height="0.056cm" svg:x="4.075cm" svg:y="4.503cm" svg:viewBox="0 0 64 57" draw:points="0,57 3,55 8,51 12,47 15,43 20,39 24,34 29,30 32,26 38,23 41,19 46,15 51,11 56,7 59,3 64,0">
          <text:p/>
        </draw:polyline>
        <draw:polyline draw:style-name="gr1" draw:text-style-name="P1" draw:layer="layout" svg:width="0.063cm" svg:height="0.056cm" svg:x="4.199cm" svg:y="4.39cm" svg:viewBox="0 0 64 57" draw:points="0,57 3,55 8,51 12,47 17,43 20,39 26,34 29,30 34,26 38,22 43,18 46,14 51,10 56,7 61,3 64,0">
          <text:p/>
        </draw:polyline>
        <draw:polyline draw:style-name="gr1" draw:text-style-name="P1" draw:layer="layout" svg:width="0.063cm" svg:height="0.056cm" svg:x="4.323cm" svg:y="4.277cm" svg:viewBox="0 0 64 57" draw:points="0,57 4,54 9,50 12,46 18,42 21,37 26,33 29,29 35,25 38,21 43,17 47,13 53,10 56,6 62,2 64,0">
          <text:p/>
        </draw:polyline>
        <draw:polyline draw:style-name="gr1" draw:text-style-name="P1" draw:layer="layout" svg:width="0.061cm" svg:height="0.058cm" svg:x="4.447cm" svg:y="4.163cm" svg:viewBox="0 0 62 59" draw:points="0,59 0,58 4,54 9,50 14,46 18,42 23,38 26,34 30,30 35,25 41,21 45,17 48,13 53,9 57,5 62,1 62,0">
          <text:p/>
        </draw:polyline>
        <draw:polyline draw:style-name="gr1" draw:text-style-name="P1" draw:layer="layout" svg:width="0.061cm" svg:height="0.057cm" svg:x="4.571cm" svg:y="4.05cm" svg:viewBox="0 0 62 58" draw:points="0,58 1,56 6,52 9,48 15,44 18,40 23,36 26,32 32,28 36,23 41,19 45,15 50,12 53,8 59,4 62,0">
          <text:p/>
        </draw:polyline>
        <draw:polyline draw:style-name="gr1" draw:text-style-name="P1" draw:layer="layout" svg:width="0.063cm" svg:height="0.056cm" svg:x="4.693cm" svg:y="3.937cm" svg:viewBox="0 0 64 57" draw:points="0,57 3,54 8,49 12,45 17,41 22,37 26,33 29,29 34,25 38,21 43,17 46,13 53,9 56,5 61,2 64,0">
          <text:p/>
        </draw:polyline>
        <draw:polyline draw:style-name="gr1" draw:text-style-name="P1" draw:layer="layout" svg:width="0.061cm" svg:height="0.057cm" svg:x="4.817cm" svg:y="3.822cm" svg:viewBox="0 0 62 58" draw:points="0,58 5,54 9,50 15,46 18,42 23,38 27,34 32,30 35,25 39,21 44,17 49,13 53,9 58,5 61,1 62,0">
          <text:p/>
        </draw:polyline>
        <draw:polyline draw:style-name="gr1" draw:text-style-name="P1" draw:layer="layout" svg:width="0.063cm" svg:height="0.057cm" svg:x="4.939cm" svg:y="3.708cm" svg:viewBox="0 0 64 58" draw:points="0,58 2,56 8,52 11,48 16,44 20,40 25,36 28,32 33,28 37,24 42,20 45,15 51,11 55,7 60,3 64,0">
          <text:p/>
        </draw:polyline>
        <draw:polyline draw:style-name="gr1" draw:text-style-name="P1" draw:layer="layout" svg:width="0.061cm" svg:height="0.057cm" svg:x="5.062cm" svg:y="3.594cm" svg:viewBox="0 0 62 58" draw:points="0,58 4,54 10,50 15,46 19,42 22,38 27,34 32,30 36,25 39,21 44,17 48,13 53,9 58,5 62,1 62,0">
          <text:p/>
        </draw:polyline>
        <draw:polyline draw:style-name="gr1" draw:text-style-name="P1" draw:layer="layout" svg:width="0.061cm" svg:height="0.057cm" svg:x="5.186cm" svg:y="3.479cm" svg:viewBox="0 0 62 58" draw:points="0,58 0,57 7,53 10,49 15,45 19,41 24,37 27,33 31,29 36,24 41,20 45,16 50,12 53,8 57,4 62,0">
          <text:p/>
        </draw:polyline>
        <draw:polyline draw:style-name="gr1" draw:text-style-name="P1" draw:layer="layout" svg:width="0.061cm" svg:height="0.057cm" svg:x="5.308cm" svg:y="3.365cm" svg:viewBox="0 0 62 58" draw:points="0,58 4,55 9,51 13,47 18,43 21,39 27,35 30,31 35,26 38,22 44,18 47,14 52,10 56,6 61,2 62,0">
          <text:p/>
        </draw:polyline>
        <draw:polyline draw:style-name="gr1" draw:text-style-name="P1" draw:layer="layout" svg:width="0.061cm" svg:height="0.057cm" svg:x="5.431cm" svg:y="3.25cm" svg:viewBox="0 0 62 58" draw:points="0,58 1,57 6,53 9,49 13,45 18,41 23,37 27,33 31,29 36,24 40,20 45,16 50,12 54,8 57,4 62,0">
          <text:p/>
        </draw:polyline>
        <draw:polyline draw:style-name="gr1" draw:text-style-name="P1" draw:layer="layout" svg:width="0.061cm" svg:height="0.058cm" svg:x="5.553cm" svg:y="3.135cm" svg:viewBox="0 0 62 59" draw:points="0,59 3,56 8,52 12,48 17,44 20,40 26,35 29,31 34,26 37,22 43,18 46,14 51,10 55,6 61,2 62,0">
          <text:p/>
        </draw:polyline>
        <draw:polyline draw:style-name="gr1" draw:text-style-name="P1" draw:layer="layout" svg:width="0.062cm" svg:height="0.057cm" svg:x="5.675cm" svg:y="3.021cm" svg:viewBox="0 0 63 58" draw:points="0,58 2,57 7,53 11,49 14,45 19,41 23,36 28,32 34,27 38,23 41,19 46,15 50,11 55,7 58,3 63,0">
          <text:p/>
        </draw:polyline>
        <draw:polyline draw:style-name="gr1" draw:text-style-name="P1" draw:layer="layout" svg:width="0.061cm" svg:height="0.058cm" svg:x="5.798cm" svg:y="2.906cm" svg:viewBox="0 0 62 59" draw:points="0,59 3,55 8,50 12,46 17,42 20,38 26,34 29,29 34,25 38,21 43,17 46,13 50,9 56,5 61,1 62,0">
          <text:p/>
        </draw:polyline>
        <draw:polyline draw:style-name="gr1" draw:text-style-name="P1" draw:layer="layout" svg:width="0.061cm" svg:height="0.057cm" svg:x="5.919cm" svg:y="2.791cm" svg:viewBox="0 0 62 58" draw:points="0,58 3,56 7,52 12,48 15,44 21,40 24,36 29,32 33,27 38,23 41,19 46,15 50,11 56,7 59,3 62,0">
          <text:p/>
        </draw:polyline>
        <draw:polyline draw:style-name="gr1" draw:text-style-name="P1" draw:layer="layout" svg:width="0.059cm" svg:height="0.057cm" svg:x="6.043cm" svg:y="2.676cm" svg:viewBox="0 0 60 58" draw:points="0,58 3,54 8,50 13,46 18,41 22,37 27,33 30,28 34,24 39,20 44,16 48,12 51,8 56,4 60,0">
          <text:p/>
        </draw:polyline>
        <draw:polyline draw:style-name="gr1" draw:text-style-name="P1" draw:layer="layout" svg:width="0.061cm" svg:height="0.057cm" svg:x="6.164cm" svg:y="2.56cm" svg:viewBox="0 0 62 58" draw:points="0,58 3,55 7,51 12,47 15,43 21,39 24,35 29,30 33,26 38,22 41,17 45,13 51,9 56,5 60,1 62,0">
          <text:p/>
        </draw:polyline>
        <draw:polyline draw:style-name="gr1" draw:text-style-name="P1" draw:layer="layout" svg:width="0.06cm" svg:height="0.057cm" svg:x="6.286cm" svg:y="2.445cm" svg:viewBox="0 0 61 58" draw:points="0,58 2,56 6,52 9,48 14,44 18,40 23,36 28,31 32,27 35,23 40,19 45,15 50,11 53,6 59,2 61,0">
          <text:p/>
        </draw:polyline>
        <draw:polyline draw:style-name="gr1" draw:text-style-name="P1" draw:layer="layout" svg:width="0.061cm" svg:height="0.058cm" svg:x="6.407cm" svg:y="2.329cm" svg:viewBox="0 0 62 59" draw:points="0,59 0,58 4,54 9,50 14,46 18,42 23,38 26,33 30,29 35,25 40,21 45,17 48,13 53,9 57,4 62,0">
          <text:p/>
        </draw:polyline>
        <draw:polyline draw:style-name="gr1" draw:text-style-name="P1" draw:layer="layout" svg:width="0.061cm" svg:height="0.058cm" svg:x="6.528cm" svg:y="2.214cm" svg:viewBox="0 0 62 59" draw:points="0,59 4,55 9,51 12,47 18,43 21,39 26,34 30,30 35,26 38,22 45,18 48,13 53,9 56,5 62,1 62,0">
          <text:p/>
        </draw:polyline>
        <draw:polyline draw:style-name="gr1" draw:text-style-name="P1" draw:layer="layout" svg:width="0.061cm" svg:height="0.058cm" svg:x="6.65cm" svg:y="2.098cm" svg:viewBox="0 0 62 59" draw:points="0,59 3,57 8,53 11,49 15,45 20,41 25,36 29,32 32,28 37,23 42,19 47,15 50,11 56,7 59,3 62,0">
          <text:p/>
        </draw:polyline>
        <draw:polyline draw:style-name="gr1" draw:text-style-name="P1" draw:layer="layout" svg:width="0.061cm" svg:height="0.058cm" svg:x="6.773cm" svg:y="1.983cm" svg:viewBox="0 0 62 59" draw:points="0,59 1,58 4,54 9,50 12,46 18,40 21,36 26,32 30,28 35,24 39,20 45,16 48,12 53,8 57,4 62,0">
          <text:p/>
        </draw:polyline>
        <draw:polyline draw:style-name="gr1" draw:text-style-name="P1" draw:layer="layout" svg:width="0.062cm" svg:height="0.058cm" svg:x="6.893cm" svg:y="1.867cm" svg:viewBox="0 0 63 59" draw:points="0,59 5,55 10,51 14,47 17,42 22,38 26,34 32,30 35,26 41,22 44,18 49,13 53,9 58,5 61,1 63,0">
          <text:p/>
        </draw:polyline>
        <draw:polyline draw:style-name="gr1" draw:text-style-name="P1" draw:layer="layout" svg:width="0.072cm" svg:height="0.043cm" svg:x="3.028cm" svg:y="5.692cm" svg:viewBox="0 0 73 44" draw:points="0,44 6,40 13,37 19,33 23,30 29,26 37,23 43,19 49,15 55,12 61,8 67,4 72,0 73,0">
          <text:p/>
        </draw:polyline>
        <draw:polyline draw:style-name="gr1" draw:text-style-name="P1" draw:layer="layout" svg:width="0.072cm" svg:height="0.044cm" svg:x="3.172cm" svg:y="5.605cm" svg:viewBox="0 0 73 45" draw:points="0,45 5,42 9,38 16,35 22,31 28,28 34,24 40,20 46,17 52,13 57,10 64,5 70,1 73,0">
          <text:p/>
        </draw:polyline>
        <draw:polyline draw:style-name="gr1" draw:text-style-name="P1" draw:layer="layout" svg:width="0.07cm" svg:height="0.045cm" svg:x="3.316cm" svg:y="5.516cm" svg:viewBox="0 0 71 46" draw:points="0,46 2,44 8,39 15,36 21,32 27,28 33,25 38,21 44,17 50,14 56,10 62,6 67,3 71,0">
          <text:p/>
        </draw:polyline>
        <draw:polyline draw:style-name="gr1" draw:text-style-name="P1" draw:layer="layout" svg:width="0.072cm" svg:height="0.045cm" svg:x="3.457cm" svg:y="5.427cm" svg:viewBox="0 0 73 46" draw:points="0,46 3,45 9,40 15,36 21,32 26,29 32,25 38,21 44,17 50,14 55,10 62,6 68,3 73,0">
          <text:p/>
        </draw:polyline>
        <draw:polyline draw:style-name="gr1" draw:text-style-name="P1" draw:layer="layout" svg:width="0.07cm" svg:height="0.045cm" svg:x="3.599cm" svg:y="5.337cm" svg:viewBox="0 0 71 46" draw:points="0,46 3,45 9,40 15,36 21,32 27,29 33,25 39,21 44,17 50,14 56,10 62,6 68,2 71,0">
          <text:p/>
        </draw:polyline>
        <draw:polyline draw:style-name="gr1" draw:text-style-name="P1" draw:layer="layout" svg:width="0.07cm" svg:height="0.046cm" svg:x="3.74cm" svg:y="5.246cm" svg:viewBox="0 0 71 47" draw:points="0,47 3,45 9,40 15,36 22,32 28,29 35,25 39,21 45,17 51,13 57,9 64,6 70,2 71,0">
          <text:p/>
        </draw:polyline>
        <draw:polyline draw:style-name="gr1" draw:text-style-name="P1" draw:layer="layout" svg:width="0.069cm" svg:height="0.046cm" svg:x="3.882cm" svg:y="5.155cm" svg:viewBox="0 0 70 47" draw:points="0,47 3,44 9,40 15,36 23,32 27,28 33,25 39,21 46,16 52,12 58,8 64,4 70,0">
          <text:p/>
        </draw:polyline>
        <draw:polyline draw:style-name="gr1" draw:text-style-name="P1" draw:layer="layout" svg:width="0.071cm" svg:height="0.046cm" svg:x="4.021cm" svg:y="5.063cm" svg:viewBox="0 0 72 47" draw:points="0,47 8,43 14,39 18,35 24,31 30,28 37,24 43,19 49,15 55,11 61,7 67,3 72,0">
          <text:p/>
        </draw:polyline>
        <draw:polyline draw:style-name="gr1" draw:text-style-name="P1" draw:layer="layout" svg:width="0.069cm" svg:height="0.047cm" svg:x="4.162cm" svg:y="4.97cm" svg:viewBox="0 0 70 48" draw:points="0,48 2,47 8,43 12,39 20,35 26,31 32,27 38,23 44,18 50,14 55,10 61,6 67,2 70,0">
          <text:p/>
        </draw:polyline>
        <draw:polyline draw:style-name="gr1" draw:text-style-name="P1" draw:layer="layout" svg:width="0.071cm" svg:height="0.046cm" svg:x="4.301cm" svg:y="4.877cm" svg:viewBox="0 0 72 47" draw:points="0,47 3,45 11,41 17,38 23,34 29,30 35,26 41,21 46,17 52,13 58,9 64,5 69,1 72,0">
          <text:p/>
        </draw:polyline>
        <draw:polyline draw:style-name="gr1" draw:text-style-name="P1" draw:layer="layout" svg:width="0.069cm" svg:height="0.048cm" svg:x="4.442cm" svg:y="4.783cm" svg:viewBox="0 0 70 49" draw:points="0,49 5,45 12,40 18,36 24,32 29,28 35,24 41,20 47,16 53,12 59,8 64,4 70,0">
          <text:p/>
        </draw:polyline>
        <draw:polyline draw:style-name="gr1" draw:text-style-name="P1" draw:layer="layout" svg:width="0.07cm" svg:height="0.046cm" svg:x="4.58cm" svg:y="4.69cm" svg:viewBox="0 0 71 47" draw:points="0,47 3,46 10,42 16,38 21,35 27,31 33,27 39,22 45,18 51,14 56,10 62,6 68,2 71,0">
          <text:p/>
        </draw:polyline>
        <draw:polyline draw:style-name="gr1" draw:text-style-name="P1" draw:layer="layout" svg:width="0.071cm" svg:height="0.047cm" svg:x="4.719cm" svg:y="4.596cm" svg:viewBox="0 0 72 48" draw:points="0,48 5,45 12,41 18,37 24,32 30,28 36,24 42,20 47,16 53,12 59,8 65,4 72,0">
          <text:p/>
        </draw:polyline>
        <draw:polyline draw:style-name="gr1" draw:text-style-name="P1" draw:layer="layout" svg:width="0.069cm" svg:height="0.048cm" svg:x="4.86cm" svg:y="4.501cm" svg:viewBox="0 0 70 49" draw:points="0,49 0,48 7,44 13,40 19,36 25,31 32,27 38,23 42,19 48,15 54,11 61,6 67,2 70,0">
          <text:p/>
        </draw:polyline>
        <draw:polyline draw:style-name="gr1" draw:text-style-name="P1" draw:layer="layout" svg:width="0.07cm" svg:height="0.047cm" svg:x="4.998cm" svg:y="4.407cm" svg:viewBox="0 0 71 48" draw:points="0,48 4,45 11,41 17,37 24,33 30,28 34,24 40,20 47,16 53,12 59,8 65,4 71,0">
          <text:p/>
        </draw:polyline>
        <draw:polyline draw:style-name="gr1" draw:text-style-name="P1" draw:layer="layout" svg:width="0.069cm" svg:height="0.047cm" svg:x="5.137cm" svg:y="4.312cm" svg:viewBox="0 0 70 48" draw:points="0,48 1,47 9,43 15,39 21,34 27,30 31,26 38,22 44,18 50,14 56,10 62,6 68,2 70,0">
          <text:p/>
        </draw:polyline>
        <draw:polyline draw:style-name="gr1" draw:text-style-name="P1" draw:layer="layout" svg:width="0.07cm" svg:height="0.048cm" svg:x="5.275cm" svg:y="4.217cm" svg:viewBox="0 0 71 49" draw:points="0,49 7,45 13,41 19,37 24,33 30,28 36,24 42,20 48,16 54,12 60,8 65,4 71,0">
          <text:p/>
        </draw:polyline>
        <draw:polyline draw:style-name="gr1" draw:text-style-name="P1" draw:layer="layout" svg:width="0.069cm" svg:height="0.048cm" svg:x="5.414cm" svg:y="4.122cm" svg:viewBox="0 0 70 49" draw:points="0,49 4,47 10,43 15,39 21,35 27,29 33,25 39,21 45,17 50,13 56,9 62,5 68,1 70,0">
          <text:p/>
        </draw:polyline>
        <draw:polyline draw:style-name="gr1" draw:text-style-name="P1" draw:layer="layout" svg:width="0.068cm" svg:height="0.048cm" svg:x="5.552cm" svg:y="4.027cm" svg:viewBox="0 0 69 49" draw:points="0,49 1,48 6,44 12,40 18,36 24,32 30,27 36,23 41,18 47,14 53,10 60,6 66,2 69,0">
          <text:p/>
        </draw:polyline>
        <draw:polyline draw:style-name="gr1" draw:text-style-name="P1" draw:layer="layout" svg:width="0.069cm" svg:height="0.048cm" svg:x="5.689cm" svg:y="3.931cm" svg:viewBox="0 0 70 49" draw:points="0,49 6,46 12,42 18,38 24,34 29,29 35,25 41,20 47,16 53,12 59,8 66,4 70,0">
          <text:p/>
        </draw:polyline>
        <draw:polyline draw:style-name="gr1" draw:text-style-name="P1" draw:layer="layout" svg:width="0.069cm" svg:height="0.047cm" svg:x="5.827cm" svg:y="3.836cm" svg:viewBox="0 0 70 48" draw:points="0,48 3,47 10,43 16,39 21,35 27,30 33,26 39,22 45,18 51,14 58,10 64,6 68,1 70,0">
          <text:p/>
        </draw:polyline>
        <draw:polyline draw:style-name="gr1" draw:text-style-name="P1" draw:layer="layout" svg:width="0.069cm" svg:height="0.049cm" svg:x="5.966cm" svg:y="3.739cm" svg:viewBox="0 0 70 50" draw:points="0,50 6,45 12,41 18,37 24,33 30,29 36,25 43,21 49,17 55,12 59,7 65,3 70,0">
          <text:p/>
        </draw:polyline>
        <draw:polyline draw:style-name="gr1" draw:text-style-name="P1" draw:layer="layout" svg:width="0.069cm" svg:height="0.048cm" svg:x="6.104cm" svg:y="3.644cm" svg:viewBox="0 0 70 49" draw:points="0,49 4,46 10,42 16,38 22,33 28,28 35,24 41,20 47,16 51,12 58,8 64,4 70,0">
          <text:p/>
        </draw:polyline>
        <draw:polyline draw:style-name="gr1" draw:text-style-name="P1" draw:layer="layout" svg:width="0.068cm" svg:height="0.048cm" svg:x="6.242cm" svg:y="3.548cm" svg:viewBox="0 0 69 49" draw:points="0,49 1,47 7,43 13,39 20,35 26,31 32,25 38,21 42,17 50,13 56,9 62,5 68,1 69,0">
          <text:p/>
        </draw:polyline>
        <draw:polyline draw:style-name="gr1" draw:text-style-name="P1" draw:layer="layout" svg:width="0.07cm" svg:height="0.048cm" svg:x="6.378cm" svg:y="3.452cm" svg:viewBox="0 0 71 49" draw:points="0,49 1,48 8,44 15,40 21,36 27,32 33,26 39,22 44,18 50,14 56,10 62,6 68,2 71,0">
          <text:p/>
        </draw:polyline>
        <draw:polyline draw:style-name="gr1" draw:text-style-name="P1" draw:layer="layout" svg:width="0.069cm" svg:height="0.048cm" svg:x="6.517cm" svg:y="3.356cm" svg:viewBox="0 0 70 49" draw:points="0,49 7,45 12,41 18,37 24,32 30,28 36,24 41,20 47,16 53,12 59,8 65,2 70,0">
          <text:p/>
        </draw:polyline>
        <draw:polyline draw:style-name="gr1" draw:text-style-name="P1" draw:layer="layout" svg:width="0.067cm" svg:height="0.048cm" svg:x="6.655cm" svg:y="3.26cm" svg:viewBox="0 0 68 49" draw:points="0,49 3,46 9,41 16,37 22,33 28,28 33,24 39,20 45,16 51,11 57,7 63,3 68,0">
          <text:p/>
        </draw:polyline>
        <draw:polyline draw:style-name="gr1" draw:text-style-name="P1" draw:layer="layout" svg:width="0.069cm" svg:height="0.048cm" svg:x="6.791cm" svg:y="3.163cm" svg:viewBox="0 0 70 49" draw:points="0,49 3,47 10,43 16,39 22,35 27,31 33,26 39,22 45,18 51,14 58,9 64,5 70,1 70,0">
          <text:p/>
        </draw:polyline>
        <draw:polyline draw:style-name="gr1" draw:text-style-name="P1" draw:layer="layout" svg:width="0.069cm" svg:height="0.048cm" svg:x="6.929cm" svg:y="3.067cm" svg:viewBox="0 0 70 49" draw:points="0,49 1,48 8,43 14,39 19,35 25,31 31,27 37,23 43,19 50,14 56,9 62,5 68,1 70,0">
          <text:p/>
        </draw:polyline>
        <draw:polyline draw:style-name="gr1" draw:text-style-name="P1" draw:layer="layout" svg:width="0.069cm" svg:height="0.048cm" svg:x="7.066cm" svg:y="2.97cm" svg:viewBox="0 0 70 49" draw:points="0,49 6,45 13,41 17,36 23,32 29,27 36,23 43,19 49,15 55,11 61,6 67,2 70,0">
          <text:p/>
        </draw:polyline>
        <draw:polyline draw:style-name="gr1" draw:text-style-name="P1" draw:layer="layout" svg:width="0.067cm" svg:height="0.049cm" svg:x="7.204cm" svg:y="2.873cm" svg:viewBox="0 0 68 50" draw:points="0,50 5,46 9,41 15,37 21,32 28,28 34,24 40,20 46,16 52,12 58,7 63,3 68,0">
          <text:p/>
        </draw:polyline>
        <draw:polyline draw:style-name="gr1" draw:text-style-name="P1" draw:layer="layout" svg:width="0.069cm" svg:height="0.048cm" svg:x="7.34cm" svg:y="2.776cm" svg:viewBox="0 0 70 49" draw:points="0,49 5,46 10,42 17,38 23,34 29,29 35,25 41,20 47,16 52,12 58,8 64,3 70,0">
          <text:p/>
        </draw:polyline>
        <draw:polyline draw:style-name="gr1" draw:text-style-name="P1" draw:layer="layout" svg:width="0.069cm" svg:height="0.048cm" svg:x="7.476cm" svg:y="2.679cm" svg:viewBox="0 0 70 49" draw:points="0,49 3,47 10,43 17,39 23,34 29,29 35,25 41,21 46,17 52,13 58,8 64,4 69,0 70,0">
          <text:p/>
        </draw:polyline>
        <draw:polyline draw:style-name="gr1" draw:text-style-name="P1" draw:layer="layout" svg:width="0.069cm" svg:height="0.048cm" svg:x="7.614cm" svg:y="2.582cm" svg:viewBox="0 0 70 49" draw:points="0,49 2,48 8,44 15,40 21,35 27,31 32,26 38,22 44,18 50,13 56,9 61,5 67,1 70,0">
          <text:p/>
        </draw:polyline>
        <draw:polyline draw:style-name="gr1" draw:text-style-name="P1" draw:layer="layout" svg:width="0.069cm" svg:height="0.048cm" svg:x="7.75cm" svg:y="2.485cm" svg:viewBox="0 0 70 49" draw:points="0,49 2,49 8,44 15,40 21,36 26,31 32,27 38,23 44,18 50,14 56,10 61,6 67,2 70,0">
          <text:p/>
        </draw:polyline>
        <draw:polyline draw:style-name="gr1" draw:text-style-name="P1" draw:layer="layout" svg:width="0.069cm" svg:height="0.048cm" svg:x="7.888cm" svg:y="2.388cm" svg:viewBox="0 0 70 49" draw:points="0,49 6,45 11,41 18,37 24,32 30,27 36,23 42,19 48,15 53,11 59,6 65,2 70,0">
          <text:p/>
        </draw:polyline>
        <draw:polyline draw:style-name="gr1" draw:text-style-name="P1" draw:layer="layout" svg:width="0.069cm" svg:height="0.048cm" svg:x="8.024cm" svg:y="2.291cm" svg:viewBox="0 0 70 49" draw:points="0,49 5,46 11,41 18,37 24,32 30,28 36,24 43,20 49,15 53,11 59,7 65,3 70,0">
          <text:p/>
        </draw:polyline>
        <draw:polyline draw:style-name="gr1" draw:text-style-name="P1" draw:layer="layout" svg:width="0.067cm" svg:height="0.048cm" svg:x="8.162cm" svg:y="2.194cm" svg:viewBox="0 0 68 49" draw:points="0,49 3,46 9,42 15,37 21,33 27,28 34,24 40,20 44,16 51,12 58,7 64,3 68,0">
          <text:p/>
        </draw:polyline>
        <draw:polyline draw:style-name="gr1" draw:text-style-name="P1" draw:layer="layout" svg:width="0.069cm" svg:height="0.049cm" svg:x="8.298cm" svg:y="2.096cm" svg:viewBox="0 0 70 50" draw:points="0,50 3,48 9,43 15,39 22,34 28,30 35,26 39,21 45,17 52,13 58,9 64,4 70,0">
          <text:p/>
        </draw:polyline>
        <draw:polyline draw:style-name="gr1" draw:text-style-name="P1" draw:layer="layout" svg:width="0.069cm" svg:height="0.049cm" svg:x="8.434cm" svg:y="1.999cm" svg:viewBox="0 0 70 50" draw:points="0,50 3,48 9,44 16,39 23,34 29,30 33,26 40,22 46,17 52,13 58,9 64,5 70,1 70,0">
          <text:p/>
        </draw:polyline>
        <draw:polyline draw:style-name="gr1" draw:text-style-name="P1" draw:layer="layout" svg:width="0.069cm" svg:height="0.048cm" svg:x="8.572cm" svg:y="1.902cm" svg:viewBox="0 0 70 49" draw:points="0,49 2,48 8,44 14,39 21,34 27,30 32,26 38,22 44,18 50,13 56,9 62,5 67,1 70,0">
          <text:p/>
        </draw:polyline>
        <draw:polyline draw:style-name="gr1" draw:text-style-name="P1" draw:layer="layout" svg:width="0.069cm" svg:height="0.048cm" svg:x="8.708cm" svg:y="1.805cm" svg:viewBox="0 0 70 49" draw:points="0,49 2,48 8,43 14,39 20,35 25,30 32,26 38,22 44,18 50,13 56,9 61,5 67,1 70,0">
          <text:p/>
        </draw:polyline>
        <draw:polyline draw:style-name="gr1" draw:text-style-name="P1" draw:layer="layout" svg:width="0.069cm" svg:height="0.049cm" svg:x="8.844cm" svg:y="1.707cm" svg:viewBox="0 0 70 50" draw:points="0,50 2,49 8,45 14,41 20,37 26,31 32,27 38,23 44,19 49,15 55,10 61,6 67,2 70,0">
          <text:p/>
        </draw:polyline>
        <draw:polyline draw:style-name="gr1" draw:text-style-name="P1" draw:layer="layout" svg:width="0.078cm" svg:height="0.033cm" svg:x="3.454cm" svg:y="5.731cm" svg:viewBox="0 0 79 34" draw:points="0,34 9,31 15,27 24,24 32,21 40,17 47,14 56,10 65,6 73,3 79,0">
          <text:p/>
        </draw:polyline>
        <draw:polyline draw:style-name="gr1" draw:text-style-name="P1" draw:layer="layout" svg:width="0.077cm" svg:height="0.033cm" svg:x="3.608cm" svg:y="5.664cm" svg:viewBox="0 0 78 34" draw:points="0,34 3,33 11,30 20,25 28,22 35,18 43,15 52,12 59,8 67,5 76,1 78,0">
          <text:p/>
        </draw:polyline>
        <draw:polyline draw:style-name="gr1" draw:text-style-name="P1" draw:layer="layout" svg:width="0.077cm" svg:height="0.034cm" svg:x="3.761cm" svg:y="5.596cm" svg:viewBox="0 0 78 35" draw:points="0,35 8,31 17,27 25,24 32,20 40,17 48,13 56,10 64,6 73,3 78,0">
          <text:p/>
        </draw:polyline>
        <draw:polyline draw:style-name="gr1" draw:text-style-name="P1" draw:layer="layout" svg:width="0.075cm" svg:height="0.035cm" svg:x="3.916cm" svg:y="5.527cm" svg:viewBox="0 0 76 36" draw:points="0,36 3,34 12,29 18,26 27,22 36,19 44,15 51,12 59,8 68,5 76,1 76,0">
          <text:p/>
        </draw:polyline>
        <draw:polyline draw:style-name="gr1" draw:text-style-name="P1" draw:layer="layout" svg:width="0.077cm" svg:height="0.034cm" svg:x="4.067cm" svg:y="5.458cm" svg:viewBox="0 0 78 35" draw:points="0,35 2,35 10,31 17,27 25,23 34,20 42,16 49,13 58,9 66,5 73,2 78,0">
          <text:p/>
        </draw:polyline>
        <draw:polyline draw:style-name="gr1" draw:text-style-name="P1" draw:layer="layout" svg:width="0.077cm" svg:height="0.036cm" svg:x="4.22cm" svg:y="5.387cm" svg:viewBox="0 0 78 37" draw:points="0,37 6,34 14,29 22,26 31,22 39,18 46,15 54,11 62,7 69,4 78,0">
          <text:p/>
        </draw:polyline>
        <draw:polyline draw:style-name="gr1" draw:text-style-name="P1" draw:layer="layout" svg:width="0.078cm" svg:height="0.035cm" svg:x="4.372cm" svg:y="5.317cm" svg:viewBox="0 0 79 36" draw:points="0,36 4,35 12,31 21,27 27,24 35,20 44,16 52,13 60,9 68,4 76,1 79,0">
          <text:p/>
        </draw:polyline>
        <draw:polyline draw:style-name="gr1" draw:text-style-name="P1" draw:layer="layout" svg:width="0.075cm" svg:height="0.036cm" svg:x="4.525cm" svg:y="5.245cm" svg:viewBox="0 0 76 37" draw:points="0,37 9,33 18,28 25,25 33,21 42,17 50,13 57,10 65,6 73,2 76,0">
          <text:p/>
        </draw:polyline>
        <draw:polyline draw:style-name="gr1" draw:text-style-name="P1" draw:layer="layout" svg:width="0.077cm" svg:height="0.035cm" svg:x="4.676cm" svg:y="5.174cm" svg:viewBox="0 0 78 36" draw:points="0,36 8,33 16,30 23,26 31,22 40,18 46,15 54,10 63,6 71,3 78,0">
          <text:p/>
        </draw:polyline>
        <draw:polyline draw:style-name="gr1" draw:text-style-name="P1" draw:layer="layout" svg:width="0.076cm" svg:height="0.036cm" svg:x="4.828cm" svg:y="5.102cm" svg:viewBox="0 0 77 37" draw:points="0,37 6,34 15,31 22,27 30,22 38,18 45,15 53,11 62,7 70,3 77,0">
          <text:p/>
        </draw:polyline>
        <draw:polyline draw:style-name="gr1" draw:text-style-name="P1" draw:layer="layout" svg:width="0.077cm" svg:height="0.037cm" svg:x="4.979cm" svg:y="5.029cm" svg:viewBox="0 0 78 38" draw:points="0,38 5,36 11,32 20,28 28,25 35,20 43,16 51,12 60,8 68,5 76,1 78,0">
          <text:p/>
        </draw:polyline>
        <draw:polyline draw:style-name="gr1" draw:text-style-name="P1" draw:layer="layout" svg:width="0.076cm" svg:height="0.037cm" svg:x="5.131cm" svg:y="4.956cm" svg:viewBox="0 0 77 38" draw:points="0,38 1,37 10,33 19,29 27,26 34,22 42,17 51,13 57,9 65,6 74,2 77,0">
          <text:p/>
        </draw:polyline>
        <draw:polyline draw:style-name="gr1" draw:text-style-name="P1" draw:layer="layout" svg:width="0.075cm" svg:height="0.037cm" svg:x="5.282cm" svg:y="4.883cm" svg:viewBox="0 0 76 38" draw:points="0,38 9,34 18,30 26,26 33,22 41,18 49,14 56,10 64,6 73,2 76,0">
          <text:p/>
        </draw:polyline>
        <draw:polyline draw:style-name="gr1" draw:text-style-name="P1" draw:layer="layout" svg:width="0.075cm" svg:height="0.037cm" svg:x="5.434cm" svg:y="4.81cm" svg:viewBox="0 0 76 38" draw:points="0,38 7,34 16,30 22,27 30,23 39,18 47,14 54,10 62,6 71,3 76,0">
          <text:p/>
        </draw:polyline>
        <draw:polyline draw:style-name="gr1" draw:text-style-name="P1" draw:layer="layout" svg:width="0.076cm" svg:height="0.037cm" svg:x="5.584cm" svg:y="4.736cm" svg:viewBox="0 0 77 38" draw:points="0,38 7,35 14,31 22,28 30,24 39,20 47,15 54,11 62,7 70,4 77,0">
          <text:p/>
        </draw:polyline>
        <draw:polyline draw:style-name="gr1" draw:text-style-name="P1" draw:layer="layout" svg:width="0.075cm" svg:height="0.037cm" svg:x="5.735cm" svg:y="4.662cm" svg:viewBox="0 0 76 38" draw:points="0,38 6,36 13,32 21,28 30,24 38,21 46,16 53,12 61,8 68,4 76,0">
          <text:p/>
        </draw:polyline>
        <draw:polyline draw:style-name="gr1" draw:text-style-name="P1" draw:layer="layout" svg:width="0.077cm" svg:height="0.036cm" svg:x="5.885cm" svg:y="4.589cm" svg:viewBox="0 0 78 37" draw:points="0,37 6,36 13,32 21,28 30,24 36,20 44,16 53,11 61,7 68,4 76,0 78,0">
          <text:p/>
        </draw:polyline>
        <draw:polyline draw:style-name="gr1" draw:text-style-name="P1" draw:layer="layout" svg:width="0.075cm" svg:height="0.038cm" svg:x="6.037cm" svg:y="4.514cm" svg:viewBox="0 0 76 39" draw:points="0,39 4,37 10,33 19,29 27,25 34,21 42,16 51,12 59,9 66,5 74,1 76,0">
          <text:p/>
        </draw:polyline>
        <draw:polyline draw:style-name="gr1" draw:text-style-name="P1" draw:layer="layout" svg:width="0.077cm" svg:height="0.037cm" svg:x="6.187cm" svg:y="4.44cm" svg:viewBox="0 0 78 38" draw:points="0,38 2,37 11,33 19,29 27,25 34,21 42,16 51,12 57,9 65,5 74,1 78,0">
          <text:p/>
        </draw:polyline>
        <draw:polyline draw:style-name="gr1" draw:text-style-name="P1" draw:layer="layout" svg:width="0.075cm" svg:height="0.038cm" svg:x="6.338cm" svg:y="4.365cm" svg:viewBox="0 0 76 39" draw:points="0,39 0,38 9,34 17,30 25,26 32,22 40,17 47,13 55,9 63,5 72,1 76,0">
          <text:p/>
        </draw:polyline>
        <draw:polyline draw:style-name="gr1" draw:text-style-name="P1" draw:layer="layout" svg:width="0.075cm" svg:height="0.037cm" svg:x="6.488cm" svg:y="4.29cm" svg:viewBox="0 0 76 38" draw:points="0,38 9,34 17,30 23,26 32,23 40,18 47,14 55,10 64,6 72,2 76,0">
          <text:p/>
        </draw:polyline>
        <draw:polyline draw:style-name="gr1" draw:text-style-name="P1" draw:layer="layout" svg:width="0.075cm" svg:height="0.038cm" svg:x="6.638cm" svg:y="4.215cm" svg:viewBox="0 0 76 39" draw:points="0,39 8,35 15,31 23,27 32,23 40,18 47,14 55,10 65,6 71,2 76,0">
          <text:p/>
        </draw:polyline>
        <draw:polyline draw:style-name="gr1" draw:text-style-name="P1" draw:layer="layout" svg:width="0.075cm" svg:height="0.038cm" svg:x="6.788cm" svg:y="4.14cm" svg:viewBox="0 0 76 39" draw:points="0,39 8,35 15,31 23,27 32,22 40,18 47,14 55,10 63,6 70,2 76,0">
          <text:p/>
        </draw:polyline>
        <draw:polyline draw:style-name="gr1" draw:text-style-name="P1" draw:layer="layout" svg:width="0.075cm" svg:height="0.038cm" svg:x="6.938cm" svg:y="4.065cm" svg:viewBox="0 0 76 39" draw:points="0,39 7,35 15,31 23,27 32,23 38,18 47,14 55,10 63,6 70,2 76,0">
          <text:p/>
        </draw:polyline>
        <draw:polyline draw:style-name="gr1" draw:text-style-name="P1" draw:layer="layout" svg:width="0.075cm" svg:height="0.037cm" svg:x="7.088cm" svg:y="3.99cm" svg:viewBox="0 0 76 38" draw:points="0,38 7,35 15,31 23,27 30,22 38,18 47,14 55,10 63,6 70,2 76,0">
          <text:p/>
        </draw:polyline>
        <draw:polyline draw:style-name="gr1" draw:text-style-name="P1" draw:layer="layout" svg:width="0.075cm" svg:height="0.038cm" svg:x="7.239cm" svg:y="3.914cm" svg:viewBox="0 0 76 39" draw:points="0,39 5,36 14,32 22,28 29,23 37,19 46,15 54,11 61,7 69,3 76,0">
          <text:p/>
        </draw:polyline>
        <draw:polyline draw:style-name="gr1" draw:text-style-name="P1" draw:layer="layout" svg:width="0.075cm" svg:height="0.038cm" svg:x="7.389cm" svg:y="3.838cm" svg:viewBox="0 0 76 39" draw:points="0,39 5,36 14,32 22,27 29,23 37,19 45,15 52,11 60,7 69,3 76,0">
          <text:p/>
        </draw:polyline>
        <draw:polyline draw:style-name="gr1" draw:text-style-name="P1" draw:layer="layout" svg:width="0.075cm" svg:height="0.038cm" svg:x="7.539cm" svg:y="3.763cm" svg:viewBox="0 0 76 39" draw:points="0,39 5,36 14,32 22,27 29,23 37,19 45,15 52,11 60,7 69,3 76,0">
          <text:p/>
        </draw:polyline>
        <draw:polyline draw:style-name="gr1" draw:text-style-name="P1" draw:layer="layout" svg:width="0.075cm" svg:height="0.038cm" svg:x="7.689cm" svg:y="3.687cm" svg:viewBox="0 0 76 39" draw:points="0,39 6,36 12,32 20,28 29,24 37,20 44,15 52,11 60,7 69,3 76,0">
          <text:p/>
        </draw:polyline>
        <draw:polyline draw:style-name="gr1" draw:text-style-name="P1" draw:layer="layout" svg:width="0.074cm" svg:height="0.038cm" svg:x="7.839cm" svg:y="3.611cm" svg:viewBox="0 0 75 39" draw:points="0,39 5,36 12,31 20,27 29,23 37,19 45,15 53,11 61,7 68,3 75,0">
          <text:p/>
        </draw:polyline>
        <draw:polyline draw:style-name="gr1" draw:text-style-name="P1" draw:layer="layout" svg:width="0.075cm" svg:height="0.038cm" svg:x="7.987cm" svg:y="3.535cm" svg:viewBox="0 0 76 39" draw:points="0,39 8,35 15,31 23,27 32,23 40,19 46,15 55,11 63,7 70,3 76,0">
          <text:p/>
        </draw:polyline>
        <draw:polyline draw:style-name="gr1" draw:text-style-name="P1" draw:layer="layout" svg:width="0.075cm" svg:height="0.038cm" svg:x="8.137cm" svg:y="3.459cm" svg:viewBox="0 0 76 39" draw:points="0,39 8,36 15,32 23,28 31,24 38,20 46,15 55,11 63,7 70,3 76,0">
          <text:p/>
        </draw:polyline>
        <draw:polyline draw:style-name="gr1" draw:text-style-name="P1" draw:layer="layout" svg:width="0.075cm" svg:height="0.038cm" svg:x="8.287cm" svg:y="3.383cm" svg:viewBox="0 0 76 39" draw:points="0,39 8,36 15,32 23,28 30,24 38,20 46,16 55,12 63,8 70,4 76,0">
          <text:p/>
        </draw:polyline>
        <draw:polyline draw:style-name="gr1" draw:text-style-name="P1" draw:layer="layout" svg:width="0.075cm" svg:height="0.038cm" svg:x="8.437cm" svg:y="3.307cm" svg:viewBox="0 0 76 39" draw:points="0,39 6,36 15,32 23,28 30,24 38,20 47,16 55,12 61,8 70,3 76,0">
          <text:p/>
        </draw:polyline>
        <draw:polyline draw:style-name="gr1" draw:text-style-name="P1" draw:layer="layout" svg:width="0.074cm" svg:height="0.038cm" svg:x="8.587cm" svg:y="3.231cm" svg:viewBox="0 0 75 39" draw:points="0,39 5,36 14,32 22,28 29,24 38,20 46,15 53,11 61,7 70,3 75,0">
          <text:p/>
        </draw:polyline>
        <draw:polyline draw:style-name="gr1" draw:text-style-name="P1" draw:layer="layout" svg:width="0.075cm" svg:height="0.038cm" svg:x="8.737cm" svg:y="3.154cm" svg:viewBox="0 0 76 39" draw:points="0,39 6,36 15,32 21,28 29,24 38,20 46,16 53,12 61,7 70,3 76,0">
          <text:p/>
        </draw:polyline>
        <draw:polyline draw:style-name="gr1" draw:text-style-name="P1" draw:layer="layout" svg:width="0.074cm" svg:height="0.038cm" svg:x="8.887cm" svg:y="3.078cm" svg:viewBox="0 0 75 39" draw:points="0,39 5,36 12,32 20,28 28,24 38,20 46,15 53,11 61,7 69,3 75,0">
          <text:p/>
        </draw:polyline>
        <draw:polyline draw:style-name="gr1" draw:text-style-name="P1" draw:layer="layout" svg:width="0.075cm" svg:height="0.038cm" svg:x="9.036cm" svg:y="3.001cm" svg:viewBox="0 0 76 39" draw:points="0,39 7,36 14,32 22,28 31,24 39,20 47,16 54,11 62,7 69,3 76,0">
          <text:p/>
        </draw:polyline>
        <draw:polyline draw:style-name="gr1" draw:text-style-name="P1" draw:layer="layout" svg:width="0.073cm" svg:height="0.039cm" svg:x="9.186cm" svg:y="2.924cm" svg:viewBox="0 0 74 40" draw:points="0,40 6,37 13,33 21,29 30,25 36,20 44,16 54,12 62,7 69,3 74,0">
          <text:p/>
        </draw:polyline>
        <draw:polyline draw:style-name="gr1" draw:text-style-name="P1" draw:layer="layout" svg:width="0.075cm" svg:height="0.038cm" svg:x="9.334cm" svg:y="2.848cm" svg:viewBox="0 0 76 39" draw:points="0,39 9,36 16,32 24,28 32,24 39,19 47,15 56,11 64,7 71,3 76,0">
          <text:p/>
        </draw:polyline>
        <draw:polyline draw:style-name="gr1" draw:text-style-name="P1" draw:layer="layout" svg:width="0.075cm" svg:height="0.038cm" svg:x="9.484cm" svg:y="2.772cm" svg:viewBox="0 0 76 39" draw:points="0,39 8,35 15,31 23,27 33,23 41,18 48,14 56,10 65,6 71,2 76,0">
          <text:p/>
        </draw:polyline>
        <draw:polyline draw:style-name="gr1" draw:text-style-name="P1" draw:layer="layout" svg:width="0.075cm" svg:height="0.038cm" svg:x="9.634cm" svg:y="2.695cm" svg:viewBox="0 0 76 39" draw:points="0,39 9,35 16,31 24,27 33,22 41,18 48,14 56,10 64,6 71,2 76,0">
          <text:p/>
        </draw:polyline>
        <draw:polyline draw:style-name="gr1" draw:text-style-name="P1" draw:layer="layout" svg:width="0.075cm" svg:height="0.038cm" svg:x="9.782cm" svg:y="2.618cm" svg:viewBox="0 0 76 39" draw:points="0,39 2,39 11,35 18,31 26,26 33,22 41,18 49,14 58,9 66,5 73,1 76,0">
          <text:p/>
        </draw:polyline>
        <draw:polyline draw:style-name="gr1" draw:text-style-name="P1" draw:layer="layout" svg:width="0.076cm" svg:height="0.038cm" svg:x="9.931cm" svg:y="2.541cm" svg:viewBox="0 0 77 39" draw:points="0,39 3,38 11,34 19,30 27,26 34,21 42,17 51,13 59,9 67,5 74,1 77,0">
          <text:p/>
        </draw:polyline>
        <draw:polyline draw:style-name="gr1" draw:text-style-name="P1" draw:layer="layout" svg:width="0.074cm" svg:height="0.038cm" svg:x="10.082cm" svg:y="2.464cm" svg:viewBox="0 0 75 39" draw:points="0,39 0,38 8,33 17,29 26,25 33,21 41,17 50,13 58,9 64,5 73,1 75,0">
          <text:p/>
        </draw:polyline>
        <draw:polyline draw:style-name="gr1" draw:text-style-name="P1" draw:layer="layout" svg:width="0.075cm" svg:height="0.038cm" svg:x="10.231cm" svg:y="2.387cm" svg:viewBox="0 0 76 39" draw:points="0,39 1,38 10,33 19,29 27,25 34,21 42,17 50,13 57,9 65,5 74,1 76,0">
          <text:p/>
        </draw:polyline>
        <draw:polyline draw:style-name="gr1" draw:text-style-name="P1" draw:layer="layout" svg:width="0.075cm" svg:height="0.038cm" svg:x="10.379cm" svg:y="2.31cm" svg:viewBox="0 0 76 39" draw:points="0,39 3,38 12,34 21,30 29,26 36,22 44,18 52,14 59,10 67,6 76,1 76,0">
          <text:p/>
        </draw:polyline>
        <draw:polyline draw:style-name="gr1" draw:text-style-name="P1" draw:layer="layout" svg:width="0.075cm" svg:height="0.039cm" svg:x="10.529cm" svg:y="2.233cm" svg:viewBox="0 0 76 40" draw:points="0,40 3,38 12,34 19,30 27,25 36,21 44,17 52,12 59,8 67,4 76,0">
          <text:p/>
        </draw:polyline>
        <draw:polyline draw:style-name="gr1" draw:text-style-name="P1" draw:layer="layout" svg:width="0.073cm" svg:height="0.039cm" svg:x="10.679cm" svg:y="2.156cm" svg:viewBox="0 0 74 40" draw:points="0,40 3,38 11,34 19,28 27,24 36,20 44,16 51,12 59,8 67,4 74,0">
          <text:p/>
        </draw:polyline>
        <draw:polyline draw:style-name="gr1" draw:text-style-name="P1" draw:layer="layout" svg:width="0.075cm" svg:height="0.038cm" svg:x="10.827cm" svg:y="2.079cm" svg:viewBox="0 0 76 39" draw:points="0,39 5,37 14,33 21,29 29,25 38,21 44,17 52,13 61,8 69,4 76,0">
          <text:p/>
        </draw:polyline>
        <draw:polyline draw:style-name="gr1" draw:text-style-name="P1" draw:layer="layout" svg:width="0.075cm" svg:height="0.038cm" svg:x="10.976cm" svg:y="2.002cm" svg:viewBox="0 0 76 39" draw:points="0,39 6,37 15,33 22,29 30,25 38,21 45,16 53,11 62,7 70,3 76,0">
          <text:p/>
        </draw:polyline>
        <draw:polyline draw:style-name="gr1" draw:text-style-name="P1" draw:layer="layout" svg:width="0.075cm" svg:height="0.038cm" svg:x="11.126cm" svg:y="1.925cm" svg:viewBox="0 0 76 39" draw:points="0,39 6,36 13,32 22,28 30,24 37,20 45,15 53,11 62,7 70,3 76,0">
          <text:p/>
        </draw:polyline>
        <draw:polyline draw:style-name="gr1" draw:text-style-name="P1" draw:layer="layout" svg:width="0.054cm" svg:height="0.028cm" svg:x="11.274cm" svg:y="1.858cm" svg:viewBox="0 0 55 29" draw:points="0,29 6,26 14,22 23,17 31,13 38,9 47,5 55,0">
          <text:p/>
        </draw:polyline>
        <draw:polyline draw:style-name="gr1" draw:text-style-name="P1" draw:layer="layout" svg:width="0.081cm" svg:height="0.023cm" svg:x="3.986cm" svg:y="5.838cm" svg:viewBox="0 0 82 24" draw:points="0,24 11,21 22,18 31,14 42,11 52,8 64,5 73,2 82,0">
          <text:p/>
        </draw:polyline>
        <draw:polyline draw:style-name="gr1" draw:text-style-name="P1" draw:layer="layout" svg:width="0.081cm" svg:height="0.022cm" svg:x="4.147cm" svg:y="5.792cm" svg:viewBox="0 0 82 23" draw:points="0,23 6,22 15,19 26,17 37,13 46,10 58,7 68,4 79,1 82,0">
          <text:p/>
        </draw:polyline>
        <draw:polyline draw:style-name="gr1" draw:text-style-name="P1" draw:layer="layout" svg:width="0.081cm" svg:height="0.024cm" svg:x="4.309cm" svg:y="5.744cm" svg:viewBox="0 0 82 25" draw:points="0,25 9,22 18,19 29,15 40,12 49,9 61,6 71,3 82,0">
          <text:p/>
        </draw:polyline>
        <draw:polyline draw:style-name="gr1" draw:text-style-name="P1" draw:layer="layout" svg:width="0.081cm" svg:height="0.025cm" svg:x="4.47cm" svg:y="5.696cm" svg:viewBox="0 0 82 26" draw:points="0,26 3,25 14,22 24,19 33,15 44,11 56,8 65,5 77,2 82,0">
          <text:p/>
        </draw:polyline>
        <draw:polyline draw:style-name="gr1" draw:text-style-name="P1" draw:layer="layout" svg:width="0.08cm" svg:height="0.024cm" svg:x="4.632cm" svg:y="5.648cm" svg:viewBox="0 0 81 25" draw:points="0,25 6,23 17,19 26,16 38,13 47,10 59,7 70,4 79,0 81,0">
          <text:p/>
        </draw:polyline>
        <draw:polyline draw:style-name="gr1" draw:text-style-name="P1" draw:layer="layout" svg:width="0.081cm" svg:height="0.025cm" svg:x="4.791cm" svg:y="5.599cm" svg:viewBox="0 0 82 26" draw:points="0,26 3,25 12,22 23,19 34,16 43,13 56,10 65,6 76,2 82,0">
          <text:p/>
        </draw:polyline>
        <draw:polyline draw:style-name="gr1" draw:text-style-name="P1" draw:layer="layout" svg:width="0.08cm" svg:height="0.025cm" svg:x="4.953cm" svg:y="5.55cm" svg:viewBox="0 0 81 26" draw:points="0,26 5,24 17,21 26,17 37,14 49,11 58,8 69,4 79,0 81,0">
          <text:p/>
        </draw:polyline>
        <draw:polyline draw:style-name="gr1" draw:text-style-name="P1" draw:layer="layout" svg:width="0.079cm" svg:height="0.025cm" svg:x="5.114cm" svg:y="5.5cm" svg:viewBox="0 0 80 26" draw:points="0,26 11,23 20,19 32,16 41,13 52,10 64,6 73,2 80,0">
          <text:p/>
        </draw:polyline>
        <draw:polyline draw:style-name="gr1" draw:text-style-name="P1" draw:layer="layout" svg:width="0.081cm" svg:height="0.025cm" svg:x="5.273cm" svg:y="5.45cm" svg:viewBox="0 0 82 26" draw:points="0,26 6,24 17,21 28,18 37,15 48,10 59,7 70,4 79,1 82,0">
          <text:p/>
        </draw:polyline>
        <draw:polyline draw:style-name="gr1" draw:text-style-name="P1" draw:layer="layout" svg:width="0.079cm" svg:height="0.026cm" svg:x="5.434cm" svg:y="5.399cm" svg:viewBox="0 0 80 27" draw:points="0,27 1,27 12,22 21,19 32,16 43,12 52,8 63,5 74,2 80,0">
          <text:p/>
        </draw:polyline>
        <draw:polyline draw:style-name="gr1" draw:text-style-name="P1" draw:layer="layout" svg:width="0.081cm" svg:height="0.026cm" svg:x="5.593cm" svg:y="5.348cm" svg:viewBox="0 0 82 27" draw:points="0,27 8,24 18,21 27,18 38,13 50,10 59,7 71,4 80,0 82,0">
          <text:p/>
        </draw:polyline>
        <draw:polyline draw:style-name="gr1" draw:text-style-name="P1" draw:layer="layout" svg:width="0.079cm" svg:height="0.026cm" svg:x="5.754cm" svg:y="5.297cm" svg:viewBox="0 0 80 27" draw:points="0,27 1,26 12,23 22,19 33,15 42,12 54,8 65,5 74,2 80,0">
          <text:p/>
        </draw:polyline>
        <draw:polyline draw:style-name="gr1" draw:text-style-name="P1" draw:layer="layout" svg:width="0.079cm" svg:height="0.025cm" svg:x="5.913cm" svg:y="5.246cm" svg:viewBox="0 0 80 26" draw:points="0,26 7,24 18,20 29,16 38,13 50,10 60,6 71,3 80,0">
          <text:p/>
        </draw:polyline>
        <draw:polyline draw:style-name="gr1" draw:text-style-name="P1" draw:layer="layout" svg:width="0.081cm" svg:height="0.026cm" svg:x="6.072cm" svg:y="5.194cm" svg:viewBox="0 0 82 27" draw:points="0,27 3,26 15,23 24,18 35,15 46,12 56,8 68,5 77,2 82,0">
          <text:p/>
        </draw:polyline>
        <draw:polyline draw:style-name="gr1" draw:text-style-name="P1" draw:layer="layout" svg:width="0.08cm" svg:height="0.027cm" svg:x="6.232cm" svg:y="5.142cm" svg:viewBox="0 0 81 28" draw:points="0,28 10,25 19,21 31,18 40,14 52,11 63,8 72,4 81,0">
          <text:p/>
        </draw:polyline>
        <draw:polyline draw:style-name="gr1" draw:text-style-name="P1" draw:layer="layout" svg:width="0.079cm" svg:height="0.026cm" svg:x="6.392cm" svg:y="5.091cm" svg:viewBox="0 0 80 27" draw:points="0,27 4,25 15,21 26,17 35,14 48,11 57,7 68,4 79,1 80,0">
          <text:p/>
        </draw:polyline>
        <draw:polyline draw:style-name="gr1" draw:text-style-name="P1" draw:layer="layout" svg:width="0.08cm" svg:height="0.027cm" svg:x="6.552cm" svg:y="5.038cm" svg:viewBox="0 0 81 28" draw:points="0,28 11,23 20,20 31,16 42,13 53,10 62,6 73,3 81,0">
          <text:p/>
        </draw:polyline>
        <draw:polyline draw:style-name="gr1" draw:text-style-name="P1" draw:layer="layout" svg:width="0.08cm" svg:height="0.026cm" svg:x="6.711cm" svg:y="4.986cm" svg:viewBox="0 0 81 27" draw:points="0,27 6,25 17,22 26,19 37,15 49,12 60,8 70,5 79,1 81,0">
          <text:p/>
        </draw:polyline>
        <draw:polyline draw:style-name="gr1" draw:text-style-name="P1" draw:layer="layout" svg:width="0.079cm" svg:height="0.027cm" svg:x="6.871cm" svg:y="4.933cm" svg:viewBox="0 0 80 28" draw:points="0,28 1,27 12,24 22,19 33,16 43,13 54,9 65,6 74,2 80,0">
          <text:p/>
        </draw:polyline>
        <draw:polyline draw:style-name="gr1" draw:text-style-name="P1" draw:layer="layout" svg:width="0.079cm" svg:height="0.026cm" svg:x="7.03cm" svg:y="4.881cm" svg:viewBox="0 0 80 27" draw:points="0,27 7,25 18,21 29,18 38,14 51,11 60,8 71,3 80,0">
          <text:p/>
        </draw:polyline>
        <draw:polyline draw:style-name="gr1" draw:text-style-name="P1" draw:layer="layout" svg:width="0.079cm" svg:height="0.027cm" svg:x="7.189cm" svg:y="4.828cm" svg:viewBox="0 0 80 28" draw:points="0,28 4,26 15,23 24,18 36,15 47,12 56,8 68,5 77,1 80,0">
          <text:p/>
        </draw:polyline>
        <draw:polyline draw:style-name="gr1" draw:text-style-name="P1" draw:layer="layout" svg:width="0.081cm" svg:height="0.027cm" svg:x="7.348cm" svg:y="4.775cm" svg:viewBox="0 0 82 28" draw:points="0,28 11,24 20,21 32,16 41,13 53,10 64,6 73,3 82,0">
          <text:p/>
        </draw:polyline>
        <draw:polyline draw:style-name="gr1" draw:text-style-name="P1" draw:layer="layout" svg:width="0.081cm" svg:height="0.027cm" svg:x="7.507cm" svg:y="4.722cm" svg:viewBox="0 0 82 28" draw:points="0,28 6,26 17,21 28,18 37,14 49,11 59,7 70,4 81,0 82,0">
          <text:p/>
        </draw:polyline>
        <draw:polyline draw:style-name="gr1" draw:text-style-name="P1" draw:layer="layout" svg:width="0.081cm" svg:height="0.026cm" svg:x="7.666cm" svg:y="4.669cm" svg:viewBox="0 0 82 27" draw:points="0,27 3,27 14,23 23,20 34,15 45,12 56,9 65,5 76,2 82,0">
          <text:p/>
        </draw:polyline>
        <draw:polyline draw:style-name="gr1" draw:text-style-name="P1" draw:layer="layout" svg:width="0.078cm" svg:height="0.027cm" svg:x="7.827cm" svg:y="4.615cm" svg:viewBox="0 0 79 28" draw:points="0,28 7,24 19,21 30,17 39,14 50,11 61,7 71,4 79,0">
          <text:p/>
        </draw:polyline>
        <draw:polyline draw:style-name="gr1" draw:text-style-name="P1" draw:layer="layout" svg:width="0.078cm" svg:height="0.028cm" svg:x="7.986cm" svg:y="4.562cm" svg:viewBox="0 0 79 29" draw:points="0,29 3,26 15,23 25,19 36,16 45,12 56,9 67,5 76,2 79,0">
          <text:p/>
        </draw:polyline>
        <draw:polyline draw:style-name="gr1" draw:text-style-name="P1" draw:layer="layout" svg:width="0.078cm" svg:height="0.027cm" svg:x="8.145cm" svg:y="4.508cm" svg:viewBox="0 0 79 28" draw:points="0,28 12,25 21,21 32,18 42,14 53,11 62,7 73,4 79,0">
          <text:p/>
        </draw:polyline>
        <draw:polyline draw:style-name="gr1" draw:text-style-name="P1" draw:layer="layout" svg:width="0.078cm" svg:height="0.027cm" svg:x="8.304cm" svg:y="4.455cm" svg:viewBox="0 0 79 28" draw:points="0,28 7,25 18,22 27,18 38,15 49,10 58,7 70,3 79,0">
          <text:p/>
        </draw:polyline>
        <draw:polyline draw:style-name="gr1" draw:text-style-name="P1" draw:layer="layout" svg:width="0.08cm" svg:height="0.027cm" svg:x="8.462cm" svg:y="4.401cm" svg:viewBox="0 0 81 28" draw:points="0,28 4,27 15,23 25,20 36,16 45,13 56,9 67,5 76,1 81,0">
          <text:p/>
        </draw:polyline>
        <draw:polyline draw:style-name="gr1" draw:text-style-name="P1" draw:layer="layout" svg:width="0.08cm" svg:height="0.027cm" svg:x="8.621cm" svg:y="4.347cm" svg:viewBox="0 0 81 28" draw:points="0,28 9,25 20,21 32,18 41,14 53,11 62,6 73,3 81,0">
          <text:p/>
        </draw:polyline>
        <draw:polyline draw:style-name="gr1" draw:text-style-name="P1" draw:layer="layout" svg:width="0.08cm" svg:height="0.027cm" svg:x="8.78cm" svg:y="4.293cm" svg:viewBox="0 0 81 28" draw:points="0,28 6,26 17,23 26,19 38,16 49,11 59,8 70,4 79,1 81,0">
          <text:p/>
        </draw:polyline>
        <draw:polyline draw:style-name="gr1" draw:text-style-name="P1" draw:layer="layout" svg:width="0.08cm" svg:height="0.027cm" svg:x="8.939cm" svg:y="4.239cm" svg:viewBox="0 0 81 28" draw:points="0,28 2,27 12,24 23,20 35,17 44,13 55,9 65,5 76,2 81,0">
          <text:p/>
        </draw:polyline>
        <draw:polyline draw:style-name="gr1" draw:text-style-name="P1" draw:layer="layout" svg:width="0.08cm" svg:height="0.027cm" svg:x="9.098cm" svg:y="4.185cm" svg:viewBox="0 0 81 28" draw:points="0,28 8,25 19,22 30,18 41,15 52,10 61,7 72,3 81,0">
          <text:p/>
        </draw:polyline>
        <draw:polyline draw:style-name="gr1" draw:text-style-name="P1" draw:layer="layout" svg:width="0.081cm" svg:height="0.027cm" svg:x="9.256cm" svg:y="4.131cm" svg:viewBox="0 0 82 28" draw:points="0,28 6,26 17,23 26,19 37,16 47,11 58,8 68,4 79,1 82,0">
          <text:p/>
        </draw:polyline>
        <draw:polyline draw:style-name="gr1" draw:text-style-name="P1" draw:layer="layout" svg:width="0.081cm" svg:height="0.026cm" svg:x="9.415cm" svg:y="4.077cm" svg:viewBox="0 0 82 27" draw:points="0,27 2,27 12,24 23,20 32,17 43,13 54,9 64,5 76,2 82,0">
          <text:p/>
        </draw:polyline>
        <draw:polyline draw:style-name="gr1" draw:text-style-name="P1" draw:layer="layout" svg:width="0.08cm" svg:height="0.027cm" svg:x="9.574cm" svg:y="4.022cm" svg:viewBox="0 0 81 28" draw:points="0,28 8,26 19,22 30,19 41,14 50,11 61,7 72,3 81,0">
          <text:p/>
        </draw:polyline>
        <draw:polyline draw:style-name="gr1" draw:text-style-name="P1" draw:layer="layout" svg:width="0.08cm" svg:height="0.027cm" svg:x="9.733cm" svg:y="3.968cm" svg:viewBox="0 0 81 28" draw:points="0,28 5,27 14,22 26,18 37,15 47,11 58,8 67,4 78,1 81,0">
          <text:p/>
        </draw:polyline>
        <draw:polyline draw:style-name="gr1" draw:text-style-name="P1" draw:layer="layout" svg:width="0.081cm" svg:height="0.027cm" svg:x="9.891cm" svg:y="3.913cm" svg:viewBox="0 0 82 28" draw:points="0,28 1,28 12,24 23,20 32,17 43,13 54,10 64,6 76,2 82,0">
          <text:p/>
        </draw:polyline>
        <draw:polyline draw:style-name="gr1" draw:text-style-name="P1" draw:layer="layout" svg:width="0.081cm" svg:height="0.027cm" svg:x="10.05cm" svg:y="3.859cm" svg:viewBox="0 0 82 28" draw:points="0,28 8,25 18,22 29,18 40,15 49,11 60,8 71,4 82,0">
          <text:p/>
        </draw:polyline>
        <draw:polyline draw:style-name="gr1" draw:text-style-name="P1" draw:layer="layout" svg:width="0.08cm" svg:height="0.028cm" svg:x="10.209cm" svg:y="3.804cm" svg:viewBox="0 0 81 29" draw:points="0,29 5,27 14,24 27,20 36,15 47,12 58,8 67,5 78,1 81,0">
          <text:p/>
        </draw:polyline>
        <draw:polyline draw:style-name="gr1" draw:text-style-name="P1" draw:layer="layout" svg:width="0.08cm" svg:height="0.028cm" svg:x="10.368cm" svg:y="3.749cm" svg:viewBox="0 0 81 29" draw:points="0,29 11,25 23,22 32,18 43,13 53,10 64,6 73,3 81,0">
          <text:p/>
        </draw:polyline>
        <draw:polyline draw:style-name="gr1" draw:text-style-name="P1" draw:layer="layout" svg:width="0.081cm" svg:height="0.027cm" svg:x="10.526cm" svg:y="3.695cm" svg:viewBox="0 0 82 28" draw:points="0,28 9,26 18,22 29,19 40,14 49,10 60,7 70,3 82,0">
          <text:p/>
        </draw:polyline>
        <draw:polyline draw:style-name="gr1" draw:text-style-name="P1" draw:layer="layout" svg:width="0.08cm" svg:height="0.027cm" svg:x="10.685cm" svg:y="3.64cm" svg:viewBox="0 0 81 28" draw:points="0,28 5,27 14,24 26,20 36,16 47,12 56,8 67,5 78,1 81,0">
          <text:p/>
        </draw:polyline>
        <draw:polyline draw:style-name="gr1" draw:text-style-name="P1" draw:layer="layout" svg:width="0.08cm" svg:height="0.028cm" svg:x="10.844cm" svg:y="3.585cm" svg:viewBox="0 0 81 29" draw:points="0,29 11,25 23,21 32,18 43,14 53,10 64,6 73,3 81,0">
          <text:p/>
        </draw:polyline>
        <draw:polyline draw:style-name="gr1" draw:text-style-name="P1" draw:layer="layout" svg:width="0.081cm" svg:height="0.028cm" svg:x="11.002cm" svg:y="3.53cm" svg:viewBox="0 0 82 29" draw:points="0,29 7,26 18,23 29,19 38,16 49,11 60,7 70,4 82,0">
          <text:p/>
        </draw:polyline>
        <draw:polyline draw:style-name="gr1" draw:text-style-name="P1" draw:layer="layout" svg:width="0.08cm" svg:height="0.027cm" svg:x="11.161cm" svg:y="3.476cm" svg:viewBox="0 0 81 28" draw:points="0,28 5,27 15,23 25,18 36,15 47,11 56,8 67,4 77,1 81,0">
          <text:p/>
        </draw:polyline>
        <draw:polyline draw:style-name="gr1" draw:text-style-name="P1" draw:layer="layout" svg:width="0.08cm" svg:height="0.028cm" svg:x="11.32cm" svg:y="3.42cm" svg:viewBox="0 0 81 29" draw:points="0,29 11,25 21,22 33,18 42,15 53,11 64,6 73,3 81,0">
          <text:p/>
        </draw:polyline>
        <draw:polyline draw:style-name="gr1" draw:text-style-name="P1" draw:layer="layout" svg:width="0.078cm" svg:height="0.028cm" svg:x="11.479cm" svg:y="3.365cm" svg:viewBox="0 0 79 29" draw:points="0,29 6,26 17,23 29,19 38,16 50,12 59,7 70,4 79,0">
          <text:p/>
        </draw:polyline>
        <draw:polyline draw:style-name="gr1" draw:text-style-name="P1" draw:layer="layout" svg:width="0.079cm" svg:height="0.028cm" svg:x="11.637cm" svg:y="3.31cm" svg:viewBox="0 0 80 29" draw:points="0,29 3,28 15,23 25,19 36,16 47,12 56,9 67,5 77,1 80,0">
          <text:p/>
        </draw:polyline>
        <draw:polyline draw:style-name="gr1" draw:text-style-name="P1" draw:layer="layout" svg:width="0.078cm" svg:height="0.028cm" svg:x="11.796cm" svg:y="3.255cm" svg:viewBox="0 0 79 29" draw:points="0,29 11,24 20,20 32,17 42,13 53,10 64,6 73,2 79,0">
          <text:p/>
        </draw:polyline>
        <draw:polyline draw:style-name="gr1" draw:text-style-name="P1" draw:layer="layout" svg:width="0.078cm" svg:height="0.028cm" svg:x="11.955cm" svg:y="3.2cm" svg:viewBox="0 0 79 29" draw:points="0,29 6,25 17,22 29,18 38,14 49,11 59,7 70,4 79,0">
          <text:p/>
        </draw:polyline>
        <draw:polyline draw:style-name="gr1" draw:text-style-name="P1" draw:layer="layout" svg:width="0.079cm" svg:height="0.029cm" svg:x="12.113cm" svg:y="3.145cm" svg:viewBox="0 0 80 30" draw:points="0,30 3,27 13,24 25,20 36,16 45,13 56,9 66,6 77,2 80,0">
          <text:p/>
        </draw:polyline>
        <draw:polyline draw:style-name="gr1" draw:text-style-name="P1" draw:layer="layout" svg:width="0.078cm" svg:height="0.027cm" svg:x="12.272cm" svg:y="3.09cm" svg:viewBox="0 0 79 28" draw:points="0,28 11,24 22,21 31,16 42,13 53,9 62,5 73,2 79,0">
          <text:p/>
        </draw:polyline>
        <draw:polyline draw:style-name="gr1" draw:text-style-name="P1" draw:layer="layout" svg:width="0.08cm" svg:height="0.028cm" svg:x="12.429cm" svg:y="3.034cm" svg:viewBox="0 0 81 29" draw:points="0,29 8,26 20,23 29,19 41,16 50,12 61,8 72,5 81,0">
          <text:p/>
        </draw:polyline>
        <draw:polyline draw:style-name="gr1" draw:text-style-name="P1" draw:layer="layout" svg:width="0.079cm" svg:height="0.028cm" svg:x="12.589cm" svg:y="2.979cm" svg:viewBox="0 0 80 29" draw:points="0,29 4,27 14,24 25,20 36,16 45,13 57,9 66,6 77,1 80,0">
          <text:p/>
        </draw:polyline>
        <draw:polyline draw:style-name="gr1" draw:text-style-name="P1" draw:layer="layout" svg:width="0.08cm" svg:height="0.028cm" svg:x="12.746cm" svg:y="2.924cm" svg:viewBox="0 0 81 29" draw:points="0,29 2,29 11,24 24,21 33,17 44,14 55,10 64,6 75,3 81,0">
          <text:p/>
        </draw:polyline>
        <draw:polyline draw:style-name="gr1" draw:text-style-name="P1" draw:layer="layout" svg:width="0.081cm" svg:height="0.027cm" svg:x="12.904cm" svg:y="2.869cm" svg:viewBox="0 0 82 28" draw:points="0,28 9,25 21,22 30,18 42,14 51,11 62,7 73,3 82,0">
          <text:p/>
        </draw:polyline>
        <draw:polyline draw:style-name="gr1" draw:text-style-name="P1" draw:layer="layout" svg:width="0.079cm" svg:height="0.028cm" svg:x="13.063cm" svg:y="2.813cm" svg:viewBox="0 0 80 29" draw:points="0,29 7,27 16,23 27,20 38,16 47,13 59,8 70,4 79,1 80,0">
          <text:p/>
        </draw:polyline>
        <draw:polyline draw:style-name="gr1" draw:text-style-name="P1" draw:layer="layout" svg:width="0.08cm" svg:height="0.028cm" svg:x="13.222cm" svg:y="2.758cm" svg:viewBox="0 0 81 29" draw:points="0,29 3,28 13,24 24,20 35,17 44,13 56,9 65,5 76,1 81,0">
          <text:p/>
        </draw:polyline>
        <draw:polyline draw:style-name="gr1" draw:text-style-name="P1" draw:layer="layout" svg:width="0.078cm" svg:height="0.028cm" svg:x="13.381cm" svg:y="2.702cm" svg:viewBox="0 0 79 29" draw:points="0,29 8,25 20,21 29,18 40,14 51,10 60,7 71,3 79,0">
          <text:p/>
        </draw:polyline>
        <draw:polyline draw:style-name="gr1" draw:text-style-name="P1" draw:layer="layout" svg:width="0.078cm" svg:height="0.027cm" svg:x="13.539cm" svg:y="2.647cm" svg:viewBox="0 0 79 28" draw:points="0,28 6,26 17,23 26,19 38,15 47,11 58,7 69,4 79,0">
          <text:p/>
        </draw:polyline>
        <draw:polyline draw:style-name="gr1" draw:text-style-name="P1" draw:layer="layout" svg:width="0.078cm" svg:height="0.028cm" svg:x="13.698cm" svg:y="2.591cm" svg:viewBox="0 0 79 29" draw:points="0,29 3,28 12,24 23,21 34,17 43,13 53,9 64,5 76,2 79,0">
          <text:p/>
        </draw:polyline>
        <draw:polyline draw:style-name="gr1" draw:text-style-name="P1" draw:layer="layout" svg:width="0.079cm" svg:height="0.028cm" svg:x="13.856cm" svg:y="2.536cm" svg:viewBox="0 0 80 29" draw:points="0,29 10,25 21,21 30,18 41,13 52,9 62,6 72,2 80,0">
          <text:p/>
        </draw:polyline>
        <draw:polyline draw:style-name="gr1" draw:text-style-name="P1" draw:layer="layout" svg:width="0.081cm" svg:height="0.028cm" svg:x="14.013cm" svg:y="2.48cm" svg:viewBox="0 0 82 29" draw:points="0,29 8,27 18,22 30,18 39,15 50,11 61,7 70,4 82,0">
          <text:p/>
        </draw:polyline>
        <draw:polyline draw:style-name="gr1" draw:text-style-name="P1" draw:layer="layout" svg:width="0.08cm" svg:height="0.027cm" svg:x="14.172cm" svg:y="2.425cm" svg:viewBox="0 0 81 28" draw:points="0,28 3,27 15,23 26,20 35,15 47,12 56,8 67,4 78,1 81,0">
          <text:p/>
        </draw:polyline>
        <draw:polyline draw:style-name="gr1" draw:text-style-name="P1" draw:layer="layout" svg:width="0.082cm" svg:height="0.013cm" svg:x="4.672cm" svg:y="6.03cm" svg:viewBox="0 0 83 14" draw:points="0,14 12,11 27,8 40,6 54,4 68,2 82,0 83,0">
          <text:p/>
        </draw:polyline>
        <draw:polyline draw:style-name="gr1" draw:text-style-name="P1" draw:layer="layout" svg:width="0.084cm" svg:height="0.012cm" svg:x="4.837cm" svg:y="6.004cm" svg:viewBox="0 0 85 13" draw:points="0,13 9,12 24,10 38,7 51,5 65,3 79,1 85,0">
          <text:p/>
        </draw:polyline>
        <draw:polyline draw:style-name="gr1" draw:text-style-name="P1" draw:layer="layout" svg:width="0.082cm" svg:height="0.013cm" svg:x="5.004cm" svg:y="5.978cm" svg:viewBox="0 0 83 14" draw:points="0,14 4,13 18,10 32,7 47,5 59,3 74,1 83,0">
          <text:p/>
        </draw:polyline>
        <draw:polyline draw:style-name="gr1" draw:text-style-name="P1" draw:layer="layout" svg:width="0.083cm" svg:height="0.013cm" svg:x="5.169cm" svg:y="5.95cm" svg:viewBox="0 0 84 14" draw:points="0,14 2,14 15,12 30,9 44,7 58,5 70,2 84,0">
          <text:p/>
        </draw:polyline>
        <draw:polyline draw:style-name="gr1" draw:text-style-name="P1" draw:layer="layout" svg:width="0.083cm" svg:height="0.014cm" svg:x="5.334cm" svg:y="5.923cm" svg:viewBox="0 0 84 15" draw:points="0,15 13,13 27,10 41,8 55,5 67,3 81,0 84,0">
          <text:p/>
        </draw:polyline>
        <draw:polyline draw:style-name="gr1" draw:text-style-name="P1" draw:layer="layout" svg:width="0.083cm" svg:height="0.014cm" svg:x="5.501cm" svg:y="5.895cm" svg:viewBox="0 0 84 15" draw:points="0,15 8,14 22,11 36,9 50,7 62,4 76,1 84,0">
          <text:p/>
        </draw:polyline>
        <draw:polyline draw:style-name="gr1" draw:text-style-name="P1" draw:layer="layout" svg:width="0.084cm" svg:height="0.014cm" svg:x="5.665cm" svg:y="5.867cm" svg:viewBox="0 0 85 15" draw:points="0,15 6,14 20,12 33,10 48,7 60,4 74,2 85,0">
          <text:p/>
        </draw:polyline>
        <draw:polyline draw:style-name="gr1" draw:text-style-name="P1" draw:layer="layout" svg:width="0.082cm" svg:height="0.014cm" svg:x="5.832cm" svg:y="5.839cm" svg:viewBox="0 0 83 15" draw:points="0,15 1,15 15,12 29,10 42,8 57,4 69,2 83,0">
          <text:p/>
        </draw:polyline>
        <draw:polyline draw:style-name="gr1" draw:text-style-name="P1" draw:layer="layout" svg:width="0.082cm" svg:height="0.015cm" svg:x="5.997cm" svg:y="5.81cm" svg:viewBox="0 0 83 16" draw:points="0,16 12,13 26,11 39,9 53,5 67,3 80,0 83,0">
          <text:p/>
        </draw:polyline>
        <draw:polyline draw:style-name="gr1" draw:text-style-name="P1" draw:layer="layout" svg:width="0.084cm" svg:height="0.014cm" svg:x="6.162cm" svg:y="5.781cm" svg:viewBox="0 0 85 15" draw:points="0,15 9,14 24,12 36,9 50,6 64,3 78,1 85,0">
          <text:p/>
        </draw:polyline>
        <draw:polyline draw:style-name="gr1" draw:text-style-name="P1" draw:layer="layout" svg:width="0.083cm" svg:height="0.015cm" svg:x="6.327cm" svg:y="5.751cm" svg:viewBox="0 0 84 16" draw:points="0,16 5,15 20,13 33,11 47,8 61,6 75,3 84,0">
          <text:p/>
        </draw:polyline>
        <draw:polyline draw:style-name="gr1" draw:text-style-name="P1" draw:layer="layout" svg:width="0.081cm" svg:height="0.015cm" svg:x="6.494cm" svg:y="5.722cm" svg:viewBox="0 0 82 16" draw:points="0,16 14,13 29,11 42,8 56,6 70,4 82,0">
          <text:p/>
        </draw:polyline>
        <draw:polyline draw:style-name="gr1" draw:text-style-name="P1" draw:layer="layout" svg:width="0.082cm" svg:height="0.015cm" svg:x="6.658cm" svg:y="5.693cm" svg:viewBox="0 0 83 16" draw:points="0,16 12,12 27,10 41,7 54,5 68,2 82,0 83,0">
          <text:p/>
        </draw:polyline>
        <draw:polyline draw:style-name="gr1" draw:text-style-name="P1" draw:layer="layout" svg:width="0.084cm" svg:height="0.014cm" svg:x="6.823cm" svg:y="5.663cm" svg:viewBox="0 0 85 15" draw:points="0,15 9,13 23,10 38,8 52,6 64,3 79,1 85,0">
          <text:p/>
        </draw:polyline>
        <draw:polyline draw:style-name="gr1" draw:text-style-name="P1" draw:layer="layout" svg:width="0.083cm" svg:height="0.014cm" svg:x="6.988cm" svg:y="5.633cm" svg:viewBox="0 0 84 15" draw:points="0,15 6,14 20,12 35,10 49,7 61,5 75,1 84,0">
          <text:p/>
        </draw:polyline>
        <draw:polyline draw:style-name="gr1" draw:text-style-name="P1" draw:layer="layout" svg:width="0.082cm" svg:height="0.015cm" svg:x="7.154cm" svg:y="5.602cm" svg:viewBox="0 0 83 16" draw:points="0,16 3,16 16,13 31,11 45,8 57,6 71,3 83,0">
          <text:p/>
        </draw:polyline>
        <draw:polyline draw:style-name="gr1" draw:text-style-name="P1" draw:layer="layout" svg:width="0.082cm" svg:height="0.015cm" svg:x="7.319cm" svg:y="5.572cm" svg:viewBox="0 0 83 16" draw:points="0,16 15,14 28,11 42,9 56,6 68,4 82,0 83,0">
          <text:p/>
        </draw:polyline>
        <draw:polyline draw:style-name="gr1" draw:text-style-name="P1" draw:layer="layout" svg:width="0.083cm" svg:height="0.016cm" svg:x="7.484cm" svg:y="5.541cm" svg:viewBox="0 0 84 17" draw:points="0,17 11,15 26,12 38,10 53,7 65,5 79,1 84,0">
          <text:p/>
        </draw:polyline>
        <draw:polyline draw:style-name="gr1" draw:text-style-name="P1" draw:layer="layout" svg:width="0.083cm" svg:height="0.016cm" svg:x="7.649cm" svg:y="5.51cm" svg:viewBox="0 0 84 17" draw:points="0,17 8,16 23,13 35,11 49,8 63,5 76,3 84,0">
          <text:p/>
        </draw:polyline>
        <draw:polyline draw:style-name="gr1" draw:text-style-name="P1" draw:layer="layout" svg:width="0.082cm" svg:height="0.016cm" svg:x="7.815cm" svg:y="5.48cm" svg:viewBox="0 0 83 17" draw:points="0,17 5,15 19,13 31,10 45,8 59,5 73,3 83,0">
          <text:p/>
        </draw:polyline>
        <draw:polyline draw:style-name="gr1" draw:text-style-name="P1" draw:layer="layout" svg:width="0.081cm" svg:height="0.015cm" svg:x="7.98cm" svg:y="5.449cm" svg:viewBox="0 0 82 16" draw:points="0,16 1,16 15,13 29,11 41,8 55,6 69,2 82,0">
          <text:p/>
        </draw:polyline>
        <draw:polyline draw:style-name="gr1" draw:text-style-name="P1" draw:layer="layout" svg:width="0.081cm" svg:height="0.015cm" svg:x="8.145cm" svg:y="5.418cm" svg:viewBox="0 0 82 16" draw:points="0,16 11,14 26,11 38,9 52,5 66,3 81,0 82,0">
          <text:p/>
        </draw:polyline>
        <draw:polyline draw:style-name="gr1" draw:text-style-name="P1" draw:layer="layout" svg:width="0.082cm" svg:height="0.016cm" svg:x="8.309cm" svg:y="5.386cm" svg:viewBox="0 0 83 17" draw:points="0,17 9,15 23,12 37,9 50,7 64,4 79,1 83,0">
          <text:p/>
        </draw:polyline>
        <draw:polyline draw:style-name="gr1" draw:text-style-name="P1" draw:layer="layout" svg:width="0.083cm" svg:height="0.015cm" svg:x="8.474cm" svg:y="5.355cm" svg:viewBox="0 0 84 16" draw:points="0,16 6,15 21,12 35,9 49,7 61,4 76,2 84,0">
          <text:p/>
        </draw:polyline>
        <draw:polyline draw:style-name="gr1" draw:text-style-name="P1" draw:layer="layout" svg:width="0.083cm" svg:height="0.016cm" svg:x="8.639cm" svg:y="5.324cm" svg:viewBox="0 0 84 17" draw:points="0,17 5,16 18,13 32,10 46,7 59,4 73,2 84,0">
          <text:p/>
        </draw:polyline>
        <draw:polyline draw:style-name="gr1" draw:text-style-name="P1" draw:layer="layout" svg:width="0.082cm" svg:height="0.016cm" svg:x="8.805cm" svg:y="5.292cm" svg:viewBox="0 0 83 17" draw:points="0,17 1,17 13,14 27,10 41,8 55,5 68,3 83,0">
          <text:p/>
        </draw:polyline>
        <draw:polyline draw:style-name="gr1" draw:text-style-name="P1" draw:layer="layout" svg:width="0.081cm" svg:height="0.017cm" svg:x="8.97cm" svg:y="5.26cm" svg:viewBox="0 0 82 18" draw:points="0,18 11,15 24,12 38,10 52,7 65,5 79,1 82,0">
          <text:p/>
        </draw:polyline>
        <draw:polyline draw:style-name="gr1" draw:text-style-name="P1" draw:layer="layout" svg:width="0.082cm" svg:height="0.015cm" svg:x="9.134cm" svg:y="5.229cm" svg:viewBox="0 0 83 16" draw:points="0,16 10,15 24,11 36,9 51,6 63,3 77,1 83,0">
          <text:p/>
        </draw:polyline>
        <draw:polyline draw:style-name="gr1" draw:text-style-name="P1" draw:layer="layout" svg:width="0.082cm" svg:height="0.017cm" svg:x="9.299cm" svg:y="5.197cm" svg:viewBox="0 0 83 18" draw:points="0,18 6,16 21,13 34,10 48,8 62,5 74,2 83,0">
          <text:p/>
        </draw:polyline>
        <draw:polyline draw:style-name="gr1" draw:text-style-name="P1" draw:layer="layout" svg:width="0.081cm" svg:height="0.016cm" svg:x="9.464cm" svg:y="5.165cm" svg:viewBox="0 0 82 17" draw:points="0,17 3,16 17,14 31,10 43,7 59,5 71,2 82,0">
          <text:p/>
        </draw:polyline>
        <draw:polyline draw:style-name="gr1" draw:text-style-name="P1" draw:layer="layout" svg:width="0.082cm" svg:height="0.016cm" svg:x="9.628cm" svg:y="5.133cm" svg:viewBox="0 0 83 17" draw:points="0,17 1,17 15,14 29,10 41,8 56,5 70,3 83,0">
          <text:p/>
        </draw:polyline>
        <draw:polyline draw:style-name="gr1" draw:text-style-name="P1" draw:layer="layout" svg:width="0.083cm" svg:height="0.016cm" svg:x="9.793cm" svg:y="5.101cm" svg:viewBox="0 0 84 17" draw:points="0,17 12,15 27,12 39,8 53,6 67,3 81,0 84,0">
          <text:p/>
        </draw:polyline>
        <draw:polyline draw:style-name="gr1" draw:text-style-name="P1" draw:layer="layout" svg:width="0.083cm" svg:height="0.016cm" svg:x="9.958cm" svg:y="5.069cm" svg:viewBox="0 0 84 17" draw:points="0,17 10,15 24,12 38,9 50,6 64,3 78,1 84,0">
          <text:p/>
        </draw:polyline>
        <draw:polyline draw:style-name="gr1" draw:text-style-name="P1" draw:layer="layout" svg:width="0.084cm" svg:height="0.016cm" svg:x="10.122cm" svg:y="5.036cm" svg:viewBox="0 0 85 17" draw:points="0,17 8,16 20,14 35,10 48,7 62,5 76,2 85,0">
          <text:p/>
        </draw:polyline>
        <draw:polyline draw:style-name="gr1" draw:text-style-name="P1" draw:layer="layout" svg:width="0.083cm" svg:height="0.017cm" svg:x="10.287cm" svg:y="5.004cm" svg:viewBox="0 0 84 18" draw:points="0,18 6,17 18,14 32,11 46,9 59,6 73,2 84,0">
          <text:p/>
        </draw:polyline>
        <draw:polyline draw:style-name="gr1" draw:text-style-name="P1" draw:layer="layout" svg:width="0.082cm" svg:height="0.017cm" svg:x="10.453cm" svg:y="4.972cm" svg:viewBox="0 0 83 18" draw:points="0,18 1,18 13,14 27,11 42,9 56,6 68,3 83,0">
          <text:p/>
        </draw:polyline>
        <draw:polyline draw:style-name="gr1" draw:text-style-name="P1" draw:layer="layout" svg:width="0.081cm" svg:height="0.017cm" svg:x="10.618cm" svg:y="4.939cm" svg:viewBox="0 0 82 18" draw:points="0,18 10,14 24,12 39,9 53,6 67,4 79,1 82,0">
          <text:p/>
        </draw:polyline>
        <draw:polyline draw:style-name="gr1" draw:text-style-name="P1" draw:layer="layout" svg:width="0.083cm" svg:height="0.016cm" svg:x="10.781cm" svg:y="4.907cm" svg:viewBox="0 0 84 17" draw:points="0,17 11,15 23,12 37,9 52,6 66,4 78,1 84,0">
          <text:p/>
        </draw:polyline>
        <draw:polyline draw:style-name="gr1" draw:text-style-name="P1" draw:layer="layout" svg:width="0.081cm" svg:height="0.017cm" svg:x="10.947cm" svg:y="4.874cm" svg:viewBox="0 0 82 18" draw:points="0,18 6,16 20,13 34,10 48,7 62,5 74,2 82,0">
          <text:p/>
        </draw:polyline>
        <draw:polyline draw:style-name="gr1" draw:text-style-name="P1" draw:layer="layout" svg:width="0.081cm" svg:height="0.016cm" svg:x="11.112cm" svg:y="4.842cm" svg:viewBox="0 0 82 17" draw:points="0,17 3,16 17,13 32,10 44,7 59,4 71,2 82,0">
          <text:p/>
        </draw:polyline>
        <draw:polyline draw:style-name="gr1" draw:text-style-name="P1" draw:layer="layout" svg:width="0.082cm" svg:height="0.016cm" svg:x="11.276cm" svg:y="4.809cm" svg:viewBox="0 0 83 17" draw:points="0,17 1,17 15,13 29,11 41,8 55,5 70,3 83,0">
          <text:p/>
        </draw:polyline>
        <draw:polyline draw:style-name="gr1" draw:text-style-name="P1" draw:layer="layout" svg:width="0.081cm" svg:height="0.017cm" svg:x="11.441cm" svg:y="4.776cm" svg:viewBox="0 0 82 18" draw:points="0,18 12,15 27,12 41,9 53,6 67,3 81,1 82,0">
          <text:p/>
        </draw:polyline>
        <draw:polyline draw:style-name="gr1" draw:text-style-name="P1" draw:layer="layout" svg:width="0.081cm" svg:height="0.017cm" svg:x="11.606cm" svg:y="4.743cm" svg:viewBox="0 0 82 18" draw:points="0,18 9,16 24,13 38,11 50,7 64,4 78,1 82,0">
          <text:p/>
        </draw:polyline>
        <draw:polyline draw:style-name="gr1" draw:text-style-name="P1" draw:layer="layout" svg:width="0.083cm" svg:height="0.017cm" svg:x="11.77cm" svg:y="4.71cm" svg:viewBox="0 0 84 18" draw:points="0,18 8,17 20,14 35,11 47,9 62,5 76,2 84,0">
          <text:p/>
        </draw:polyline>
        <draw:polyline draw:style-name="gr1" draw:text-style-name="P1" draw:layer="layout" svg:width="0.081cm" svg:height="0.016cm" svg:x="11.935cm" svg:y="4.678cm" svg:viewBox="0 0 82 17" draw:points="0,17 5,16 18,14 32,11 46,7 59,4 73,2 82,0">
          <text:p/>
        </draw:polyline>
        <draw:polyline draw:style-name="gr1" draw:text-style-name="P1" draw:layer="layout" svg:width="0.083cm" svg:height="0.017cm" svg:x="12.099cm" svg:y="4.645cm" svg:viewBox="0 0 84 18" draw:points="0,18 3,17 17,14 29,11 43,9 57,6 70,2 84,0">
          <text:p/>
        </draw:polyline>
        <draw:polyline draw:style-name="gr1" draw:text-style-name="P1" draw:layer="layout" svg:width="0.083cm" svg:height="0.017cm" svg:x="12.264cm" svg:y="4.612cm" svg:viewBox="0 0 84 18" draw:points="0,18 14,15 26,12 40,9 54,7 69,4 81,0 84,0">
          <text:p/>
        </draw:polyline>
        <draw:polyline draw:style-name="gr1" draw:text-style-name="P1" draw:layer="layout" svg:width="0.083cm" svg:height="0.016cm" svg:x="12.428cm" svg:y="4.579cm" svg:viewBox="0 0 84 17" draw:points="0,17 12,15 24,13 38,10 52,7 66,3 79,1 84,0">
          <text:p/>
        </draw:polyline>
        <draw:polyline draw:style-name="gr1" draw:text-style-name="P1" draw:layer="layout" svg:width="0.083cm" svg:height="0.016cm" svg:x="12.593cm" svg:y="4.546cm" svg:viewBox="0 0 84 17" draw:points="0,17 8,16 22,13 35,10 49,8 63,4 75,1 84,0">
          <text:p/>
        </draw:polyline>
        <draw:polyline draw:style-name="gr1" draw:text-style-name="P1" draw:layer="layout" svg:width="0.084cm" svg:height="0.016cm" svg:x="12.757cm" svg:y="4.513cm" svg:viewBox="0 0 85 17" draw:points="0,17 6,16 20,13 34,11 47,7 61,4 76,2 85,0">
          <text:p/>
        </draw:polyline>
        <draw:polyline draw:style-name="gr1" draw:text-style-name="P1" draw:layer="layout" svg:width="0.083cm" svg:height="0.017cm" svg:x="12.922cm" svg:y="4.479cm" svg:viewBox="0 0 84 18" draw:points="0,18 3,18 17,15 31,12 45,9 57,7 72,4 84,0">
          <text:p/>
        </draw:polyline>
        <draw:polyline draw:style-name="gr1" draw:text-style-name="P1" draw:layer="layout" svg:width="0.084cm" svg:height="0.017cm" svg:x="13.086cm" svg:y="4.447cm" svg:viewBox="0 0 85 18" draw:points="0,18 1,18 15,14 29,11 43,9 55,6 71,3 83,0 85,0">
          <text:p/>
        </draw:polyline>
        <draw:polyline draw:style-name="gr1" draw:text-style-name="P1" draw:layer="layout" svg:width="0.083cm" svg:height="0.017cm" svg:x="13.251cm" svg:y="4.413cm" svg:viewBox="0 0 84 18" draw:points="0,18 12,14 26,12 40,9 52,6 66,4 81,1 84,0">
          <text:p/>
        </draw:polyline>
        <draw:polyline draw:style-name="gr1" draw:text-style-name="P1" draw:layer="layout" svg:width="0.083cm" svg:height="0.016cm" svg:x="13.416cm" svg:y="4.38cm" svg:viewBox="0 0 84 17" draw:points="0,17 10,16 23,13 37,9 51,7 63,4 78,1 84,0">
          <text:p/>
        </draw:polyline>
        <draw:polyline draw:style-name="gr1" draw:text-style-name="P1" draw:layer="layout" svg:width="0.084cm" svg:height="0.017cm" svg:x="13.58cm" svg:y="4.347cm" svg:viewBox="0 0 85 18" draw:points="0,18 8,16 22,12 34,9 49,7 61,4 76,1 85,0">
          <text:p/>
        </draw:polyline>
        <draw:polyline draw:style-name="gr1" draw:text-style-name="P1" draw:layer="layout" svg:width="0.083cm" svg:height="0.017cm" svg:x="13.745cm" svg:y="4.313cm" svg:viewBox="0 0 84 18" draw:points="0,18 5,17 19,13 31,11 46,8 58,5 73,2 84,0">
          <text:p/>
        </draw:polyline>
        <draw:polyline draw:style-name="gr1" draw:text-style-name="P1" draw:layer="layout" svg:width="0.084cm" svg:height="0.016cm" svg:x="13.909cm" svg:y="4.28cm" svg:viewBox="0 0 85 17" draw:points="0,17 3,17 17,15 29,12 43,9 57,6 70,4 85,0">
          <text:p/>
        </draw:polyline>
        <draw:polyline draw:style-name="gr1" draw:text-style-name="P1" draw:layer="layout" svg:width="0.083cm" svg:height="0.016cm" svg:x="14.074cm" svg:y="4.247cm" svg:viewBox="0 0 84 17" draw:points="0,17 14,15 28,12 40,9 54,6 68,4 82,0 84,0">
          <text:p/>
        </draw:polyline>
        <draw:polyline draw:style-name="gr1" draw:text-style-name="P1" draw:layer="layout" svg:width="0.082cm" svg:height="0.018cm" svg:x="14.24cm" svg:y="4.213cm" svg:viewBox="0 0 83 19" draw:points="0,19 10,16 24,13 38,9 52,7 65,4 80,1 83,0">
          <text:p/>
        </draw:polyline>
        <draw:polyline draw:style-name="gr1" draw:text-style-name="P1" draw:layer="layout" svg:width="0.083cm" svg:height="0.018cm" svg:x="14.403cm" svg:y="4.179cm" svg:viewBox="0 0 84 19" draw:points="0,19 9,17 23,14 37,10 51,7 63,4 78,1 84,0">
          <text:p/>
        </draw:polyline>
        <draw:polyline draw:style-name="gr1" draw:text-style-name="P1" draw:layer="layout" svg:width="0.084cm" svg:height="0.018cm" svg:x="14.567cm" svg:y="4.145cm" svg:viewBox="0 0 85 19" draw:points="0,19 8,17 21,14 35,10 49,8 61,5 75,2 85,0">
          <text:p/>
        </draw:polyline>
        <draw:polyline draw:style-name="gr1" draw:text-style-name="P1" draw:layer="layout" svg:width="0.083cm" svg:height="0.017cm" svg:x="14.732cm" svg:y="4.112cm" svg:viewBox="0 0 84 18" draw:points="0,18 5,17 19,14 32,10 46,8 60,5 73,2 84,0">
          <text:p/>
        </draw:polyline>
        <draw:polyline draw:style-name="gr1" draw:text-style-name="P1" draw:layer="layout" svg:width="0.082cm" svg:height="0.018cm" svg:x="14.898cm" svg:y="4.078cm" svg:viewBox="0 0 83 19" draw:points="0,19 1,18 15,15 29,12 41,9 57,6 69,3 83,0">
          <text:p/>
        </draw:polyline>
        <draw:polyline draw:style-name="gr1" draw:text-style-name="P1" draw:layer="layout" svg:width="0.083cm" svg:height="0.017cm" svg:x="15.061cm" svg:y="4.045cm" svg:viewBox="0 0 84 18" draw:points="0,18 14,15 28,12 40,8 54,6 69,3 82,0 84,0">
          <text:p/>
        </draw:polyline>
        <draw:polyline draw:style-name="gr1" draw:text-style-name="P1" draw:layer="layout" svg:width="0.083cm" svg:height="0.017cm" svg:x="15.226cm" svg:y="4.011cm" svg:viewBox="0 0 84 18" draw:points="0,18 11,16 25,13 37,9 51,7 65,4 80,1 84,0">
          <text:p/>
        </draw:polyline>
        <draw:polyline draw:style-name="gr1" draw:text-style-name="P1" draw:layer="layout" svg:width="0.083cm" svg:height="0.017cm" svg:x="15.39cm" svg:y="3.978cm" svg:viewBox="0 0 84 18" draw:points="0,18 8,16 23,13 35,10 49,6 63,4 78,1 84,0">
          <text:p/>
        </draw:polyline>
        <draw:polyline draw:style-name="gr1" draw:text-style-name="P1" draw:layer="layout" svg:width="0.083cm" svg:height="0.017cm" svg:x="15.555cm" svg:y="3.944cm" svg:viewBox="0 0 84 18" draw:points="0,18 7,17 19,14 34,11 46,7 60,5 75,2 84,0">
          <text:p/>
        </draw:polyline>
        <draw:polyline draw:style-name="gr1" draw:text-style-name="P1" draw:layer="layout" svg:width="0.022cm" svg:height="0.004cm" svg:x="15.719cm" svg:y="3.923cm" svg:viewBox="0 0 23 5" draw:points="0,5 5,4 17,1 23,0">
          <text:p/>
        </draw:polyline>
        <draw:polyline draw:style-name="gr1" draw:text-style-name="P1" draw:layer="layout" svg:width="0.084cm" svg:height="0.003cm" svg:x="5.584cm" svg:y="6.341cm" svg:viewBox="0 0 85 4" draw:points="0,4 18,4 36,3 54,1 71,1 85,0">
          <text:p/>
        </draw:polyline>
        <draw:polyline draw:style-name="gr1" draw:text-style-name="P1" draw:layer="layout" svg:width="0.084cm" svg:height="0.003cm" svg:x="5.752cm" svg:y="6.335cm" svg:viewBox="0 0 85 4" draw:points="0,4 9,4 27,3 45,1 64,0 82,0 85,0">
          <text:p/>
        </draw:polyline>
        <draw:polyline draw:style-name="gr1" draw:text-style-name="P1" draw:layer="layout" svg:width="0.084cm" svg:height="0.004cm" svg:x="5.919cm" svg:y="6.327cm" svg:viewBox="0 0 85 5" draw:points="0,5 1,5 21,4 39,4 56,3 74,1 85,0">
          <text:p/>
        </draw:polyline>
        <draw:polyline draw:style-name="gr1" draw:text-style-name="P1" draw:layer="layout" svg:width="0.084cm" svg:height="0.004cm" svg:x="6.087cm" svg:y="6.32cm" svg:viewBox="0 0 85 5" draw:points="0,5 11,4 30,4 47,2 65,1 82,0 85,0">
          <text:p/>
        </draw:polyline>
        <draw:polyline draw:style-name="gr1" draw:text-style-name="P1" draw:layer="layout" svg:width="0.084cm" svg:height="0.004cm" svg:x="6.254cm" svg:y="6.312cm" svg:viewBox="0 0 85 5" draw:points="0,5 3,5 22,4 41,4 57,3 76,1 85,0">
          <text:p/>
        </draw:polyline>
        <draw:polyline draw:style-name="gr1" draw:text-style-name="P1" draw:layer="layout" svg:width="0.084cm" svg:height="0.004cm" svg:x="6.422cm" svg:y="6.305cm" svg:viewBox="0 0 85 5" draw:points="0,5 13,4 32,3 50,2 67,2 84,0 85,0">
          <text:p/>
        </draw:polyline>
        <draw:polyline draw:style-name="gr1" draw:text-style-name="P1" draw:layer="layout" svg:width="0.085cm" svg:height="0.003cm" svg:x="6.59cm" svg:y="6.297cm" svg:viewBox="0 0 86 4" draw:points="0,4 6,4 23,4 40,3 58,1 76,0 86,0">
          <text:p/>
        </draw:polyline>
        <draw:polyline draw:style-name="gr1" draw:text-style-name="P1" draw:layer="layout" svg:width="0.082cm" svg:height="0.005cm" svg:x="6.759cm" svg:y="6.288cm" svg:viewBox="0 0 83 6" draw:points="0,6 13,5 31,4 50,3 68,1 83,0">
          <text:p/>
        </draw:polyline>
        <draw:polyline draw:style-name="gr1" draw:text-style-name="P1" draw:layer="layout" svg:width="0.084cm" svg:height="0.005cm" svg:x="6.926cm" svg:y="6.28cm" svg:viewBox="0 0 85 6" draw:points="0,6 7,6 25,4 42,3 60,2 77,0 85,0">
          <text:p/>
        </draw:polyline>
        <draw:polyline draw:style-name="gr1" draw:text-style-name="P1" draw:layer="layout" svg:width="0.084cm" svg:height="0.005cm" svg:x="7.094cm" svg:y="6.271cm" svg:viewBox="0 0 85 6" draw:points="0,6 16,5 33,4 51,2 68,1 85,0">
          <text:p/>
        </draw:polyline>
        <draw:polyline draw:style-name="gr1" draw:text-style-name="P1" draw:layer="layout" svg:width="0.083cm" svg:height="0.005cm" svg:x="7.262cm" svg:y="6.262cm" svg:viewBox="0 0 84 6" draw:points="0,6 7,6 26,4 43,3 61,2 79,0 84,0">
          <text:p/>
        </draw:polyline>
        <draw:polyline draw:style-name="gr1" draw:text-style-name="P1" draw:layer="layout" svg:width="0.084cm" svg:height="0.005cm" svg:x="7.429cm" svg:y="6.253cm" svg:viewBox="0 0 85 6" draw:points="0,6 17,4 35,3 52,2 69,1 85,0">
          <text:p/>
        </draw:polyline>
        <draw:polyline draw:style-name="gr1" draw:text-style-name="P1" draw:layer="layout" svg:width="0.084cm" svg:height="0.004cm" svg:x="7.596cm" svg:y="6.244cm" svg:viewBox="0 0 85 5" draw:points="0,5 9,5 26,4 44,3 63,1 81,0 85,0">
          <text:p/>
        </draw:polyline>
        <draw:polyline draw:style-name="gr1" draw:text-style-name="P1" draw:layer="layout" svg:width="0.084cm" svg:height="0.005cm" svg:x="7.764cm" svg:y="6.234cm" svg:viewBox="0 0 85 6" draw:points="0,6 18,5 37,3 55,2 72,1 85,0">
          <text:p/>
        </draw:polyline>
        <draw:polyline draw:style-name="gr1" draw:text-style-name="P1" draw:layer="layout" svg:width="0.085cm" svg:height="0.006cm" svg:x="7.932cm" svg:y="6.225cm" svg:viewBox="0 0 86 7" draw:points="0,7 12,5 29,4 46,3 64,2 83,0 86,0">
          <text:p/>
        </draw:polyline>
        <draw:polyline draw:style-name="gr1" draw:text-style-name="P1" draw:layer="layout" svg:width="0.082cm" svg:height="0.005cm" svg:x="8.101cm" svg:y="6.215cm" svg:viewBox="0 0 83 6" draw:points="0,6 1,6 18,5 36,4 53,2 73,1 83,0">
          <text:p/>
        </draw:polyline>
        <draw:polyline draw:style-name="gr1" draw:text-style-name="P1" draw:layer="layout" svg:width="0.084cm" svg:height="0.006cm" svg:x="8.268cm" svg:y="6.205cm" svg:viewBox="0 0 85 7" draw:points="0,7 12,6 29,5 47,4 64,2 83,0 85,0">
          <text:p/>
        </draw:polyline>
        <draw:polyline draw:style-name="gr1" draw:text-style-name="P1" draw:layer="layout" svg:width="0.084cm" svg:height="0.005cm" svg:x="8.436cm" svg:y="6.195cm" svg:viewBox="0 0 85 6" draw:points="0,6 3,6 21,5 38,4 55,2 74,1 85,0">
          <text:p/>
        </draw:polyline>
        <draw:polyline draw:style-name="gr1" draw:text-style-name="P1" draw:layer="layout" svg:width="0.083cm" svg:height="0.006cm" svg:x="8.604cm" svg:y="6.185cm" svg:viewBox="0 0 84 7" draw:points="0,7 11,6 29,5 48,4 66,2 84,0">
          <text:p/>
        </draw:polyline>
        <draw:polyline draw:style-name="gr1" draw:text-style-name="P1" draw:layer="layout" svg:width="0.084cm" svg:height="0.004cm" svg:x="8.771cm" svg:y="6.176cm" svg:viewBox="0 0 85 5" draw:points="0,5 5,5 23,4 40,2 58,1 76,0 85,0">
          <text:p/>
        </draw:polyline>
        <draw:polyline draw:style-name="gr1" draw:text-style-name="P1" draw:layer="layout" svg:width="0.083cm" svg:height="0.005cm" svg:x="8.939cm" svg:y="6.165cm" svg:viewBox="0 0 84 6" draw:points="0,6 14,5 31,4 49,2 69,1 84,0">
          <text:p/>
        </draw:polyline>
        <draw:polyline draw:style-name="gr1" draw:text-style-name="P1" draw:layer="layout" svg:width="0.084cm" svg:height="0.005cm" svg:x="9.106cm" svg:y="6.155cm" svg:viewBox="0 0 85 6" draw:points="0,6 6,6 24,4 41,2 60,1 79,0 85,0">
          <text:p/>
        </draw:polyline>
        <draw:polyline draw:style-name="gr1" draw:text-style-name="P1" draw:layer="layout" svg:width="0.084cm" svg:height="0.006cm" svg:x="9.273cm" svg:y="6.144cm" svg:viewBox="0 0 85 7" draw:points="0,7 17,5 35,3 52,2 71,1 85,0">
          <text:p/>
        </draw:polyline>
        <draw:polyline draw:style-name="gr1" draw:text-style-name="P1" draw:layer="layout" svg:width="0.084cm" svg:height="0.005cm" svg:x="9.441cm" svg:y="6.134cm" svg:viewBox="0 0 85 6" draw:points="0,6 8,6 26,3 43,2 61,1 81,0 85,0">
          <text:p/>
        </draw:polyline>
        <draw:polyline draw:style-name="gr1" draw:text-style-name="P1" draw:layer="layout" svg:width="0.083cm" svg:height="0.005cm" svg:x="9.609cm" svg:y="6.123cm" svg:viewBox="0 0 84 6" draw:points="0,6 17,4 36,3 54,2 72,1 84,0">
          <text:p/>
        </draw:polyline>
        <draw:polyline draw:style-name="gr1" draw:text-style-name="P1" draw:layer="layout" svg:width="0.084cm" svg:height="0.005cm" svg:x="9.776cm" svg:y="6.113cm" svg:viewBox="0 0 85 6" draw:points="0,6 11,4 28,3 46,2 64,1 82,0 85,0">
          <text:p/>
        </draw:polyline>
        <draw:polyline draw:style-name="gr1" draw:text-style-name="P1" draw:layer="layout" svg:width="0.084cm" svg:height="0.006cm" svg:x="9.945cm" svg:y="6.101cm" svg:viewBox="0 0 85 7" draw:points="0,7 1,7 18,6 36,5 55,3 72,1 85,0">
          <text:p/>
        </draw:polyline>
        <draw:polyline draw:style-name="gr1" draw:text-style-name="P1" draw:layer="layout" svg:width="0.084cm" svg:height="0.005cm" svg:x="10.111cm" svg:y="6.09cm" svg:viewBox="0 0 85 6" draw:points="0,6 13,5 29,4 48,2 67,1 84,0 85,0">
          <text:p/>
        </draw:polyline>
        <draw:polyline draw:style-name="gr1" draw:text-style-name="P1" draw:layer="layout" svg:width="0.084cm" svg:height="0.006cm" svg:x="10.28cm" svg:y="6.078cm" svg:viewBox="0 0 85 7" draw:points="0,7 3,7 21,6 38,4 57,3 74,1 85,0">
          <text:p/>
        </draw:polyline>
        <draw:polyline draw:style-name="gr1" draw:text-style-name="P1" draw:layer="layout" svg:width="0.083cm" svg:height="0.005cm" svg:x="10.448cm" svg:y="6.068cm" svg:viewBox="0 0 84 6" draw:points="0,6 12,4 29,3 47,2 67,1 84,0">
          <text:p/>
        </draw:polyline>
        <draw:polyline draw:style-name="gr1" draw:text-style-name="P1" draw:layer="layout" svg:width="0.084cm" svg:height="0.005cm" svg:x="10.615cm" svg:y="6.057cm" svg:viewBox="0 0 85 6" draw:points="0,6 4,6 23,5 41,4 59,2 77,0 85,0">
          <text:p/>
        </draw:polyline>
        <draw:polyline draw:style-name="gr1" draw:text-style-name="P1" draw:layer="layout" svg:width="0.083cm" svg:height="0.006cm" svg:x="10.783cm" svg:y="6.045cm" svg:viewBox="0 0 84 7" draw:points="0,7 14,6 32,5 50,4 68,2 84,0">
          <text:p/>
        </draw:polyline>
        <draw:polyline draw:style-name="gr1" draw:text-style-name="P1" draw:layer="layout" svg:width="0.084cm" svg:height="0.005cm" svg:x="10.95cm" svg:y="6.035cm" svg:viewBox="0 0 85 6" draw:points="0,6 6,5 24,4 41,2 60,1 79,0 85,0">
          <text:p/>
        </draw:polyline>
        <draw:polyline draw:style-name="gr1" draw:text-style-name="P1" draw:layer="layout" svg:width="0.083cm" svg:height="0.006cm" svg:x="11.118cm" svg:y="6.023cm" svg:viewBox="0 0 84 7" draw:points="0,7 15,6 34,3 53,2 70,1 84,0">
          <text:p/>
        </draw:polyline>
        <draw:polyline draw:style-name="gr1" draw:text-style-name="P1" draw:layer="layout" svg:width="0.084cm" svg:height="0.005cm" svg:x="11.285cm" svg:y="6.012cm" svg:viewBox="0 0 85 6" draw:points="0,6 9,6 26,5 43,3 62,2 80,0 85,0">
          <text:p/>
        </draw:polyline>
        <draw:polyline draw:style-name="gr1" draw:text-style-name="P1" draw:layer="layout" svg:width="0.083cm" svg:height="0.006cm" svg:x="11.453cm" svg:y="6cm" svg:viewBox="0 0 84 7" draw:points="0,7 17,6 35,5 55,2 72,1 84,0">
          <text:p/>
        </draw:polyline>
        <draw:polyline draw:style-name="gr1" draw:text-style-name="P1" draw:layer="layout" svg:width="0.084cm" svg:height="0.006cm" svg:x="11.62cm" svg:y="5.989cm" svg:viewBox="0 0 85 7" draw:points="0,7 11,6 29,5 47,2 65,1 82,0 85,0">
          <text:p/>
        </draw:polyline>
        <draw:polyline draw:style-name="gr1" draw:text-style-name="P1" draw:layer="layout" svg:width="0.084cm" svg:height="0.007cm" svg:x="11.787cm" svg:y="5.977cm" svg:viewBox="0 0 85 8" draw:points="0,8 3,8 21,6 38,5 57,3 74,2 85,0">
          <text:p/>
        </draw:polyline>
        <draw:polyline draw:style-name="gr1" draw:text-style-name="P1" draw:layer="layout" svg:width="0.084cm" svg:height="0.006cm" svg:x="11.955cm" svg:y="5.966cm" svg:viewBox="0 0 85 7" draw:points="0,7 12,6 29,5 49,3 67,1 85,0">
          <text:p/>
        </draw:polyline>
        <draw:polyline draw:style-name="gr1" draw:text-style-name="P1" draw:layer="layout" svg:width="0.084cm" svg:height="0.006cm" svg:x="12.122cm" svg:y="5.954cm" svg:viewBox="0 0 85 7" draw:points="0,7 4,7 23,6 42,3 59,2 76,1 85,0">
          <text:p/>
        </draw:polyline>
        <draw:polyline draw:style-name="gr1" draw:text-style-name="P1" draw:layer="layout" svg:width="0.084cm" svg:height="0.006cm" svg:x="12.29cm" svg:y="5.943cm" svg:viewBox="0 0 85 7" draw:points="0,7 14,4 31,3 50,2 69,1 85,0">
          <text:p/>
        </draw:polyline>
        <draw:polyline draw:style-name="gr1" draw:text-style-name="P1" draw:layer="layout" svg:width="0.084cm" svg:height="0.006cm" svg:x="12.457cm" svg:y="5.931cm" svg:viewBox="0 0 85 7" draw:points="0,7 6,6 24,5 44,4 61,3 79,0 85,0">
          <text:p/>
        </draw:polyline>
        <draw:polyline draw:style-name="gr1" draw:text-style-name="P1" draw:layer="layout" svg:width="0.084cm" svg:height="0.006cm" svg:x="12.625cm" svg:y="5.919cm" svg:viewBox="0 0 85 7" draw:points="0,7 17,6 35,5 52,2 70,1 85,0">
          <text:p/>
        </draw:polyline>
        <draw:polyline draw:style-name="gr1" draw:text-style-name="P1" draw:layer="layout" svg:width="0.084cm" svg:height="0.005cm" svg:x="12.792cm" svg:y="5.908cm" svg:viewBox="0 0 85 6" draw:points="0,6 9,6 26,3 45,2 64,1 82,0 85,0">
          <text:p/>
        </draw:polyline>
        <draw:polyline draw:style-name="gr1" draw:text-style-name="P1" draw:layer="layout" svg:width="0.085cm" svg:height="0.006cm" svg:x="12.96cm" svg:y="5.895cm" svg:viewBox="0 0 86 7" draw:points="0,7 2,7 20,6 38,5 55,4 73,1 86,0">
          <text:p/>
        </draw:polyline>
        <draw:polyline draw:style-name="gr1" draw:text-style-name="P1" draw:layer="layout" svg:width="0.082cm" svg:height="0.006cm" svg:x="13.129cm" svg:y="5.884cm" svg:viewBox="0 0 83 7" draw:points="0,7 9,6 27,5 45,2 63,1 82,0 83,0">
          <text:p/>
        </draw:polyline>
        <draw:polyline draw:style-name="gr1" draw:text-style-name="P1" draw:layer="layout" svg:width="0.085cm" svg:height="0.007cm" svg:x="13.295cm" svg:y="5.872cm" svg:viewBox="0 0 86 8" draw:points="0,8 4,8 21,5 40,4 58,3 75,2 86,0">
          <text:p/>
        </draw:polyline>
        <draw:polyline draw:style-name="gr1" draw:text-style-name="P1" draw:layer="layout" svg:width="0.082cm" svg:height="0.006cm" svg:x="13.464cm" svg:y="5.86cm" svg:viewBox="0 0 83 7" draw:points="0,7 12,6 30,5 48,2 65,1 83,0">
          <text:p/>
        </draw:polyline>
        <draw:polyline draw:style-name="gr1" draw:text-style-name="P1" draw:layer="layout" svg:width="0.084cm" svg:height="0.006cm" svg:x="13.631cm" svg:y="5.848cm" svg:viewBox="0 0 85 7" draw:points="0,7 4,7 21,4 40,3 59,2 76,0 85,0">
          <text:p/>
        </draw:polyline>
        <draw:polyline draw:style-name="gr1" draw:text-style-name="P1" draw:layer="layout" svg:width="0.083cm" svg:height="0.006cm" svg:x="13.799cm" svg:y="5.836cm" svg:viewBox="0 0 84 7" draw:points="0,7 14,6 33,5 50,3 68,1 84,0">
          <text:p/>
        </draw:polyline>
        <draw:polyline draw:style-name="gr1" draw:text-style-name="P1" draw:layer="layout" svg:width="0.084cm" svg:height="0.006cm" svg:x="13.966cm" svg:y="5.824cm" svg:viewBox="0 0 85 7" draw:points="0,7 6,6 25,5 42,3 60,2 77,0 85,0">
          <text:p/>
        </draw:polyline>
        <draw:polyline draw:style-name="gr1" draw:text-style-name="P1" draw:layer="layout" svg:width="0.083cm" svg:height="0.007cm" svg:x="14.134cm" svg:y="5.811cm" svg:viewBox="0 0 84 8" draw:points="0,8 15,7 33,5 51,4 70,2 84,0">
          <text:p/>
        </draw:polyline>
        <draw:polyline draw:style-name="gr1" draw:text-style-name="P1" draw:layer="layout" svg:width="0.084cm" svg:height="0.005cm" svg:x="14.301cm" svg:y="5.8cm" svg:viewBox="0 0 85 6" draw:points="0,6 7,6 27,5 45,2 62,1 79,0 85,0">
          <text:p/>
        </draw:polyline>
        <draw:polyline draw:style-name="gr1" draw:text-style-name="P1" draw:layer="layout" svg:width="0.083cm" svg:height="0.007cm" svg:x="14.469cm" svg:y="5.787cm" svg:viewBox="0 0 84 8" draw:points="0,8 18,6 35,5 53,4 71,2 84,0">
          <text:p/>
        </draw:polyline>
        <draw:polyline draw:style-name="gr1" draw:text-style-name="P1" draw:layer="layout" svg:width="0.084cm" svg:height="0.007cm" svg:x="14.636cm" svg:y="5.775cm" svg:viewBox="0 0 85 8" draw:points="0,8 9,7 28,4 47,3 64,2 82,0 85,0">
          <text:p/>
        </draw:polyline>
        <draw:polyline draw:style-name="gr1" draw:text-style-name="P1" draw:layer="layout" svg:width="0.083cm" svg:height="0.006cm" svg:x="14.804cm" svg:y="5.763cm" svg:viewBox="0 0 84 7" draw:points="0,7 2,7 21,6 38,3 56,2 73,1 84,0">
          <text:p/>
        </draw:polyline>
        <draw:polyline draw:style-name="gr1" draw:text-style-name="P1" draw:layer="layout" svg:width="0.084cm" svg:height="0.006cm" svg:x="14.971cm" svg:y="5.751cm" svg:viewBox="0 0 85 7" draw:points="0,7 13,5 30,4 48,2 65,1 84,0 85,0">
          <text:p/>
        </draw:polyline>
        <draw:polyline draw:style-name="gr1" draw:text-style-name="P1" draw:layer="layout" svg:width="0.084cm" svg:height="0.005cm" svg:x="15.138cm" svg:y="5.739cm" svg:viewBox="0 0 85 6" draw:points="0,6 4,6 22,5 41,3 59,1 77,0 85,0">
          <text:p/>
        </draw:polyline>
        <draw:polyline draw:style-name="gr1" draw:text-style-name="P1" draw:layer="layout" svg:width="0.084cm" svg:height="0.008cm" svg:x="15.306cm" svg:y="5.726cm" svg:viewBox="0 0 85 9" draw:points="0,9 15,6 33,5 50,4 67,2 85,0">
          <text:p/>
        </draw:polyline>
        <draw:polyline draw:style-name="gr1" draw:text-style-name="P1" draw:layer="layout" svg:width="0.084cm" svg:height="0.006cm" svg:x="15.473cm" svg:y="5.714cm" svg:viewBox="0 0 85 7" draw:points="0,7 6,6 24,5 42,3 61,2 79,0 85,0">
          <text:p/>
        </draw:polyline>
        <draw:polyline draw:style-name="gr1" draw:text-style-name="P1" draw:layer="layout" svg:width="0.083cm" svg:height="0.007cm" svg:x="15.641cm" svg:y="5.701cm" svg:viewBox="0 0 84 8" draw:points="0,8 16,6 35,5 52,4 70,2 84,0">
          <text:p/>
        </draw:polyline>
        <draw:polyline draw:style-name="gr1" draw:text-style-name="P1" draw:layer="layout" svg:width="0.084cm" svg:height="0.006cm" svg:x="6.861cm" svg:y="6.829cm" svg:viewBox="0 0 85 7" draw:points="0,0 25,2 48,5 73,6 85,7">
          <text:p/>
        </draw:polyline>
        <draw:polyline draw:style-name="gr1" draw:text-style-name="P1" draw:layer="layout" svg:width="0.082cm" svg:height="0.006cm" svg:x="7.03cm" svg:y="6.84cm" svg:viewBox="0 0 83 7" draw:points="0,0 21,2 44,4 69,6 83,7">
          <text:p/>
        </draw:polyline>
        <draw:polyline draw:style-name="gr1" draw:text-style-name="P1" draw:layer="layout" svg:width="0.085cm" svg:height="0.006cm" svg:x="7.196cm" svg:y="6.851cm" svg:viewBox="0 0 86 7" draw:points="0,0 22,3 45,4 68,6 86,7">
          <text:p/>
        </draw:polyline>
        <draw:polyline draw:style-name="gr1" draw:text-style-name="P1" draw:layer="layout" svg:width="0.084cm" svg:height="0.007cm" svg:x="7.365cm" svg:y="6.862cm" svg:viewBox="0 0 85 8" draw:points="0,0 18,2 41,4 67,5 85,8">
          <text:p/>
        </draw:polyline>
        <draw:polyline draw:style-name="gr1" draw:text-style-name="P1" draw:layer="layout" svg:width="0.084cm" svg:height="0.007cm" svg:x="7.532cm" svg:y="6.872cm" svg:viewBox="0 0 85 8" draw:points="0,0 16,2 39,4 65,5 85,8">
          <text:p/>
        </draw:polyline>
        <draw:polyline draw:style-name="gr1" draw:text-style-name="P1" draw:layer="layout" svg:width="0.084cm" svg:height="0.005cm" svg:x="7.7cm" svg:y="6.883cm" svg:viewBox="0 0 85 6" draw:points="0,0 14,1 38,2 62,5 85,6">
          <text:p/>
        </draw:polyline>
        <draw:polyline draw:style-name="gr1" draw:text-style-name="P1" draw:layer="layout" svg:width="0.083cm" svg:height="0.006cm" svg:x="7.868cm" svg:y="6.893cm" svg:viewBox="0 0 84 7" draw:points="0,0 11,1 34,2 58,4 84,7">
          <text:p/>
        </draw:polyline>
        <draw:polyline draw:style-name="gr1" draw:text-style-name="P1" draw:layer="layout" svg:width="0.084cm" svg:height="0.005cm" svg:x="8.035cm" svg:y="6.904cm" svg:viewBox="0 0 85 6" draw:points="0,0 9,1 34,2 59,3 82,6 85,6">
          <text:p/>
        </draw:polyline>
        <draw:polyline draw:style-name="gr1" draw:text-style-name="P1" draw:layer="layout" svg:width="0.083cm" svg:height="0.005cm" svg:x="8.203cm" svg:y="6.914cm" svg:viewBox="0 0 84 6" draw:points="0,0 8,0 31,2 54,3 79,6 84,6">
          <text:p/>
        </draw:polyline>
        <draw:polyline draw:style-name="gr1" draw:text-style-name="P1" draw:layer="layout" svg:width="0.084cm" svg:height="0.005cm" svg:x="8.37cm" svg:y="6.924cm" svg:viewBox="0 0 85 6" draw:points="0,0 6,0 29,1 52,3 78,5 85,6">
          <text:p/>
        </draw:polyline>
        <draw:polyline draw:style-name="gr1" draw:text-style-name="P1" draw:layer="layout" svg:width="0.052cm" svg:height="0.004cm" svg:x="8.537cm" svg:y="6.934cm" svg:viewBox="0 0 53 5" draw:points="0,0 4,0 28,2 53,5">
          <text:p/>
        </draw:polyline>
        <draw:frame draw:style-name="gr2" draw:text-style-name="P3" draw:layer="layout" svg:width="0.315cm" svg:height="0.285cm" svg:x="1.965cm" svg:y="0.461cm">
          <draw:text-box>
            <text:p text:style-name="P2"><text:span text:style-name="T1">18</text:span></text:p>
          </draw:text-box>
        </draw:frame>
        <draw:frame draw:style-name="gr2" draw:text-style-name="P3" draw:layer="layout" svg:width="0.315cm" svg:height="0.285cm" svg:x="1.591cm" svg:y="0.461cm">
          <draw:text-box>
            <text:p text:style-name="P2"><text:span text:style-name="T1">20</text:span></text:p>
          </draw:text-box>
        </draw:frame>
        <draw:frame draw:style-name="gr5" draw:text-style-name="P5" draw:layer="layout" svg:width="1.382cm" svg:height="0.365cm" svg:x="14.079cm" svg:y="1.958cm">
          <draw:text-box>
            <text:p text:style-name="P2"><text:span text:style-name="T3">100 TeV</text:span></text:p>
          </draw:text-box>
        </draw:frame>
        <draw:frame draw:style-name="gr5" draw:text-style-name="P5" draw:layer="layout" svg:width="1.179cm" svg:height="0.365cm" svg:x="13.194cm" svg:y="2.977cm">
          <draw:text-box>
            <text:p text:style-name="P2"><text:span text:style-name="T3">10 TeV</text:span></text:p>
          </draw:text-box>
        </draw:frame>
        <draw:frame draw:style-name="gr5" draw:text-style-name="P5" draw:layer="layout" svg:width="0.976cm" svg:height="0.365cm" svg:x="10.731cm" svg:y="3.667cm">
          <draw:text-box>
            <text:p text:style-name="P2"><text:span text:style-name="T3">1 TeV</text:span></text:p>
          </draw:text-box>
        </draw:frame>
        <draw:frame draw:style-name="gr5" draw:text-style-name="P5" draw:layer="layout" svg:width="1.441cm" svg:height="0.365cm" svg:x="9.296cm" svg:y="4.476cm">
          <draw:text-box>
            <text:p text:style-name="P2"><text:span text:style-name="T3">100 GeV</text:span></text:p>
          </draw:text-box>
        </draw:frame>
        <draw:frame draw:style-name="gr5" draw:text-style-name="P5" draw:layer="layout" svg:width="1.238cm" svg:height="0.365cm" svg:x="7.003cm" svg:y="5.118cm">
          <draw:text-box>
            <text:p text:style-name="P2"><text:span text:style-name="T3">10 GeV</text:span></text:p>
          </draw:text-box>
        </draw:frame>
        <draw:frame draw:style-name="gr5" draw:text-style-name="P5" draw:layer="layout" svg:width="1.035cm" svg:height="0.365cm" svg:x="4.752cm" svg:y="5.736cm">
          <draw:text-box>
            <text:p text:style-name="P2"><text:span text:style-name="T3">1 GeV</text:span></text:p>
          </draw:text-box>
        </draw:frame>
        <draw:frame draw:style-name="gr5" draw:text-style-name="P5" draw:layer="layout" svg:width="0.362cm" svg:height="0.365cm" draw:transform="rotate (0.652753140245879) translate (6.668cm 2.95cm)">
          <draw:text-box>
            <text:p text:style-name="P2"><text:span text:style-name="T4">s</text:span></text:p>
          </draw:text-box>
        </draw:frame>
        <draw:frame draw:style-name="gr5" draw:text-style-name="P5" draw:layer="layout" svg:width="0.362cm" svg:height="0.365cm" draw:transform="rotate (0.652753140245879) translate (6.774cm 2.869cm)">
          <draw:text-box>
            <text:p text:style-name="P2"><text:span text:style-name="T4">=</text:span></text:p>
          </draw:text-box>
        </draw:frame>
        <draw:frame draw:style-name="gr5" draw:text-style-name="P5" draw:layer="layout" svg:width="0.362cm" svg:height="0.365cm" draw:transform="rotate (0.652753140245879) translate (6.972cm 2.717cm)">
          <draw:text-box>
            <text:p text:style-name="P2"><text:span text:style-name="T4">1</text:span></text:p>
          </draw:text-box>
        </draw:frame>
        <draw:frame draw:style-name="gr5" draw:text-style-name="P5" draw:layer="layout" svg:width="0.362cm" svg:height="0.365cm" draw:transform="rotate (0.535816080362259) translate (8.192cm 3.135cm)">
          <draw:text-box>
            <text:p text:style-name="P2"><text:span text:style-name="T4">s</text:span></text:p>
          </draw:text-box>
        </draw:frame>
        <draw:frame draw:style-name="gr5" draw:text-style-name="P5" draw:layer="layout" svg:width="0.362cm" svg:height="0.365cm" draw:transform="rotate (0.535816080362259) translate (8.311cm 3.064cm)">
          <draw:text-box>
            <text:p text:style-name="P2"><text:span text:style-name="T4">=</text:span></text:p>
          </draw:text-box>
        </draw:frame>
        <draw:frame draw:style-name="gr5" draw:text-style-name="P5" draw:layer="layout" svg:width="0.362cm" svg:height="0.365cm" draw:transform="rotate (0.535816080362259) translate (8.52cm 2.941cm)">
          <draw:text-box>
            <text:p text:style-name="P2"><text:span text:style-name="T4">1</text:span></text:p>
          </draw:text-box>
        </draw:frame>
        <draw:frame draw:style-name="gr5" draw:text-style-name="P5" draw:layer="layout" svg:width="0.362cm" svg:height="0.365cm" draw:transform="rotate (0.535816080362259) translate (8.678cm 2.846cm)">
          <draw:text-box>
            <text:p text:style-name="P2"><text:span text:style-name="T4">.</text:span></text:p>
          </draw:text-box>
        </draw:frame>
        <draw:frame draw:style-name="gr5" draw:text-style-name="P5" draw:layer="layout" svg:width="0.362cm" svg:height="0.365cm" draw:transform="rotate (0.535816080362259) translate (8.756cm 2.8cm)">
          <draw:text-box>
            <text:p text:style-name="P2"><text:span text:style-name="T4">2</text:span></text:p>
          </draw:text-box>
        </draw:frame>
        <draw:frame draw:style-name="gr5" draw:text-style-name="P5" draw:layer="layout" svg:width="0.362cm" svg:height="0.365cm" draw:transform="rotate (0.343829862642883) translate (10.446cm 3.422cm)">
          <draw:text-box>
            <text:p text:style-name="P2"><text:span text:style-name="T4">s</text:span></text:p>
          </draw:text-box>
        </draw:frame>
        <draw:frame draw:style-name="gr5" draw:text-style-name="P5" draw:layer="layout" svg:width="0.362cm" svg:height="0.365cm" draw:transform="rotate (0.343829862642883) translate (10.573cm 3.376cm)">
          <draw:text-box>
            <text:p text:style-name="P2"><text:span text:style-name="T4">=</text:span></text:p>
          </draw:text-box>
        </draw:frame>
        <draw:frame draw:style-name="gr5" draw:text-style-name="P5" draw:layer="layout" svg:width="0.362cm" svg:height="0.365cm" draw:transform="rotate (0.343829862642883) translate (10.806cm 3.295cm)">
          <draw:text-box>
            <text:p text:style-name="P2"><text:span text:style-name="T4">1</text:span></text:p>
          </draw:text-box>
        </draw:frame>
        <draw:frame draw:style-name="gr5" draw:text-style-name="P5" draw:layer="layout" svg:width="0.362cm" svg:height="0.365cm" draw:transform="rotate (0.343829862642883) translate (10.976cm 3.235cm)">
          <draw:text-box>
            <text:p text:style-name="P2"><text:span text:style-name="T4">.</text:span></text:p>
          </draw:text-box>
        </draw:frame>
        <draw:frame draw:style-name="gr5" draw:text-style-name="P5" draw:layer="layout" svg:width="0.362cm" svg:height="0.365cm" draw:transform="rotate (0.343829862642883) translate (11.067cm 3.2cm)">
          <draw:text-box>
            <text:p text:style-name="P2"><text:span text:style-name="T4">4</text:span></text:p>
          </draw:text-box>
        </draw:frame>
        <draw:frame draw:style-name="gr5" draw:text-style-name="P5" draw:layer="layout" svg:width="0.362cm" svg:height="0.365cm" draw:transform="rotate (0.16929693744345) translate (13.018cm 4.067cm)">
          <draw:text-box>
            <text:p text:style-name="P2"><text:span text:style-name="T4">s</text:span></text:p>
          </draw:text-box>
        </draw:frame>
        <draw:frame draw:style-name="gr5" draw:text-style-name="P5" draw:layer="layout" svg:width="0.362cm" svg:height="0.365cm" draw:transform="rotate (0.16929693744345) translate (13.155cm 4.046cm)">
          <draw:text-box>
            <text:p text:style-name="P2"><text:span text:style-name="T4">=</text:span></text:p>
          </draw:text-box>
        </draw:frame>
        <draw:frame draw:style-name="gr5" draw:text-style-name="P5" draw:layer="layout" svg:width="0.362cm" svg:height="0.365cm" draw:transform="rotate (0.16929693744345) translate (13.395cm 4.003cm)">
          <draw:text-box>
            <text:p text:style-name="P2"><text:span text:style-name="T4">1</text:span></text:p>
          </draw:text-box>
        </draw:frame>
        <draw:frame draw:style-name="gr5" draw:text-style-name="P5" draw:layer="layout" svg:width="0.362cm" svg:height="0.365cm" draw:transform="rotate (0.16929693744345) translate (13.575cm 3.972cm)">
          <draw:text-box>
            <text:p text:style-name="P2"><text:span text:style-name="T4">.</text:span></text:p>
          </draw:text-box>
        </draw:frame>
        <draw:frame draw:style-name="gr5" draw:text-style-name="P5" draw:layer="layout" svg:width="0.362cm" svg:height="0.365cm" draw:transform="rotate (0.16929693744345) translate (13.667cm 3.958cm)">
          <draw:text-box>
            <text:p text:style-name="P2"><text:span text:style-name="T4">6</text:span></text:p>
          </draw:text-box>
        </draw:frame>
        <draw:frame draw:style-name="gr5" draw:text-style-name="P5" draw:layer="layout" svg:width="0.362cm" svg:height="0.365cm" draw:transform="rotate (0.0698131700797732) translate (13.727cm 5.514cm)">
          <draw:text-box>
            <text:p text:style-name="P2"><text:span text:style-name="T4">s</text:span></text:p>
          </draw:text-box>
        </draw:frame>
        <draw:frame draw:style-name="gr5" draw:text-style-name="P5" draw:layer="layout" svg:width="0.362cm" svg:height="0.365cm" draw:transform="rotate (0.0698131700797732) translate (13.865cm 5.507cm)">
          <draw:text-box>
            <text:p text:style-name="P2"><text:span text:style-name="T4">=</text:span></text:p>
          </draw:text-box>
        </draw:frame>
        <draw:frame draw:style-name="gr5" draw:text-style-name="P5" draw:layer="layout" svg:width="0.362cm" svg:height="0.365cm" draw:transform="rotate (0.0698131700797732) translate (14.108cm 5.489cm)">
          <draw:text-box>
            <text:p text:style-name="P2"><text:span text:style-name="T4">1</text:span></text:p>
          </draw:text-box>
        </draw:frame>
        <draw:frame draw:style-name="gr5" draw:text-style-name="P5" draw:layer="layout" svg:width="0.362cm" svg:height="0.365cm" draw:transform="rotate (0.0698131700797732) translate (14.292cm 5.475cm)">
          <draw:text-box>
            <text:p text:style-name="P2"><text:span text:style-name="T4">.</text:span></text:p>
          </draw:text-box>
        </draw:frame>
        <draw:frame draw:style-name="gr5" draw:text-style-name="P5" draw:layer="layout" svg:width="0.362cm" svg:height="0.365cm" draw:transform="rotate (0.0698131700797732) translate (14.383cm 5.468cm)">
          <draw:text-box>
            <text:p text:style-name="P2"><text:span text:style-name="T4">8</text:span></text:p>
          </draw:text-box>
        </draw:frame>
        <draw:frame draw:style-name="gr5" draw:text-style-name="P5" draw:layer="layout" svg:width="0.362cm" svg:height="0.365cm" draw:transform="rotate (0.771435529381494) translate (5.066cm 3.184cm)">
          <draw:text-box>
            <text:p text:style-name="P2"><text:span text:style-name="T4">s</text:span></text:p>
          </draw:text-box>
        </draw:frame>
        <draw:frame draw:style-name="gr5" draw:text-style-name="P5" draw:layer="layout" svg:width="0.362cm" svg:height="0.365cm" draw:transform="rotate (0.771435529381494) translate (5.161cm 3.089cm)">
          <draw:text-box>
            <text:p text:style-name="P2"><text:span text:style-name="T4">=</text:span></text:p>
          </draw:text-box>
        </draw:frame>
        <draw:frame draw:style-name="gr5" draw:text-style-name="P5" draw:layer="layout" svg:width="0.362cm" svg:height="0.365cm" draw:transform="rotate (0.771435529381494) translate (5.341cm 2.919cm)">
          <draw:text-box>
            <text:p text:style-name="P2"><text:span text:style-name="T4">0</text:span></text:p>
          </draw:text-box>
        </draw:frame>
        <draw:frame draw:style-name="gr5" draw:text-style-name="P5" draw:layer="layout" svg:width="0.362cm" svg:height="0.365cm" draw:transform="rotate (0.771435529381494) translate (5.471cm 2.789cm)">
          <draw:text-box>
            <text:p text:style-name="P2"><text:span text:style-name="T4">.</text:span></text:p>
          </draw:text-box>
        </draw:frame>
        <draw:frame draw:style-name="gr5" draw:text-style-name="P5" draw:layer="layout" svg:width="0.362cm" svg:height="0.365cm" draw:transform="rotate (0.771435529381494) translate (5.538cm 2.725cm)">
          <draw:text-box>
            <text:p text:style-name="P2"><text:span text:style-name="T4">8</text:span></text:p>
          </draw:text-box>
        </draw:frame>
        <draw:frame draw:style-name="gr5" draw:text-style-name="P5" draw:layer="layout" svg:width="0.362cm" svg:height="0.365cm" draw:transform="rotate (0.926769832808989) translate (4.127cm 3.319cm)">
          <draw:text-box>
            <text:p text:style-name="P2"><text:span text:style-name="T4">s</text:span></text:p>
          </draw:text-box>
        </draw:frame>
        <draw:frame draw:style-name="gr5" draw:text-style-name="P5" draw:layer="layout" svg:width="0.362cm" svg:height="0.365cm" draw:transform="rotate (0.926769832808989) translate (4.212cm 3.209cm)">
          <draw:text-box>
            <text:p text:style-name="P2"><text:span text:style-name="T4">=</text:span></text:p>
          </draw:text-box>
        </draw:frame>
        <draw:frame draw:style-name="gr5" draw:text-style-name="P5" draw:layer="layout" svg:width="0.362cm" svg:height="0.365cm" draw:transform="rotate (0.926769832808989) translate (4.356cm 3.012cm)">
          <draw:text-box>
            <text:p text:style-name="P2"><text:span text:style-name="T4">0</text:span></text:p>
          </draw:text-box>
        </draw:frame>
        <draw:frame draw:style-name="gr5" draw:text-style-name="P5" draw:layer="layout" svg:width="0.362cm" svg:height="0.365cm" draw:transform="rotate (0.926769832808989) translate (4.466cm 2.867cm)">
          <draw:text-box>
            <text:p text:style-name="P2"><text:span text:style-name="T4">.</text:span></text:p>
          </draw:text-box>
        </draw:frame>
        <draw:frame draw:style-name="gr5" draw:text-style-name="P5" draw:layer="layout" svg:width="0.362cm" svg:height="0.365cm" draw:transform="rotate (0.926769832808989) translate (4.522cm 2.793cm)">
          <draw:text-box>
            <text:p text:style-name="P2"><text:span text:style-name="T4">6</text:span></text:p>
          </draw:text-box>
        </draw:frame>
        <draw:frame draw:style-name="gr5" draw:text-style-name="P5" draw:layer="layout" svg:width="0.362cm" svg:height="0.365cm" draw:transform="rotate (1.09955742875643) translate (2.968cm 4.198cm)">
          <draw:text-box>
            <text:p text:style-name="P2"><text:span text:style-name="T4">s</text:span></text:p>
          </draw:text-box>
        </draw:frame>
        <draw:frame draw:style-name="gr5" draw:text-style-name="P5" draw:layer="layout" svg:width="0.362cm" svg:height="0.365cm" draw:transform="rotate (1.09955742875643) translate (3.028cm 4.078cm)">
          <draw:text-box>
            <text:p text:style-name="P2"><text:span text:style-name="T4">=</text:span></text:p>
          </draw:text-box>
        </draw:frame>
        <draw:frame draw:style-name="gr5" draw:text-style-name="P5" draw:layer="layout" svg:width="0.362cm" svg:height="0.365cm" draw:transform="rotate (1.09955742875643) translate (3.141cm 3.856cm)">
          <draw:text-box>
            <text:p text:style-name="P2"><text:span text:style-name="T4">0.</text:span></text:p>
          </draw:text-box>
        </draw:frame>
        <draw:frame draw:style-name="gr5" draw:text-style-name="P5" draw:layer="layout" svg:width="0.362cm" svg:height="0.365cm" draw:transform="rotate (1.09955742875643) translate (3.264cm 3.612cm)">
          <draw:text-box>
            <text:p text:style-name="P2"><text:span text:style-name="T4">4</text:span></text:p>
          </draw:text-box>
        </draw:frame>
        <draw:line draw:style-name="gr6" draw:text-style-name="P6" draw:layer="layout" svg:x1="12.09cm" svg:y1="0.813cm" svg:x2="12.09cm" svg:y2="6.934cm">
          <text:p/>
        </draw:line>
        <draw:frame draw:style-name="gr7" draw:text-style-name="P8" draw:layer="layout" svg:width="3.556cm" svg:height="0.762cm" svg:x="12.192cm" svg:y="1.089cm">
          <draw:text-box>
            <text:p text:style-name="P7">Roque de los Muchachos (La Palma)</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imbusRoman1" svg:font-family="NimbusRoman"/>
    <style:font-face style:name="NimbusSans1" svg:font-family="NimbusSans"/>
    <style:font-face style:name="DejaVu Sans2" svg:font-family="'DejaVu Sans'" style:font-pitch="variable"/>
    <style:font-face style:name="Liberation Serif1" svg:font-family="'Liberation Serif'" style:font-pitch="variable"/>
    <style:font-face style:name="NimbusRoman" svg:font-family="NimbusRoman" style:font-pitch="variable"/>
    <style:font-face style:name="NimbusSans" svg:font-family="Nimbus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6.764cm" fo:page-height="8.02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3-05-28T18:23:43.712986189</dc:date>
    <meta:editing-duration>PT14S</meta:editing-duration>
    <meta:editing-cycles>1</meta:editing-cycles>
    <meta:document-statistic meta:object-count="645"/>
    <meta:generator>LibreOffice/6.4.7.2$Linux_X86_64 LibreOffice_project/40$Build-2</meta:generator>
  </office:meta>
</office:document-meta>
</file>